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3.4866in" svg:height="4.7476in" svg:x="4.6638in" svg:y="0.4185in">
            <draw:object draw:notify-on-update-of-ranges="Sheet1.A1:Sheet1.A7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3744in" svg:height="3.7744in" svg:x="5.2819in" svg:y="5.1492in">
            <draw:object draw:notify-on-update-of-ranges="Sheet1.B2:Sheet1.B7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97.307551026351" calcext:value-type="float">
            <text:p>597.3075510264</text:p>
          </table:table-cell>
          <table:table-cell/>
        </table:table-row>
        <table:table-row table:style-name="ro1">
          <table:table-cell office:value-type="float" office:value="598.848494731305" calcext:value-type="float">
            <text:p>598.8484947313</text:p>
          </table:table-cell>
          <table:table-cell table:formula="of:=([.A1]+[.A2])/2" office:value-type="float" office:value="598.078022878828" calcext:value-type="float">
            <text:p>598.0780228788</text:p>
          </table:table-cell>
        </table:table-row>
        <table:table-row table:style-name="ro1">
          <table:table-cell office:value-type="float" office:value="598.848494731305" calcext:value-type="float">
            <text:p>598.8484947313</text:p>
          </table:table-cell>
          <table:table-cell table:formula="of:=([.A2]+[.A3])/2" office:value-type="float" office:value="598.848494731305" calcext:value-type="float">
            <text:p>598.8484947313</text:p>
          </table:table-cell>
        </table:table-row>
        <table:table-row table:style-name="ro1">
          <table:table-cell office:value-type="float" office:value="598.908106833945" calcext:value-type="float">
            <text:p>598.9081068339</text:p>
          </table:table-cell>
          <table:table-cell table:formula="of:=([.A3]+[.A4])/2" office:value-type="float" office:value="598.878300782625" calcext:value-type="float">
            <text:p>598.8783007826</text:p>
          </table:table-cell>
        </table:table-row>
        <table:table-row table:style-name="ro1">
          <table:table-cell office:value-type="float" office:value="600.021086143683" calcext:value-type="float">
            <text:p>600.0210861437</text:p>
          </table:table-cell>
          <table:table-cell table:formula="of:=([.A4]+[.A5])/2" office:value-type="float" office:value="599.464596488814" calcext:value-type="float">
            <text:p>599.4645964888</text:p>
          </table:table-cell>
        </table:table-row>
        <table:table-row table:style-name="ro1">
          <table:table-cell office:value-type="float" office:value="600.939713510265" calcext:value-type="float">
            <text:p>600.9397135103</text:p>
          </table:table-cell>
          <table:table-cell table:formula="of:=([.A5]+[.A6])/2" office:value-type="float" office:value="600.480399826974" calcext:value-type="float">
            <text:p>600.480399827</text:p>
          </table:table-cell>
        </table:table-row>
        <table:table-row table:style-name="ro1">
          <table:table-cell office:value-type="float" office:value="602.426319354806" calcext:value-type="float">
            <text:p>602.4263193548</text:p>
          </table:table-cell>
          <table:table-cell table:formula="of:=([.A6]+[.A7])/2" office:value-type="float" office:value="601.683016432536" calcext:value-type="float">
            <text:p>601.6830164325</text:p>
          </table:table-cell>
        </table:table-row>
        <table:table-row table:style-name="ro1">
          <table:table-cell office:value-type="float" office:value="602.003757870763" calcext:value-type="float">
            <text:p>602.0037578708</text:p>
          </table:table-cell>
          <table:table-cell table:formula="of:=([.A7]+[.A8])/2" office:value-type="float" office:value="602.215038612785" calcext:value-type="float">
            <text:p>602.2150386128</text:p>
          </table:table-cell>
        </table:table-row>
        <table:table-row table:style-name="ro1">
          <table:table-cell office:value-type="float" office:value="602.565919607436" calcext:value-type="float">
            <text:p>602.5659196074</text:p>
          </table:table-cell>
          <table:table-cell table:formula="of:=([.A8]+[.A9])/2" office:value-type="float" office:value="602.284838739099" calcext:value-type="float">
            <text:p>602.2848387391</text:p>
          </table:table-cell>
        </table:table-row>
        <table:table-row table:style-name="ro1">
          <table:table-cell office:value-type="float" office:value="602.817869035422" calcext:value-type="float">
            <text:p>602.8178690354</text:p>
          </table:table-cell>
          <table:table-cell table:formula="of:=([.A9]+[.A10])/2" office:value-type="float" office:value="602.691894321429" calcext:value-type="float">
            <text:p>602.6918943214</text:p>
          </table:table-cell>
        </table:table-row>
        <table:table-row table:style-name="ro1">
          <table:table-cell office:value-type="float" office:value="603.176065015456" calcext:value-type="float">
            <text:p>603.1760650155</text:p>
          </table:table-cell>
          <table:table-cell table:formula="of:=([.A10]+[.A11])/2" office:value-type="float" office:value="602.996967025439" calcext:value-type="float">
            <text:p>602.9969670254</text:p>
          </table:table-cell>
        </table:table-row>
        <table:table-row table:style-name="ro1">
          <table:table-cell office:value-type="float" office:value="603.924621485155" calcext:value-type="float">
            <text:p>603.9246214852</text:p>
          </table:table-cell>
          <table:table-cell table:formula="of:=([.A11]+[.A12])/2" office:value-type="float" office:value="603.550343250306" calcext:value-type="float">
            <text:p>603.5503432503</text:p>
          </table:table-cell>
        </table:table-row>
        <table:table-row table:style-name="ro1">
          <table:table-cell office:value-type="float" office:value="604.953247365993" calcext:value-type="float">
            <text:p>604.953247366</text:p>
          </table:table-cell>
          <table:table-cell table:formula="of:=([.A12]+[.A13])/2" office:value-type="float" office:value="604.438934425574" calcext:value-type="float">
            <text:p>604.4389344256</text:p>
          </table:table-cell>
        </table:table-row>
        <table:table-row table:style-name="ro1">
          <table:table-cell office:value-type="float" office:value="605.698477383224" calcext:value-type="float">
            <text:p>605.6984773832</text:p>
          </table:table-cell>
          <table:table-cell table:formula="of:=([.A13]+[.A14])/2" office:value-type="float" office:value="605.325862374609" calcext:value-type="float">
            <text:p>605.3258623746</text:p>
          </table:table-cell>
        </table:table-row>
        <table:table-row table:style-name="ro1">
          <table:table-cell office:value-type="float" office:value="606.284312178445" calcext:value-type="float">
            <text:p>606.2843121784</text:p>
          </table:table-cell>
          <table:table-cell table:formula="of:=([.A14]+[.A15])/2" office:value-type="float" office:value="605.991394780835" calcext:value-type="float">
            <text:p>605.9913947808</text:p>
          </table:table-cell>
        </table:table-row>
        <table:table-row table:style-name="ro1">
          <table:table-cell office:value-type="float" office:value="607.534187725378" calcext:value-type="float">
            <text:p>607.5341877254</text:p>
          </table:table-cell>
          <table:table-cell table:formula="of:=([.A15]+[.A16])/2" office:value-type="float" office:value="606.909249951911" calcext:value-type="float">
            <text:p>606.9092499519</text:p>
          </table:table-cell>
        </table:table-row>
        <table:table-row table:style-name="ro1">
          <table:table-cell office:value-type="float" office:value="608.617962095452" calcext:value-type="float">
            <text:p>608.6179620955</text:p>
          </table:table-cell>
          <table:table-cell table:formula="of:=([.A16]+[.A17])/2" office:value-type="float" office:value="608.076074910414" calcext:value-type="float">
            <text:p>608.0760749104</text:p>
          </table:table-cell>
        </table:table-row>
        <table:table-row table:style-name="ro1">
          <table:table-cell office:value-type="float" office:value="609.526901575126" calcext:value-type="float">
            <text:p>609.5269015751</text:p>
          </table:table-cell>
          <table:table-cell table:formula="of:=([.A17]+[.A18])/2" office:value-type="float" office:value="609.072431835289" calcext:value-type="float">
            <text:p>609.0724318353</text:p>
          </table:table-cell>
        </table:table-row>
        <table:table-row table:style-name="ro1">
          <table:table-cell office:value-type="float" office:value="610.012240913215" calcext:value-type="float">
            <text:p>610.0122409132</text:p>
          </table:table-cell>
          <table:table-cell table:formula="of:=([.A18]+[.A19])/2" office:value-type="float" office:value="609.76957124417" calcext:value-type="float">
            <text:p>609.7695712442</text:p>
          </table:table-cell>
        </table:table-row>
        <table:table-row table:style-name="ro1">
          <table:table-cell office:value-type="float" office:value="610.059381290221" calcext:value-type="float">
            <text:p>610.0593812902</text:p>
          </table:table-cell>
          <table:table-cell table:formula="of:=([.A19]+[.A20])/2" office:value-type="float" office:value="610.035811101718" calcext:value-type="float">
            <text:p>610.0358111017</text:p>
          </table:table-cell>
        </table:table-row>
        <table:table-row table:style-name="ro1">
          <table:table-cell office:value-type="float" office:value="610.035638387775" calcext:value-type="float">
            <text:p>610.0356383878</text:p>
          </table:table-cell>
          <table:table-cell table:formula="of:=([.A20]+[.A21])/2" office:value-type="float" office:value="610.047509838998" calcext:value-type="float">
            <text:p>610.047509839</text:p>
          </table:table-cell>
        </table:table-row>
        <table:table-row table:style-name="ro1">
          <table:table-cell office:value-type="float" office:value="609.957490586249" calcext:value-type="float">
            <text:p>609.9574905863</text:p>
          </table:table-cell>
          <table:table-cell table:formula="of:=([.A21]+[.A22])/2" office:value-type="float" office:value="609.996564487012" calcext:value-type="float">
            <text:p>609.996564487</text:p>
          </table:table-cell>
        </table:table-row>
        <table:table-row table:style-name="ro1">
          <table:table-cell office:value-type="float" office:value="609.835954770804" calcext:value-type="float">
            <text:p>609.8359547708</text:p>
          </table:table-cell>
          <table:table-cell table:formula="of:=([.A22]+[.A23])/2" office:value-type="float" office:value="609.896722678527" calcext:value-type="float">
            <text:p>609.8967226785</text:p>
          </table:table-cell>
        </table:table-row>
        <table:table-row table:style-name="ro1">
          <table:table-cell office:value-type="float" office:value="609.6515313624" calcext:value-type="float">
            <text:p>609.6515313624</text:p>
          </table:table-cell>
          <table:table-cell table:formula="of:=([.A23]+[.A24])/2" office:value-type="float" office:value="609.743743066602" calcext:value-type="float">
            <text:p>609.7437430666</text:p>
          </table:table-cell>
        </table:table-row>
        <table:table-row table:style-name="ro1">
          <table:table-cell office:value-type="float" office:value="609.599402701027" calcext:value-type="float">
            <text:p>609.599402701</text:p>
          </table:table-cell>
          <table:table-cell table:formula="of:=([.A24]+[.A25])/2" office:value-type="float" office:value="609.625467031714" calcext:value-type="float">
            <text:p>609.6254670317</text:p>
          </table:table-cell>
        </table:table-row>
        <table:table-row table:style-name="ro1">
          <table:table-cell office:value-type="float" office:value="609.544235530701" calcext:value-type="float">
            <text:p>609.5442355307</text:p>
          </table:table-cell>
          <table:table-cell table:formula="of:=([.A25]+[.A26])/2" office:value-type="float" office:value="609.571819115864" calcext:value-type="float">
            <text:p>609.5718191159</text:p>
          </table:table-cell>
        </table:table-row>
        <table:table-row table:style-name="ro1">
          <table:table-cell office:value-type="float" office:value="609.504936016075" calcext:value-type="float">
            <text:p>609.5049360161</text:p>
          </table:table-cell>
          <table:table-cell table:formula="of:=([.A26]+[.A27])/2" office:value-type="float" office:value="609.524585773388" calcext:value-type="float">
            <text:p>609.5245857734</text:p>
          </table:table-cell>
        </table:table-row>
        <table:table-row table:style-name="ro1">
          <table:table-cell office:value-type="float" office:value="609.470089131485" calcext:value-type="float">
            <text:p>609.4700891315</text:p>
          </table:table-cell>
          <table:table-cell table:formula="of:=([.A27]+[.A28])/2" office:value-type="float" office:value="609.48751257378" calcext:value-type="float">
            <text:p>609.4875125738</text:p>
          </table:table-cell>
        </table:table-row>
        <table:table-row table:style-name="ro1">
          <table:table-cell office:value-type="float" office:value="604.227054054464" calcext:value-type="float">
            <text:p>604.2270540545</text:p>
          </table:table-cell>
          <table:table-cell table:formula="of:=([.A28]+[.A29])/2" office:value-type="float" office:value="606.848571592975" calcext:value-type="float">
            <text:p>606.848571593</text:p>
          </table:table-cell>
        </table:table-row>
        <table:table-row table:style-name="ro1">
          <table:table-cell office:value-type="float" office:value="603.450177631966" calcext:value-type="float">
            <text:p>603.450177632</text:p>
          </table:table-cell>
          <table:table-cell table:formula="of:=([.A29]+[.A30])/2" office:value-type="float" office:value="603.838615843215" calcext:value-type="float">
            <text:p>603.8386158432</text:p>
          </table:table-cell>
        </table:table-row>
        <table:table-row table:style-name="ro1">
          <table:table-cell office:value-type="float" office:value="602.237280024044" calcext:value-type="float">
            <text:p>602.237280024</text:p>
          </table:table-cell>
          <table:table-cell table:formula="of:=([.A30]+[.A31])/2" office:value-type="float" office:value="602.843728828005" calcext:value-type="float">
            <text:p>602.843728828</text:p>
          </table:table-cell>
        </table:table-row>
        <table:table-row table:style-name="ro1">
          <table:table-cell office:value-type="float" office:value="601.198072499762" calcext:value-type="float">
            <text:p>601.1980724998</text:p>
          </table:table-cell>
          <table:table-cell table:formula="of:=([.A31]+[.A32])/2" office:value-type="float" office:value="601.717676261903" calcext:value-type="float">
            <text:p>601.7176762619</text:p>
          </table:table-cell>
        </table:table-row>
        <table:table-row table:style-name="ro1">
          <table:table-cell office:value-type="float" office:value="593.593206268636" calcext:value-type="float">
            <text:p>593.5932062686</text:p>
          </table:table-cell>
          <table:table-cell table:formula="of:=([.A32]+[.A33])/2" office:value-type="float" office:value="597.395639384199" calcext:value-type="float">
            <text:p>597.3956393842</text:p>
          </table:table-cell>
        </table:table-row>
        <table:table-row table:style-name="ro1">
          <table:table-cell office:value-type="float" office:value="593.334191227978" calcext:value-type="float">
            <text:p>593.334191228</text:p>
          </table:table-cell>
          <table:table-cell table:formula="of:=([.A33]+[.A34])/2" office:value-type="float" office:value="593.463698748307" calcext:value-type="float">
            <text:p>593.4636987483</text:p>
          </table:table-cell>
        </table:table-row>
        <table:table-row table:style-name="ro1">
          <table:table-cell office:value-type="float" office:value="592.949041622787" calcext:value-type="float">
            <text:p>592.9490416228</text:p>
          </table:table-cell>
          <table:table-cell table:formula="of:=([.A34]+[.A35])/2" office:value-type="float" office:value="593.141616425382" calcext:value-type="float">
            <text:p>593.1416164254</text:p>
          </table:table-cell>
        </table:table-row>
        <table:table-row table:style-name="ro1">
          <table:table-cell office:value-type="float" office:value="592.760618657178" calcext:value-type="float">
            <text:p>592.7606186572</text:p>
          </table:table-cell>
          <table:table-cell table:formula="of:=([.A35]+[.A36])/2" office:value-type="float" office:value="592.854830139983" calcext:value-type="float">
            <text:p>592.85483014</text:p>
          </table:table-cell>
        </table:table-row>
        <table:table-row table:style-name="ro1">
          <table:table-cell office:value-type="float" office:value="590.157779906361" calcext:value-type="float">
            <text:p>590.1577799064</text:p>
          </table:table-cell>
          <table:table-cell table:formula="of:=([.A36]+[.A37])/2" office:value-type="float" office:value="591.45919928177" calcext:value-type="float">
            <text:p>591.4591992818</text:p>
          </table:table-cell>
        </table:table-row>
        <table:table-row table:style-name="ro1">
          <table:table-cell office:value-type="float" office:value="590.607591047927" calcext:value-type="float">
            <text:p>590.6075910479</text:p>
          </table:table-cell>
          <table:table-cell table:formula="of:=([.A37]+[.A38])/2" office:value-type="float" office:value="590.382685477144" calcext:value-type="float">
            <text:p>590.3826854771</text:p>
          </table:table-cell>
        </table:table-row>
        <table:table-row table:style-name="ro1">
          <table:table-cell office:value-type="float" office:value="590.663022809818" calcext:value-type="float">
            <text:p>590.6630228098</text:p>
          </table:table-cell>
          <table:table-cell table:formula="of:=([.A38]+[.A39])/2" office:value-type="float" office:value="590.635306928873" calcext:value-type="float">
            <text:p>590.6353069289</text:p>
          </table:table-cell>
        </table:table-row>
        <table:table-row table:style-name="ro1">
          <table:table-cell office:value-type="float" office:value="590.703069402993" calcext:value-type="float">
            <text:p>590.703069403</text:p>
          </table:table-cell>
          <table:table-cell table:formula="of:=([.A39]+[.A40])/2" office:value-type="float" office:value="590.683046106406" calcext:value-type="float">
            <text:p>590.6830461064</text:p>
          </table:table-cell>
        </table:table-row>
        <table:table-row table:style-name="ro1">
          <table:table-cell office:value-type="float" office:value="591.892065601729" calcext:value-type="float">
            <text:p>591.8920656017</text:p>
          </table:table-cell>
          <table:table-cell table:formula="of:=([.A40]+[.A41])/2" office:value-type="float" office:value="591.297567502361" calcext:value-type="float">
            <text:p>591.2975675024</text:p>
          </table:table-cell>
        </table:table-row>
        <table:table-row table:style-name="ro1">
          <table:table-cell office:value-type="float" office:value="592.09826255802" calcext:value-type="float">
            <text:p>592.098262558</text:p>
          </table:table-cell>
          <table:table-cell table:formula="of:=([.A41]+[.A42])/2" office:value-type="float" office:value="591.995164079874" calcext:value-type="float">
            <text:p>591.9951640799</text:p>
          </table:table-cell>
        </table:table-row>
        <table:table-row table:style-name="ro1">
          <table:table-cell office:value-type="float" office:value="592.169819931466" calcext:value-type="float">
            <text:p>592.1698199315</text:p>
          </table:table-cell>
          <table:table-cell table:formula="of:=([.A42]+[.A43])/2" office:value-type="float" office:value="592.134041244743" calcext:value-type="float">
            <text:p>592.1340412447</text:p>
          </table:table-cell>
        </table:table-row>
        <table:table-row table:style-name="ro1">
          <table:table-cell office:value-type="float" office:value="593.204253770693" calcext:value-type="float">
            <text:p>593.2042537707</text:p>
          </table:table-cell>
          <table:table-cell table:formula="of:=([.A43]+[.A44])/2" office:value-type="float" office:value="592.68703685108" calcext:value-type="float">
            <text:p>592.6870368511</text:p>
          </table:table-cell>
        </table:table-row>
        <table:table-row table:style-name="ro1">
          <table:table-cell office:value-type="float" office:value="594.292278620504" calcext:value-type="float">
            <text:p>594.2922786205</text:p>
          </table:table-cell>
          <table:table-cell table:formula="of:=([.A44]+[.A45])/2" office:value-type="float" office:value="593.748266195599" calcext:value-type="float">
            <text:p>593.7482661956</text:p>
          </table:table-cell>
        </table:table-row>
        <table:table-row table:style-name="ro1">
          <table:table-cell office:value-type="float" office:value="595.749868838549" calcext:value-type="float">
            <text:p>595.7498688386</text:p>
          </table:table-cell>
          <table:table-cell table:formula="of:=([.A45]+[.A46])/2" office:value-type="float" office:value="595.021073729527" calcext:value-type="float">
            <text:p>595.0210737295</text:p>
          </table:table-cell>
        </table:table-row>
        <table:table-row table:style-name="ro1">
          <table:table-cell office:value-type="float" office:value="596.392110679839" calcext:value-type="float">
            <text:p>596.3921106798</text:p>
          </table:table-cell>
          <table:table-cell table:formula="of:=([.A46]+[.A47])/2" office:value-type="float" office:value="596.070989759194" calcext:value-type="float">
            <text:p>596.0709897592</text:p>
          </table:table-cell>
        </table:table-row>
        <table:table-row table:style-name="ro1">
          <table:table-cell office:value-type="float" office:value="596.722299041994" calcext:value-type="float">
            <text:p>596.722299042</text:p>
          </table:table-cell>
          <table:table-cell table:formula="of:=([.A47]+[.A48])/2" office:value-type="float" office:value="596.557204860916" calcext:value-type="float">
            <text:p>596.5572048609</text:p>
          </table:table-cell>
        </table:table-row>
        <table:table-row table:style-name="ro1">
          <table:table-cell office:value-type="float" office:value="596.902716398959" calcext:value-type="float">
            <text:p>596.902716399</text:p>
          </table:table-cell>
          <table:table-cell table:formula="of:=([.A48]+[.A49])/2" office:value-type="float" office:value="596.812507720476" calcext:value-type="float">
            <text:p>596.8125077205</text:p>
          </table:table-cell>
        </table:table-row>
        <table:table-row table:style-name="ro1">
          <table:table-cell office:value-type="float" office:value="596.814402486932" calcext:value-type="float">
            <text:p>596.8144024869</text:p>
          </table:table-cell>
          <table:table-cell table:formula="of:=([.A49]+[.A50])/2" office:value-type="float" office:value="596.858559442946" calcext:value-type="float">
            <text:p>596.8585594429</text:p>
          </table:table-cell>
        </table:table-row>
        <table:table-row table:style-name="ro1">
          <table:table-cell office:value-type="float" office:value="596.422191362977" calcext:value-type="float">
            <text:p>596.422191363</text:p>
          </table:table-cell>
          <table:table-cell table:formula="of:=([.A50]+[.A51])/2" office:value-type="float" office:value="596.618296924955" calcext:value-type="float">
            <text:p>596.618296925</text:p>
          </table:table-cell>
        </table:table-row>
        <table:table-row table:style-name="ro1">
          <table:table-cell office:value-type="float" office:value="595.651757747919" calcext:value-type="float">
            <text:p>595.6517577479</text:p>
          </table:table-cell>
          <table:table-cell table:formula="of:=([.A51]+[.A52])/2" office:value-type="float" office:value="596.036974555448" calcext:value-type="float">
            <text:p>596.0369745554</text:p>
          </table:table-cell>
        </table:table-row>
        <table:table-row table:style-name="ro1">
          <table:table-cell office:value-type="float" office:value="594.983621646705" calcext:value-type="float">
            <text:p>594.9836216467</text:p>
          </table:table-cell>
          <table:table-cell table:formula="of:=([.A52]+[.A53])/2" office:value-type="float" office:value="595.317689697312" calcext:value-type="float">
            <text:p>595.3176896973</text:p>
          </table:table-cell>
        </table:table-row>
        <table:table-row table:style-name="ro1">
          <table:table-cell office:value-type="float" office:value="594.432548628992" calcext:value-type="float">
            <text:p>594.432548629</text:p>
          </table:table-cell>
          <table:table-cell table:formula="of:=([.A53]+[.A54])/2" office:value-type="float" office:value="594.708085137848" calcext:value-type="float">
            <text:p>594.7080851378</text:p>
          </table:table-cell>
        </table:table-row>
        <table:table-row table:style-name="ro1">
          <table:table-cell office:value-type="float" office:value="594.31763303029" calcext:value-type="float">
            <text:p>594.3176330303</text:p>
          </table:table-cell>
          <table:table-cell table:formula="of:=([.A54]+[.A55])/2" office:value-type="float" office:value="594.375090829641" calcext:value-type="float">
            <text:p>594.3750908296</text:p>
          </table:table-cell>
        </table:table-row>
        <table:table-row table:style-name="ro1">
          <table:table-cell office:value-type="float" office:value="594.542814897446" calcext:value-type="float">
            <text:p>594.5428148974</text:p>
          </table:table-cell>
          <table:table-cell table:formula="of:=([.A55]+[.A56])/2" office:value-type="float" office:value="594.430223963868" calcext:value-type="float">
            <text:p>594.4302239639</text:p>
          </table:table-cell>
        </table:table-row>
        <table:table-row table:style-name="ro1">
          <table:table-cell office:value-type="float" office:value="594.474009478597" calcext:value-type="float">
            <text:p>594.4740094786</text:p>
          </table:table-cell>
          <table:table-cell table:formula="of:=([.A56]+[.A57])/2" office:value-type="float" office:value="594.508412188021" calcext:value-type="float">
            <text:p>594.508412188</text:p>
          </table:table-cell>
        </table:table-row>
        <table:table-row table:style-name="ro1">
          <table:table-cell office:value-type="float" office:value="594.430155535804" calcext:value-type="float">
            <text:p>594.4301555358</text:p>
          </table:table-cell>
          <table:table-cell table:formula="of:=([.A57]+[.A58])/2" office:value-type="float" office:value="594.452082507201" calcext:value-type="float">
            <text:p>594.4520825072</text:p>
          </table:table-cell>
        </table:table-row>
        <table:table-row table:style-name="ro1">
          <table:table-cell office:value-type="float" office:value="594.023109367862" calcext:value-type="float">
            <text:p>594.0231093679</text:p>
          </table:table-cell>
          <table:table-cell table:formula="of:=([.A58]+[.A59])/2" office:value-type="float" office:value="594.226632451833" calcext:value-type="float">
            <text:p>594.2266324518</text:p>
          </table:table-cell>
        </table:table-row>
        <table:table-row table:style-name="ro1">
          <table:table-cell office:value-type="float" office:value="593.249756648059" calcext:value-type="float">
            <text:p>593.2497566481</text:p>
          </table:table-cell>
          <table:table-cell table:formula="of:=([.A59]+[.A60])/2" office:value-type="float" office:value="593.63643300796" calcext:value-type="float">
            <text:p>593.636433008</text:p>
          </table:table-cell>
        </table:table-row>
        <table:table-row table:style-name="ro1">
          <table:table-cell office:value-type="float" office:value="592.396262434195" calcext:value-type="float">
            <text:p>592.3962624342</text:p>
          </table:table-cell>
          <table:table-cell table:formula="of:=([.A60]+[.A61])/2" office:value-type="float" office:value="592.823009541127" calcext:value-type="float">
            <text:p>592.8230095411</text:p>
          </table:table-cell>
        </table:table-row>
        <table:table-row table:style-name="ro1">
          <table:table-cell office:value-type="float" office:value="591.533796245379" calcext:value-type="float">
            <text:p>591.5337962454</text:p>
          </table:table-cell>
          <table:table-cell table:formula="of:=([.A61]+[.A62])/2" office:value-type="float" office:value="591.965029339787" calcext:value-type="float">
            <text:p>591.9650293398</text:p>
          </table:table-cell>
        </table:table-row>
        <table:table-row table:style-name="ro1">
          <table:table-cell office:value-type="float" office:value="590.769717420657" calcext:value-type="float">
            <text:p>590.7697174207</text:p>
          </table:table-cell>
          <table:table-cell table:formula="of:=([.A62]+[.A63])/2" office:value-type="float" office:value="591.151756833018" calcext:value-type="float">
            <text:p>591.151756833</text:p>
          </table:table-cell>
        </table:table-row>
        <table:table-row table:style-name="ro1">
          <table:table-cell office:value-type="float" office:value="590.894994723182" calcext:value-type="float">
            <text:p>590.8949947232</text:p>
          </table:table-cell>
          <table:table-cell table:formula="of:=([.A63]+[.A64])/2" office:value-type="float" office:value="590.832356071919" calcext:value-type="float">
            <text:p>590.8323560719</text:p>
          </table:table-cell>
        </table:table-row>
        <table:table-row table:style-name="ro1">
          <table:table-cell office:value-type="float" office:value="591.13439777631" calcext:value-type="float">
            <text:p>591.1343977763</text:p>
          </table:table-cell>
          <table:table-cell table:formula="of:=([.A64]+[.A65])/2" office:value-type="float" office:value="591.014696249746" calcext:value-type="float">
            <text:p>591.0146962497</text:p>
          </table:table-cell>
        </table:table-row>
        <table:table-row table:style-name="ro1">
          <table:table-cell office:value-type="float" office:value="591.302456746364" calcext:value-type="float">
            <text:p>591.3024567464</text:p>
          </table:table-cell>
          <table:table-cell table:formula="of:=([.A65]+[.A66])/2" office:value-type="float" office:value="591.218427261337" calcext:value-type="float">
            <text:p>591.2184272613</text:p>
          </table:table-cell>
        </table:table-row>
        <table:table-row table:style-name="ro1">
          <table:table-cell office:value-type="float" office:value="591.156652688165" calcext:value-type="float">
            <text:p>591.1566526882</text:p>
          </table:table-cell>
          <table:table-cell table:formula="of:=([.A66]+[.A67])/2" office:value-type="float" office:value="591.229554717265" calcext:value-type="float">
            <text:p>591.2295547173</text:p>
          </table:table-cell>
        </table:table-row>
        <table:table-row table:style-name="ro1">
          <table:table-cell office:value-type="float" office:value="591.118508573312" calcext:value-type="float">
            <text:p>591.1185085733</text:p>
          </table:table-cell>
          <table:table-cell table:formula="of:=([.A67]+[.A68])/2" office:value-type="float" office:value="591.137580630739" calcext:value-type="float">
            <text:p>591.1375806307</text:p>
          </table:table-cell>
        </table:table-row>
        <table:table-row table:style-name="ro1">
          <table:table-cell office:value-type="float" office:value="590.963528767549" calcext:value-type="float">
            <text:p>590.9635287675</text:p>
          </table:table-cell>
          <table:table-cell table:formula="of:=([.A68]+[.A69])/2" office:value-type="float" office:value="591.041018670431" calcext:value-type="float">
            <text:p>591.0410186704</text:p>
          </table:table-cell>
        </table:table-row>
        <table:table-row table:style-name="ro1">
          <table:table-cell office:value-type="float" office:value="590.943008133057" calcext:value-type="float">
            <text:p>590.9430081331</text:p>
          </table:table-cell>
          <table:table-cell table:formula="of:=([.A69]+[.A70])/2" office:value-type="float" office:value="590.953268450303" calcext:value-type="float">
            <text:p>590.9532684503</text:p>
          </table:table-cell>
        </table:table-row>
        <table:table-row table:style-name="ro1">
          <table:table-cell office:value-type="float" office:value="590.731673799391" calcext:value-type="float">
            <text:p>590.7316737994</text:p>
          </table:table-cell>
          <table:table-cell table:formula="of:=([.A70]+[.A71])/2" office:value-type="float" office:value="590.837340966224" calcext:value-type="float">
            <text:p>590.8373409662</text:p>
          </table:table-cell>
        </table:table-row>
        <table:table-row table:style-name="ro1">
          <table:table-cell office:value-type="float" office:value="590.096692554633" calcext:value-type="float">
            <text:p>590.0966925546</text:p>
          </table:table-cell>
          <table:table-cell table:formula="of:=([.A71]+[.A72])/2" office:value-type="float" office:value="590.414183177012" calcext:value-type="float">
            <text:p>590.414183177</text:p>
          </table:table-cell>
        </table:table-row>
        <table:table-row table:style-name="ro1">
          <table:table-cell office:value-type="float" office:value="589.082838849621" calcext:value-type="float">
            <text:p>589.0828388496</text:p>
          </table:table-cell>
          <table:table-cell table:formula="of:=([.A72]+[.A73])/2" office:value-type="float" office:value="589.589765702127" calcext:value-type="float">
            <text:p>589.5897657021</text:p>
          </table:table-cell>
        </table:table-row>
        <table:table-row table:style-name="ro1">
          <table:table-cell office:value-type="float" office:value="588.312953302875" calcext:value-type="float">
            <text:p>588.3129533029</text:p>
          </table:table-cell>
          <table:table-cell table:formula="of:=([.A73]+[.A74])/2" office:value-type="float" office:value="588.697896076248" calcext:value-type="float">
            <text:p>588.6978960762</text:p>
          </table:table-cell>
        </table:table-row>
        <table:table-row table:style-name="ro1">
          <table:table-cell office:value-type="float" office:value="587.989262728114" calcext:value-type="float">
            <text:p>587.9892627281</text:p>
          </table:table-cell>
          <table:table-cell table:formula="of:=([.A74]+[.A75])/2" office:value-type="float" office:value="588.151108015494" calcext:value-type="float">
            <text:p>588.1511080155</text:p>
          </table:table-cell>
        </table:table-row>
        <table:table-row table:style-name="ro1">
          <table:table-cell office:value-type="float" office:value="587.520294290318" calcext:value-type="float">
            <text:p>587.5202942903</text:p>
          </table:table-cell>
          <table:table-cell table:formula="of:=([.A75]+[.A76])/2" office:value-type="float" office:value="587.754778509216" calcext:value-type="float">
            <text:p>587.7547785092</text:p>
          </table:table-cell>
        </table:table-row>
        <table:table-row table:style-name="ro1">
          <table:table-cell office:value-type="float" office:value="587.267801927626" calcext:value-type="float">
            <text:p>587.2678019276</text:p>
          </table:table-cell>
          <table:table-cell table:formula="of:=([.A76]+[.A77])/2" office:value-type="float" office:value="587.394048108972" calcext:value-type="float">
            <text:p>587.394048109</text:p>
          </table:table-cell>
        </table:table-row>
        <table:table-row table:style-name="ro1">
          <table:table-cell office:value-type="float" office:value="587.095262993188" calcext:value-type="float">
            <text:p>587.0952629932</text:p>
          </table:table-cell>
          <table:table-cell table:formula="of:=([.A77]+[.A78])/2" office:value-type="float" office:value="587.181532460407" calcext:value-type="float">
            <text:p>587.1815324604</text:p>
          </table:table-cell>
        </table:table-row>
        <table:table-row table:style-name="ro1">
          <table:table-cell office:value-type="float" office:value="587.367688267309" calcext:value-type="float">
            <text:p>587.3676882673</text:p>
          </table:table-cell>
          <table:table-cell table:formula="of:=([.A78]+[.A79])/2" office:value-type="float" office:value="587.231475630248" calcext:value-type="float">
            <text:p>587.2314756302</text:p>
          </table:table-cell>
        </table:table-row>
        <table:table-row table:style-name="ro1">
          <table:table-cell office:value-type="float" office:value="587.7169753763" calcext:value-type="float">
            <text:p>587.7169753763</text:p>
          </table:table-cell>
          <table:table-cell table:formula="of:=([.A79]+[.A80])/2" office:value-type="float" office:value="587.542331821804" calcext:value-type="float">
            <text:p>587.5423318218</text:p>
          </table:table-cell>
        </table:table-row>
        <table:table-row table:style-name="ro1">
          <table:table-cell office:value-type="float" office:value="587.747456432183" calcext:value-type="float">
            <text:p>587.7474564322</text:p>
          </table:table-cell>
          <table:table-cell table:formula="of:=([.A80]+[.A81])/2" office:value-type="float" office:value="587.732215904241" calcext:value-type="float">
            <text:p>587.7322159042</text:p>
          </table:table-cell>
        </table:table-row>
        <table:table-row table:style-name="ro1">
          <table:table-cell office:value-type="float" office:value="588.496986655587" calcext:value-type="float">
            <text:p>588.4969866556</text:p>
          </table:table-cell>
          <table:table-cell table:formula="of:=([.A81]+[.A82])/2" office:value-type="float" office:value="588.122221543885" calcext:value-type="float">
            <text:p>588.1222215439</text:p>
          </table:table-cell>
        </table:table-row>
        <table:table-row table:style-name="ro1">
          <table:table-cell office:value-type="float" office:value="588.61967647429" calcext:value-type="float">
            <text:p>588.6196764743</text:p>
          </table:table-cell>
          <table:table-cell table:formula="of:=([.A82]+[.A83])/2" office:value-type="float" office:value="588.558331564939" calcext:value-type="float">
            <text:p>588.5583315649</text:p>
          </table:table-cell>
        </table:table-row>
        <table:table-row table:style-name="ro1">
          <table:table-cell office:value-type="float" office:value="589.180629766568" calcext:value-type="float">
            <text:p>589.1806297666</text:p>
          </table:table-cell>
          <table:table-cell table:formula="of:=([.A83]+[.A84])/2" office:value-type="float" office:value="588.900153120429" calcext:value-type="float">
            <text:p>588.9001531204</text:p>
          </table:table-cell>
        </table:table-row>
        <table:table-row table:style-name="ro1">
          <table:table-cell office:value-type="float" office:value="589.099081656269" calcext:value-type="float">
            <text:p>589.0990816563</text:p>
          </table:table-cell>
          <table:table-cell table:formula="of:=([.A84]+[.A85])/2" office:value-type="float" office:value="589.139855711418" calcext:value-type="float">
            <text:p>589.1398557114</text:p>
          </table:table-cell>
        </table:table-row>
        <table:table-row table:style-name="ro1">
          <table:table-cell office:value-type="float" office:value="588.705382180669" calcext:value-type="float">
            <text:p>588.7053821807</text:p>
          </table:table-cell>
          <table:table-cell table:formula="of:=([.A85]+[.A86])/2" office:value-type="float" office:value="588.902231918469" calcext:value-type="float">
            <text:p>588.9022319185</text:p>
          </table:table-cell>
        </table:table-row>
        <table:table-row table:style-name="ro1">
          <table:table-cell office:value-type="float" office:value="588.207866767808" calcext:value-type="float">
            <text:p>588.2078667678</text:p>
          </table:table-cell>
          <table:table-cell table:formula="of:=([.A86]+[.A87])/2" office:value-type="float" office:value="588.456624474239" calcext:value-type="float">
            <text:p>588.4566244742</text:p>
          </table:table-cell>
        </table:table-row>
        <table:table-row table:style-name="ro1">
          <table:table-cell office:value-type="float" office:value="587.723852627624" calcext:value-type="float">
            <text:p>587.7238526276</text:p>
          </table:table-cell>
          <table:table-cell table:formula="of:=([.A87]+[.A88])/2" office:value-type="float" office:value="587.965859697716" calcext:value-type="float">
            <text:p>587.9658596977</text:p>
          </table:table-cell>
        </table:table-row>
        <table:table-row table:style-name="ro1">
          <table:table-cell office:value-type="float" office:value="587.52821645912" calcext:value-type="float">
            <text:p>587.5282164591</text:p>
          </table:table-cell>
          <table:table-cell table:formula="of:=([.A88]+[.A89])/2" office:value-type="float" office:value="587.626034543372" calcext:value-type="float">
            <text:p>587.6260345434</text:p>
          </table:table-cell>
        </table:table-row>
        <table:table-row table:style-name="ro1">
          <table:table-cell office:value-type="float" office:value="587.211337761348" calcext:value-type="float">
            <text:p>587.2113377613</text:p>
          </table:table-cell>
          <table:table-cell table:formula="of:=([.A89]+[.A90])/2" office:value-type="float" office:value="587.369777110234" calcext:value-type="float">
            <text:p>587.3697771102</text:p>
          </table:table-cell>
        </table:table-row>
        <table:table-row table:style-name="ro1">
          <table:table-cell office:value-type="float" office:value="586.868976779538" calcext:value-type="float">
            <text:p>586.8689767795</text:p>
          </table:table-cell>
          <table:table-cell table:formula="of:=([.A90]+[.A91])/2" office:value-type="float" office:value="587.040157270443" calcext:value-type="float">
            <text:p>587.0401572704</text:p>
          </table:table-cell>
        </table:table-row>
        <table:table-row table:style-name="ro1">
          <table:table-cell office:value-type="float" office:value="586.515648964629" calcext:value-type="float">
            <text:p>586.5156489646</text:p>
          </table:table-cell>
          <table:table-cell table:formula="of:=([.A91]+[.A92])/2" office:value-type="float" office:value="586.692312872084" calcext:value-type="float">
            <text:p>586.6923128721</text:p>
          </table:table-cell>
        </table:table-row>
        <table:table-row table:style-name="ro1">
          <table:table-cell office:value-type="float" office:value="586.582219432699" calcext:value-type="float">
            <text:p>586.5822194327</text:p>
          </table:table-cell>
          <table:table-cell table:formula="of:=([.A92]+[.A93])/2" office:value-type="float" office:value="586.548934198664" calcext:value-type="float">
            <text:p>586.5489341987</text:p>
          </table:table-cell>
        </table:table-row>
        <table:table-row table:style-name="ro1">
          <table:table-cell office:value-type="float" office:value="587.018264311597" calcext:value-type="float">
            <text:p>587.0182643116</text:p>
          </table:table-cell>
          <table:table-cell table:formula="of:=([.A93]+[.A94])/2" office:value-type="float" office:value="586.800241872148" calcext:value-type="float">
            <text:p>586.8002418721</text:p>
          </table:table-cell>
        </table:table-row>
        <table:table-row table:style-name="ro1">
          <table:table-cell office:value-type="float" office:value="587.316646467069" calcext:value-type="float">
            <text:p>587.3166464671</text:p>
          </table:table-cell>
          <table:table-cell table:formula="of:=([.A94]+[.A95])/2" office:value-type="float" office:value="587.167455389333" calcext:value-type="float">
            <text:p>587.1674553893</text:p>
          </table:table-cell>
        </table:table-row>
        <table:table-row table:style-name="ro1">
          <table:table-cell office:value-type="float" office:value="587.634251682429" calcext:value-type="float">
            <text:p>587.6342516824</text:p>
          </table:table-cell>
          <table:table-cell table:formula="of:=([.A95]+[.A96])/2" office:value-type="float" office:value="587.475449074749" calcext:value-type="float">
            <text:p>587.4754490747</text:p>
          </table:table-cell>
        </table:table-row>
        <table:table-row table:style-name="ro1">
          <table:table-cell office:value-type="float" office:value="587.504648348083" calcext:value-type="float">
            <text:p>587.5046483481</text:p>
          </table:table-cell>
          <table:table-cell table:formula="of:=([.A96]+[.A97])/2" office:value-type="float" office:value="587.569450015256" calcext:value-type="float">
            <text:p>587.5694500153</text:p>
          </table:table-cell>
        </table:table-row>
        <table:table-row table:style-name="ro1">
          <table:table-cell office:value-type="float" office:value="586.949855324194" calcext:value-type="float">
            <text:p>586.9498553242</text:p>
          </table:table-cell>
          <table:table-cell table:formula="of:=([.A97]+[.A98])/2" office:value-type="float" office:value="587.227251836138" calcext:value-type="float">
            <text:p>587.2272518361</text:p>
          </table:table-cell>
        </table:table-row>
        <table:table-row table:style-name="ro1">
          <table:table-cell office:value-type="float" office:value="586.445937990991" calcext:value-type="float">
            <text:p>586.445937991</text:p>
          </table:table-cell>
          <table:table-cell table:formula="of:=([.A98]+[.A99])/2" office:value-type="float" office:value="586.697896657592" calcext:value-type="float">
            <text:p>586.6978966576</text:p>
          </table:table-cell>
        </table:table-row>
        <table:table-row table:style-name="ro1">
          <table:table-cell office:value-type="float" office:value="586.445937990991" calcext:value-type="float">
            <text:p>586.445937991</text:p>
          </table:table-cell>
          <table:table-cell table:formula="of:=([.A99]+[.A100])/2" office:value-type="float" office:value="586.445937990991" calcext:value-type="float">
            <text:p>586.445937991</text:p>
          </table:table-cell>
        </table:table-row>
        <table:table-row table:style-name="ro1">
          <table:table-cell office:value-type="float" office:value="586.445937990991" calcext:value-type="float">
            <text:p>586.445937991</text:p>
          </table:table-cell>
          <table:table-cell table:formula="of:=([.A100]+[.A101])/2" office:value-type="float" office:value="586.445937990991" calcext:value-type="float">
            <text:p>586.445937991</text:p>
          </table:table-cell>
        </table:table-row>
        <table:table-row table:style-name="ro1">
          <table:table-cell office:value-type="float" office:value="585.882527289199" calcext:value-type="float">
            <text:p>585.8825272892</text:p>
          </table:table-cell>
          <table:table-cell table:formula="of:=([.A101]+[.A102])/2" office:value-type="float" office:value="586.164232640095" calcext:value-type="float">
            <text:p>586.1642326401</text:p>
          </table:table-cell>
        </table:table-row>
        <table:table-row table:style-name="ro1">
          <table:table-cell office:value-type="float" office:value="585.490605304538" calcext:value-type="float">
            <text:p>585.4906053045</text:p>
          </table:table-cell>
          <table:table-cell table:formula="of:=([.A102]+[.A103])/2" office:value-type="float" office:value="585.686566296868" calcext:value-type="float">
            <text:p>585.6865662969</text:p>
          </table:table-cell>
        </table:table-row>
        <table:table-row table:style-name="ro1">
          <table:table-cell office:value-type="float" office:value="585.081298657128" calcext:value-type="float">
            <text:p>585.0812986571</text:p>
          </table:table-cell>
          <table:table-cell table:formula="of:=([.A103]+[.A104])/2" office:value-type="float" office:value="585.285951980833" calcext:value-type="float">
            <text:p>585.2859519808</text:p>
          </table:table-cell>
        </table:table-row>
        <table:table-row table:style-name="ro1">
          <table:table-cell office:value-type="float" office:value="584.980272084375" calcext:value-type="float">
            <text:p>584.9802720844</text:p>
          </table:table-cell>
          <table:table-cell table:formula="of:=([.A104]+[.A105])/2" office:value-type="float" office:value="585.030785370751" calcext:value-type="float">
            <text:p>585.0307853708</text:p>
          </table:table-cell>
        </table:table-row>
        <table:table-row table:style-name="ro1">
          <table:table-cell office:value-type="float" office:value="585.351739853989" calcext:value-type="float">
            <text:p>585.351739854</text:p>
          </table:table-cell>
          <table:table-cell table:formula="of:=([.A105]+[.A106])/2" office:value-type="float" office:value="585.166005969182" calcext:value-type="float">
            <text:p>585.1660059692</text:p>
          </table:table-cell>
        </table:table-row>
        <table:table-row table:style-name="ro1">
          <table:table-cell office:value-type="float" office:value="585.680399824278" calcext:value-type="float">
            <text:p>585.6803998243</text:p>
          </table:table-cell>
          <table:table-cell table:formula="of:=([.A106]+[.A107])/2" office:value-type="float" office:value="585.516069839134" calcext:value-type="float">
            <text:p>585.5160698391</text:p>
          </table:table-cell>
        </table:table-row>
        <table:table-row table:style-name="ro1">
          <table:table-cell office:value-type="float" office:value="585.962341633908" calcext:value-type="float">
            <text:p>585.9623416339</text:p>
          </table:table-cell>
          <table:table-cell table:formula="of:=([.A107]+[.A108])/2" office:value-type="float" office:value="585.821370729093" calcext:value-type="float">
            <text:p>585.8213707291</text:p>
          </table:table-cell>
        </table:table-row>
        <table:table-row table:style-name="ro1">
          <table:table-cell office:value-type="float" office:value="585.971383804126" calcext:value-type="float">
            <text:p>585.9713838041</text:p>
          </table:table-cell>
          <table:table-cell table:formula="of:=([.A108]+[.A109])/2" office:value-type="float" office:value="585.966862719017" calcext:value-type="float">
            <text:p>585.966862719</text:p>
          </table:table-cell>
        </table:table-row>
        <table:table-row table:style-name="ro1">
          <table:table-cell office:value-type="float" office:value="585.777993026324" calcext:value-type="float">
            <text:p>585.7779930263</text:p>
          </table:table-cell>
          <table:table-cell table:formula="of:=([.A109]+[.A110])/2" office:value-type="float" office:value="585.874688415225" calcext:value-type="float">
            <text:p>585.8746884152</text:p>
          </table:table-cell>
        </table:table-row>
        <table:table-row table:style-name="ro1">
          <table:table-cell office:value-type="float" office:value="585.734076117043" calcext:value-type="float">
            <text:p>585.734076117</text:p>
          </table:table-cell>
          <table:table-cell table:formula="of:=([.A110]+[.A111])/2" office:value-type="float" office:value="585.756034571684" calcext:value-type="float">
            <text:p>585.7560345717</text:p>
          </table:table-cell>
        </table:table-row>
        <table:table-row table:style-name="ro1">
          <table:table-cell office:value-type="float" office:value="586.037135410499" calcext:value-type="float">
            <text:p>586.0371354105</text:p>
          </table:table-cell>
          <table:table-cell table:formula="of:=([.A111]+[.A112])/2" office:value-type="float" office:value="585.885605763771" calcext:value-type="float">
            <text:p>585.8856057638</text:p>
          </table:table-cell>
        </table:table-row>
        <table:table-row table:style-name="ro1">
          <table:table-cell office:value-type="float" office:value="586.270534765786" calcext:value-type="float">
            <text:p>586.2705347658</text:p>
          </table:table-cell>
          <table:table-cell table:formula="of:=([.A112]+[.A113])/2" office:value-type="float" office:value="586.153835088142" calcext:value-type="float">
            <text:p>586.1538350881</text:p>
          </table:table-cell>
        </table:table-row>
        <table:table-row table:style-name="ro1">
          <table:table-cell office:value-type="float" office:value="586.21950001262" calcext:value-type="float">
            <text:p>586.2195000126</text:p>
          </table:table-cell>
          <table:table-cell table:formula="of:=([.A113]+[.A114])/2" office:value-type="float" office:value="586.245017389203" calcext:value-type="float">
            <text:p>586.2450173892</text:p>
          </table:table-cell>
        </table:table-row>
        <table:table-row table:style-name="ro1">
          <table:table-cell office:value-type="float" office:value="585.841599666265" calcext:value-type="float">
            <text:p>585.8415996663</text:p>
          </table:table-cell>
          <table:table-cell table:formula="of:=([.A114]+[.A115])/2" office:value-type="float" office:value="586.030549839442" calcext:value-type="float">
            <text:p>586.0305498394</text:p>
          </table:table-cell>
        </table:table-row>
        <table:table-row table:style-name="ro1">
          <table:table-cell office:value-type="float" office:value="585.129111921585" calcext:value-type="float">
            <text:p>585.1291119216</text:p>
          </table:table-cell>
          <table:table-cell table:formula="of:=([.A115]+[.A116])/2" office:value-type="float" office:value="585.485355793925" calcext:value-type="float">
            <text:p>585.4853557939</text:p>
          </table:table-cell>
        </table:table-row>
        <table:table-row table:style-name="ro1">
          <table:table-cell office:value-type="float" office:value="584.609994210329" calcext:value-type="float">
            <text:p>584.6099942103</text:p>
          </table:table-cell>
          <table:table-cell table:formula="of:=([.A116]+[.A117])/2" office:value-type="float" office:value="584.869553065957" calcext:value-type="float">
            <text:p>584.869553066</text:p>
          </table:table-cell>
        </table:table-row>
        <table:table-row table:style-name="ro1">
          <table:table-cell office:value-type="float" office:value="584.215538614491" calcext:value-type="float">
            <text:p>584.2155386145</text:p>
          </table:table-cell>
          <table:table-cell table:formula="of:=([.A117]+[.A118])/2" office:value-type="float" office:value="584.41276641241" calcext:value-type="float">
            <text:p>584.4127664124</text:p>
          </table:table-cell>
        </table:table-row>
        <table:table-row table:style-name="ro1">
          <table:table-cell office:value-type="float" office:value="583.233679115208" calcext:value-type="float">
            <text:p>583.2336791152</text:p>
          </table:table-cell>
          <table:table-cell table:formula="of:=([.A118]+[.A119])/2" office:value-type="float" office:value="583.72460886485" calcext:value-type="float">
            <text:p>583.7246088649</text:p>
          </table:table-cell>
        </table:table-row>
        <table:table-row table:style-name="ro1">
          <table:table-cell office:value-type="float" office:value="582.322397585414" calcext:value-type="float">
            <text:p>582.3223975854</text:p>
          </table:table-cell>
          <table:table-cell table:formula="of:=([.A119]+[.A120])/2" office:value-type="float" office:value="582.778038350311" calcext:value-type="float">
            <text:p>582.7780383503</text:p>
          </table:table-cell>
        </table:table-row>
        <table:table-row table:style-name="ro1">
          <table:table-cell office:value-type="float" office:value="581.186303298215" calcext:value-type="float">
            <text:p>581.1863032982</text:p>
          </table:table-cell>
          <table:table-cell table:formula="of:=([.A120]+[.A121])/2" office:value-type="float" office:value="581.754350441814" calcext:value-type="float">
            <text:p>581.7543504418</text:p>
          </table:table-cell>
        </table:table-row>
        <table:table-row table:style-name="ro1">
          <table:table-cell office:value-type="float" office:value="580.33446048419" calcext:value-type="float">
            <text:p>580.3344604842</text:p>
          </table:table-cell>
          <table:table-cell table:formula="of:=([.A121]+[.A122])/2" office:value-type="float" office:value="580.760381891203" calcext:value-type="float">
            <text:p>580.7603818912</text:p>
          </table:table-cell>
        </table:table-row>
        <table:table-row table:style-name="ro1">
          <table:table-cell office:value-type="float" office:value="580.230725301862" calcext:value-type="float">
            <text:p>580.2307253019</text:p>
          </table:table-cell>
          <table:table-cell table:formula="of:=([.A122]+[.A123])/2" office:value-type="float" office:value="580.282592893026" calcext:value-type="float">
            <text:p>580.282592893</text:p>
          </table:table-cell>
        </table:table-row>
        <table:table-row table:style-name="ro1">
          <table:table-cell office:value-type="float" office:value="579.671394587388" calcext:value-type="float">
            <text:p>579.6713945874</text:p>
          </table:table-cell>
          <table:table-cell table:formula="of:=([.A123]+[.A124])/2" office:value-type="float" office:value="579.951059944625" calcext:value-type="float">
            <text:p>579.9510599446</text:p>
          </table:table-cell>
        </table:table-row>
        <table:table-row table:style-name="ro1">
          <table:table-cell office:value-type="float" office:value="577.558878504811" calcext:value-type="float">
            <text:p>577.5588785048</text:p>
          </table:table-cell>
          <table:table-cell table:formula="of:=([.A124]+[.A125])/2" office:value-type="float" office:value="578.615136546099" calcext:value-type="float">
            <text:p>578.6151365461</text:p>
          </table:table-cell>
        </table:table-row>
        <table:table-row table:style-name="ro1">
          <table:table-cell office:value-type="float" office:value="571.30479250271" calcext:value-type="float">
            <text:p>571.3047925027</text:p>
          </table:table-cell>
          <table:table-cell table:formula="of:=([.A125]+[.A126])/2" office:value-type="float" office:value="574.43183550376" calcext:value-type="float">
            <text:p>574.4318355038</text:p>
          </table:table-cell>
        </table:table-row>
        <table:table-row table:style-name="ro1">
          <table:table-cell office:value-type="float" office:value="570.810107855561" calcext:value-type="float">
            <text:p>570.8101078556</text:p>
          </table:table-cell>
          <table:table-cell table:formula="of:=([.A126]+[.A127])/2" office:value-type="float" office:value="571.057450179136" calcext:value-type="float">
            <text:p>571.0574501791</text:p>
          </table:table-cell>
        </table:table-row>
        <table:table-row table:style-name="ro1">
          <table:table-cell office:value-type="float" office:value="569.849715944315" calcext:value-type="float">
            <text:p>569.8497159443</text:p>
          </table:table-cell>
          <table:table-cell table:formula="of:=([.A127]+[.A128])/2" office:value-type="float" office:value="570.329911899938" calcext:value-type="float">
            <text:p>570.3299118999</text:p>
          </table:table-cell>
        </table:table-row>
        <table:table-row table:style-name="ro1">
          <table:table-cell office:value-type="float" office:value="568.611475891856" calcext:value-type="float">
            <text:p>568.6114758919</text:p>
          </table:table-cell>
          <table:table-cell table:formula="of:=([.A128]+[.A129])/2" office:value-type="float" office:value="569.230595918086" calcext:value-type="float">
            <text:p>569.2305959181</text:p>
          </table:table-cell>
        </table:table-row>
        <table:table-row table:style-name="ro1">
          <table:table-cell office:value-type="float" office:value="568.543723586983" calcext:value-type="float">
            <text:p>568.543723587</text:p>
          </table:table-cell>
          <table:table-cell table:formula="of:=([.A129]+[.A130])/2" office:value-type="float" office:value="568.577599739419" calcext:value-type="float">
            <text:p>568.5775997394</text:p>
          </table:table-cell>
        </table:table-row>
        <table:table-row table:style-name="ro1">
          <table:table-cell office:value-type="float" office:value="568.490137541073" calcext:value-type="float">
            <text:p>568.4901375411</text:p>
          </table:table-cell>
          <table:table-cell table:formula="of:=([.A130]+[.A131])/2" office:value-type="float" office:value="568.516930564028" calcext:value-type="float">
            <text:p>568.516930564</text:p>
          </table:table-cell>
        </table:table-row>
        <table:table-row table:style-name="ro1">
          <table:table-cell office:value-type="float" office:value="568.469388743355" calcext:value-type="float">
            <text:p>568.4693887434</text:p>
          </table:table-cell>
          <table:table-cell table:formula="of:=([.A131]+[.A132])/2" office:value-type="float" office:value="568.479763142214" calcext:value-type="float">
            <text:p>568.4797631422</text:p>
          </table:table-cell>
        </table:table-row>
        <table:table-row table:style-name="ro1">
          <table:table-cell office:value-type="float" office:value="568.470677959604" calcext:value-type="float">
            <text:p>568.4706779596</text:p>
          </table:table-cell>
          <table:table-cell table:formula="of:=([.A132]+[.A133])/2" office:value-type="float" office:value="568.470033351479" calcext:value-type="float">
            <text:p>568.4700333515</text:p>
          </table:table-cell>
        </table:table-row>
        <table:table-row table:style-name="ro1">
          <table:table-cell office:value-type="float" office:value="568.560081653671" calcext:value-type="float">
            <text:p>568.5600816537</text:p>
          </table:table-cell>
          <table:table-cell table:formula="of:=([.A133]+[.A134])/2" office:value-type="float" office:value="568.515379806637" calcext:value-type="float">
            <text:p>568.5153798066</text:p>
          </table:table-cell>
        </table:table-row>
        <table:table-row table:style-name="ro1">
          <table:table-cell office:value-type="float" office:value="568.913166830913" calcext:value-type="float">
            <text:p>568.9131668309</text:p>
          </table:table-cell>
          <table:table-cell table:formula="of:=([.A134]+[.A135])/2" office:value-type="float" office:value="568.736624242292" calcext:value-type="float">
            <text:p>568.7366242423</text:p>
          </table:table-cell>
        </table:table-row>
        <table:table-row table:style-name="ro1">
          <table:table-cell office:value-type="float" office:value="568.955585389797" calcext:value-type="float">
            <text:p>568.9555853898</text:p>
          </table:table-cell>
          <table:table-cell table:formula="of:=([.A135]+[.A136])/2" office:value-type="float" office:value="568.934376110355" calcext:value-type="float">
            <text:p>568.9343761104</text:p>
          </table:table-cell>
        </table:table-row>
        <table:table-row table:style-name="ro1">
          <table:table-cell office:value-type="float" office:value="568.903177478476" calcext:value-type="float">
            <text:p>568.9031774785</text:p>
          </table:table-cell>
          <table:table-cell table:formula="of:=([.A136]+[.A137])/2" office:value-type="float" office:value="568.929381434136" calcext:value-type="float">
            <text:p>568.9293814341</text:p>
          </table:table-cell>
        </table:table-row>
        <table:table-row table:style-name="ro1">
          <table:table-cell office:value-type="float" office:value="568.400994993186" calcext:value-type="float">
            <text:p>568.4009949932</text:p>
          </table:table-cell>
          <table:table-cell table:formula="of:=([.A137]+[.A138])/2" office:value-type="float" office:value="568.652086235831" calcext:value-type="float">
            <text:p>568.6520862358</text:p>
          </table:table-cell>
        </table:table-row>
        <table:table-row table:style-name="ro1">
          <table:table-cell office:value-type="float" office:value="567.66859079558" calcext:value-type="float">
            <text:p>567.6685907956</text:p>
          </table:table-cell>
          <table:table-cell table:formula="of:=([.A138]+[.A139])/2" office:value-type="float" office:value="568.034792894383" calcext:value-type="float">
            <text:p>568.0347928944</text:p>
          </table:table-cell>
        </table:table-row>
        <table:table-row table:style-name="ro1">
          <table:table-cell office:value-type="float" office:value="567.073941854366" calcext:value-type="float">
            <text:p>567.0739418544</text:p>
          </table:table-cell>
          <table:table-cell table:formula="of:=([.A139]+[.A140])/2" office:value-type="float" office:value="567.371266324973" calcext:value-type="float">
            <text:p>567.371266325</text:p>
          </table:table-cell>
        </table:table-row>
        <table:table-row table:style-name="ro1">
          <table:table-cell office:value-type="float" office:value="566.314741117614" calcext:value-type="float">
            <text:p>566.3147411176</text:p>
          </table:table-cell>
          <table:table-cell table:formula="of:=([.A140]+[.A141])/2" office:value-type="float" office:value="566.69434148599" calcext:value-type="float">
            <text:p>566.694341486</text:p>
          </table:table-cell>
        </table:table-row>
        <table:table-row table:style-name="ro1">
          <table:table-cell office:value-type="float" office:value="565.239698925045" calcext:value-type="float">
            <text:p>565.239698925</text:p>
          </table:table-cell>
          <table:table-cell table:formula="of:=([.A141]+[.A142])/2" office:value-type="float" office:value="565.77722002133" calcext:value-type="float">
            <text:p>565.7772200213</text:p>
          </table:table-cell>
        </table:table-row>
        <table:table-row table:style-name="ro1">
          <table:table-cell office:value-type="float" office:value="564.018614225059" calcext:value-type="float">
            <text:p>564.0186142251</text:p>
          </table:table-cell>
          <table:table-cell table:formula="of:=([.A142]+[.A143])/2" office:value-type="float" office:value="564.629156575052" calcext:value-type="float">
            <text:p>564.6291565751</text:p>
          </table:table-cell>
        </table:table-row>
        <table:table-row table:style-name="ro1">
          <table:table-cell office:value-type="float" office:value="562.915886825536" calcext:value-type="float">
            <text:p>562.9158868255</text:p>
          </table:table-cell>
          <table:table-cell table:formula="of:=([.A143]+[.A144])/2" office:value-type="float" office:value="563.467250525297" calcext:value-type="float">
            <text:p>563.4672505253</text:p>
          </table:table-cell>
        </table:table-row>
        <table:table-row table:style-name="ro1">
          <table:table-cell office:value-type="float" office:value="561.808369331521" calcext:value-type="float">
            <text:p>561.8083693315</text:p>
          </table:table-cell>
          <table:table-cell table:formula="of:=([.A144]+[.A145])/2" office:value-type="float" office:value="562.362128078528" calcext:value-type="float">
            <text:p>562.3621280785</text:p>
          </table:table-cell>
        </table:table-row>
        <table:table-row table:style-name="ro1">
          <table:table-cell office:value-type="float" office:value="561.033044313339" calcext:value-type="float">
            <text:p>561.0330443133</text:p>
          </table:table-cell>
          <table:table-cell table:formula="of:=([.A145]+[.A146])/2" office:value-type="float" office:value="561.42070682243" calcext:value-type="float">
            <text:p>561.4207068224</text:p>
          </table:table-cell>
        </table:table-row>
        <table:table-row table:style-name="ro1">
          <table:table-cell office:value-type="float" office:value="560.279050706543" calcext:value-type="float">
            <text:p>560.2790507065</text:p>
          </table:table-cell>
          <table:table-cell table:formula="of:=([.A146]+[.A147])/2" office:value-type="float" office:value="560.656047509941" calcext:value-type="float">
            <text:p>560.6560475099</text:p>
          </table:table-cell>
        </table:table-row>
        <table:table-row table:style-name="ro1">
          <table:table-cell office:value-type="float" office:value="559.565415287688" calcext:value-type="float">
            <text:p>559.5654152877</text:p>
          </table:table-cell>
          <table:table-cell table:formula="of:=([.A147]+[.A148])/2" office:value-type="float" office:value="559.922232997115" calcext:value-type="float">
            <text:p>559.9222329971</text:p>
          </table:table-cell>
        </table:table-row>
        <table:table-row table:style-name="ro1">
          <table:table-cell office:value-type="float" office:value="559.067077924723" calcext:value-type="float">
            <text:p>559.0670779247</text:p>
          </table:table-cell>
          <table:table-cell table:formula="of:=([.A148]+[.A149])/2" office:value-type="float" office:value="559.316246606205" calcext:value-type="float">
            <text:p>559.3162466062</text:p>
          </table:table-cell>
        </table:table-row>
        <table:table-row table:style-name="ro1">
          <table:table-cell office:value-type="float" office:value="558.562227778254" calcext:value-type="float">
            <text:p>558.5622277783</text:p>
          </table:table-cell>
          <table:table-cell table:formula="of:=([.A149]+[.A150])/2" office:value-type="float" office:value="558.814652851488" calcext:value-type="float">
            <text:p>558.8146528515</text:p>
          </table:table-cell>
        </table:table-row>
        <table:table-row table:style-name="ro1">
          <table:table-cell office:value-type="float" office:value="557.935333821425" calcext:value-type="float">
            <text:p>557.9353338214</text:p>
          </table:table-cell>
          <table:table-cell table:formula="of:=([.A150]+[.A151])/2" office:value-type="float" office:value="558.24878079984" calcext:value-type="float">
            <text:p>558.2487807998</text:p>
          </table:table-cell>
        </table:table-row>
        <table:table-row table:style-name="ro1">
          <table:table-cell office:value-type="float" office:value="557.265999394534" calcext:value-type="float">
            <text:p>557.2659993945</text:p>
          </table:table-cell>
          <table:table-cell table:formula="of:=([.A151]+[.A152])/2" office:value-type="float" office:value="557.60066660798" calcext:value-type="float">
            <text:p>557.600666608</text:p>
          </table:table-cell>
        </table:table-row>
        <table:table-row table:style-name="ro1">
          <table:table-cell office:value-type="float" office:value="556.137726222252" calcext:value-type="float">
            <text:p>556.1377262223</text:p>
          </table:table-cell>
          <table:table-cell table:formula="of:=([.A152]+[.A153])/2" office:value-type="float" office:value="556.701862808393" calcext:value-type="float">
            <text:p>556.7018628084</text:p>
          </table:table-cell>
        </table:table-row>
        <table:table-row table:style-name="ro1">
          <table:table-cell office:value-type="float" office:value="555.579537032132" calcext:value-type="float">
            <text:p>555.5795370321</text:p>
          </table:table-cell>
          <table:table-cell table:formula="of:=([.A153]+[.A154])/2" office:value-type="float" office:value="555.858631627192" calcext:value-type="float">
            <text:p>555.8586316272</text:p>
          </table:table-cell>
        </table:table-row>
        <table:table-row table:style-name="ro1">
          <table:table-cell office:value-type="float" office:value="555.298953572617" calcext:value-type="float">
            <text:p>555.2989535726</text:p>
          </table:table-cell>
          <table:table-cell table:formula="of:=([.A154]+[.A155])/2" office:value-type="float" office:value="555.439245302375" calcext:value-type="float">
            <text:p>555.4392453024</text:p>
          </table:table-cell>
        </table:table-row>
        <table:table-row table:style-name="ro1">
          <table:table-cell office:value-type="float" office:value="554.664987995701" calcext:value-type="float">
            <text:p>554.6649879957</text:p>
          </table:table-cell>
          <table:table-cell table:formula="of:=([.A155]+[.A156])/2" office:value-type="float" office:value="554.981970784159" calcext:value-type="float">
            <text:p>554.9819707842</text:p>
          </table:table-cell>
        </table:table-row>
        <table:table-row table:style-name="ro1">
          <table:table-cell office:value-type="float" office:value="554.232013139477" calcext:value-type="float">
            <text:p>554.2320131395</text:p>
          </table:table-cell>
          <table:table-cell table:formula="of:=([.A156]+[.A157])/2" office:value-type="float" office:value="554.448500567589" calcext:value-type="float">
            <text:p>554.4485005676</text:p>
          </table:table-cell>
        </table:table-row>
        <table:table-row table:style-name="ro1">
          <table:table-cell office:value-type="float" office:value="553.946580588491" calcext:value-type="float">
            <text:p>553.9465805885</text:p>
          </table:table-cell>
          <table:table-cell table:formula="of:=([.A157]+[.A158])/2" office:value-type="float" office:value="554.089296863984" calcext:value-type="float">
            <text:p>554.089296864</text:p>
          </table:table-cell>
        </table:table-row>
        <table:table-row table:style-name="ro1">
          <table:table-cell office:value-type="float" office:value="553.708525140825" calcext:value-type="float">
            <text:p>553.7085251408</text:p>
          </table:table-cell>
          <table:table-cell table:formula="of:=([.A158]+[.A159])/2" office:value-type="float" office:value="553.827552864658" calcext:value-type="float">
            <text:p>553.8275528647</text:p>
          </table:table-cell>
        </table:table-row>
        <table:table-row table:style-name="ro1">
          <table:table-cell office:value-type="float" office:value="553.284680319408" calcext:value-type="float">
            <text:p>553.2846803194</text:p>
          </table:table-cell>
          <table:table-cell table:formula="of:=([.A159]+[.A160])/2" office:value-type="float" office:value="553.496602730116" calcext:value-type="float">
            <text:p>553.4966027301</text:p>
          </table:table-cell>
        </table:table-row>
        <table:table-row table:style-name="ro1">
          <table:table-cell office:value-type="float" office:value="553.149120113994" calcext:value-type="float">
            <text:p>553.149120114</text:p>
          </table:table-cell>
          <table:table-cell table:formula="of:=([.A160]+[.A161])/2" office:value-type="float" office:value="553.216900216701" calcext:value-type="float">
            <text:p>553.2169002167</text:p>
          </table:table-cell>
        </table:table-row>
        <table:table-row table:style-name="ro1">
          <table:table-cell office:value-type="float" office:value="552.914296381851" calcext:value-type="float">
            <text:p>552.9142963819</text:p>
          </table:table-cell>
          <table:table-cell table:formula="of:=([.A161]+[.A162])/2" office:value-type="float" office:value="553.031708247922" calcext:value-type="float">
            <text:p>553.0317082479</text:p>
          </table:table-cell>
        </table:table-row>
        <table:table-row table:style-name="ro1">
          <table:table-cell office:value-type="float" office:value="549.467854741516" calcext:value-type="float">
            <text:p>549.4678547415</text:p>
          </table:table-cell>
          <table:table-cell table:formula="of:=([.A162]+[.A163])/2" office:value-type="float" office:value="551.191075561683" calcext:value-type="float">
            <text:p>551.1910755617</text:p>
          </table:table-cell>
        </table:table-row>
        <table:table-row table:style-name="ro1">
          <table:table-cell office:value-type="float" office:value="548.103702229421" calcext:value-type="float">
            <text:p>548.1037022294</text:p>
          </table:table-cell>
          <table:table-cell table:formula="of:=([.A163]+[.A164])/2" office:value-type="float" office:value="548.785778485468" calcext:value-type="float">
            <text:p>548.7857784855</text:p>
          </table:table-cell>
        </table:table-row>
        <table:table-row table:style-name="ro1">
          <table:table-cell office:value-type="float" office:value="546.939311312536" calcext:value-type="float">
            <text:p>546.9393113125</text:p>
          </table:table-cell>
          <table:table-cell table:formula="of:=([.A164]+[.A165])/2" office:value-type="float" office:value="547.521506770979" calcext:value-type="float">
            <text:p>547.521506771</text:p>
          </table:table-cell>
        </table:table-row>
        <table:table-row table:style-name="ro1">
          <table:table-cell office:value-type="float" office:value="545.848706990565" calcext:value-type="float">
            <text:p>545.8487069906</text:p>
          </table:table-cell>
          <table:table-cell table:formula="of:=([.A165]+[.A166])/2" office:value-type="float" office:value="546.394009151551" calcext:value-type="float">
            <text:p>546.3940091516</text:p>
          </table:table-cell>
        </table:table-row>
        <table:table-row table:style-name="ro1">
          <table:table-cell office:value-type="float" office:value="544.82979123538" calcext:value-type="float">
            <text:p>544.8297912354</text:p>
          </table:table-cell>
          <table:table-cell table:formula="of:=([.A166]+[.A167])/2" office:value-type="float" office:value="545.339249112973" calcext:value-type="float">
            <text:p>545.339249113</text:p>
          </table:table-cell>
        </table:table-row>
        <table:table-row table:style-name="ro1">
          <table:table-cell office:value-type="float" office:value="543.779493054129" calcext:value-type="float">
            <text:p>543.7794930541</text:p>
          </table:table-cell>
          <table:table-cell table:formula="of:=([.A167]+[.A168])/2" office:value-type="float" office:value="544.304642144755" calcext:value-type="float">
            <text:p>544.3046421448</text:p>
          </table:table-cell>
        </table:table-row>
        <table:table-row table:style-name="ro1">
          <table:table-cell office:value-type="float" office:value="543.093619591522" calcext:value-type="float">
            <text:p>543.0936195915</text:p>
          </table:table-cell>
          <table:table-cell table:formula="of:=([.A168]+[.A169])/2" office:value-type="float" office:value="543.436556322826" calcext:value-type="float">
            <text:p>543.4365563228</text:p>
          </table:table-cell>
        </table:table-row>
        <table:table-row table:style-name="ro1">
          <table:table-cell office:value-type="float" office:value="542.742810909434" calcext:value-type="float">
            <text:p>542.7428109094</text:p>
          </table:table-cell>
          <table:table-cell table:formula="of:=([.A169]+[.A170])/2" office:value-type="float" office:value="542.918215250478" calcext:value-type="float">
            <text:p>542.9182152505</text:p>
          </table:table-cell>
        </table:table-row>
        <table:table-row table:style-name="ro1">
          <table:table-cell office:value-type="float" office:value="542.797658703408" calcext:value-type="float">
            <text:p>542.7976587034</text:p>
          </table:table-cell>
          <table:table-cell table:formula="of:=([.A170]+[.A171])/2" office:value-type="float" office:value="542.770234806421" calcext:value-type="float">
            <text:p>542.7702348064</text:p>
          </table:table-cell>
        </table:table-row>
        <table:table-row table:style-name="ro1">
          <table:table-cell office:value-type="float" office:value="542.790090081297" calcext:value-type="float">
            <text:p>542.7900900813</text:p>
          </table:table-cell>
          <table:table-cell table:formula="of:=([.A171]+[.A172])/2" office:value-type="float" office:value="542.793874392353" calcext:value-type="float">
            <text:p>542.7938743924</text:p>
          </table:table-cell>
        </table:table-row>
        <table:table-row table:style-name="ro1">
          <table:table-cell office:value-type="float" office:value="542.874555776718" calcext:value-type="float">
            <text:p>542.8745557767</text:p>
          </table:table-cell>
          <table:table-cell table:formula="of:=([.A172]+[.A173])/2" office:value-type="float" office:value="542.832322929008" calcext:value-type="float">
            <text:p>542.832322929</text:p>
          </table:table-cell>
        </table:table-row>
        <table:table-row table:style-name="ro1">
          <table:table-cell office:value-type="float" office:value="542.903144533491" calcext:value-type="float">
            <text:p>542.9031445335</text:p>
          </table:table-cell>
          <table:table-cell table:formula="of:=([.A173]+[.A174])/2" office:value-type="float" office:value="542.888850155105" calcext:value-type="float">
            <text:p>542.8888501551</text:p>
          </table:table-cell>
        </table:table-row>
        <table:table-row table:style-name="ro1">
          <table:table-cell office:value-type="float" office:value="542.805498541623" calcext:value-type="float">
            <text:p>542.8054985416</text:p>
          </table:table-cell>
          <table:table-cell table:formula="of:=([.A174]+[.A175])/2" office:value-type="float" office:value="542.854321537557" calcext:value-type="float">
            <text:p>542.8543215376</text:p>
          </table:table-cell>
        </table:table-row>
        <table:table-row table:style-name="ro1">
          <table:table-cell office:value-type="float" office:value="543.014507295354" calcext:value-type="float">
            <text:p>543.0145072954</text:p>
          </table:table-cell>
          <table:table-cell table:formula="of:=([.A175]+[.A176])/2" office:value-type="float" office:value="542.910002918488" calcext:value-type="float">
            <text:p>542.9100029185</text:p>
          </table:table-cell>
        </table:table-row>
        <table:table-row table:style-name="ro1">
          <table:table-cell office:value-type="float" office:value="542.718778683211" calcext:value-type="float">
            <text:p>542.7187786832</text:p>
          </table:table-cell>
          <table:table-cell table:formula="of:=([.A176]+[.A177])/2" office:value-type="float" office:value="542.866642989282" calcext:value-type="float">
            <text:p>542.8666429893</text:p>
          </table:table-cell>
        </table:table-row>
        <table:table-row table:style-name="ro1">
          <table:table-cell office:value-type="float" office:value="542.027690017894" calcext:value-type="float">
            <text:p>542.0276900179</text:p>
          </table:table-cell>
          <table:table-cell table:formula="of:=([.A177]+[.A178])/2" office:value-type="float" office:value="542.373234350552" calcext:value-type="float">
            <text:p>542.3732343506</text:p>
          </table:table-cell>
        </table:table-row>
        <table:table-row table:style-name="ro1">
          <table:table-cell office:value-type="float" office:value="541.248006516167" calcext:value-type="float">
            <text:p>541.2480065162</text:p>
          </table:table-cell>
          <table:table-cell table:formula="of:=([.A178]+[.A179])/2" office:value-type="float" office:value="541.637848267031" calcext:value-type="float">
            <text:p>541.637848267</text:p>
          </table:table-cell>
        </table:table-row>
        <table:table-row table:style-name="ro1">
          <table:table-cell office:value-type="float" office:value="540.40891064551" calcext:value-type="float">
            <text:p>540.4089106455</text:p>
          </table:table-cell>
          <table:table-cell table:formula="of:=([.A179]+[.A180])/2" office:value-type="float" office:value="540.828458580839" calcext:value-type="float">
            <text:p>540.8284585808</text:p>
          </table:table-cell>
        </table:table-row>
        <table:table-row table:style-name="ro1">
          <table:table-cell office:value-type="float" office:value="539.989587282033" calcext:value-type="float">
            <text:p>539.989587282</text:p>
          </table:table-cell>
          <table:table-cell table:formula="of:=([.A180]+[.A181])/2" office:value-type="float" office:value="540.199248963772" calcext:value-type="float">
            <text:p>540.1992489638</text:p>
          </table:table-cell>
        </table:table-row>
        <table:table-row table:style-name="ro1">
          <table:table-cell office:value-type="float" office:value="539.746199444042" calcext:value-type="float">
            <text:p>539.746199444</text:p>
          </table:table-cell>
          <table:table-cell table:formula="of:=([.A181]+[.A182])/2" office:value-type="float" office:value="539.867893363038" calcext:value-type="float">
            <text:p>539.867893363</text:p>
          </table:table-cell>
        </table:table-row>
        <table:table-row table:style-name="ro1">
          <table:table-cell office:value-type="float" office:value="539.160772040824" calcext:value-type="float">
            <text:p>539.1607720408</text:p>
          </table:table-cell>
          <table:table-cell table:formula="of:=([.A182]+[.A183])/2" office:value-type="float" office:value="539.453485742433" calcext:value-type="float">
            <text:p>539.4534857424</text:p>
          </table:table-cell>
        </table:table-row>
        <table:table-row table:style-name="ro1">
          <table:table-cell office:value-type="float" office:value="538.592539543825" calcext:value-type="float">
            <text:p>538.5925395438</text:p>
          </table:table-cell>
          <table:table-cell table:formula="of:=([.A183]+[.A184])/2" office:value-type="float" office:value="538.876655792324" calcext:value-type="float">
            <text:p>538.8766557923</text:p>
          </table:table-cell>
        </table:table-row>
        <table:table-row table:style-name="ro1">
          <table:table-cell office:value-type="float" office:value="538.088363427125" calcext:value-type="float">
            <text:p>538.0883634271</text:p>
          </table:table-cell>
          <table:table-cell table:formula="of:=([.A184]+[.A185])/2" office:value-type="float" office:value="538.340451485475" calcext:value-type="float">
            <text:p>538.3404514855</text:p>
          </table:table-cell>
        </table:table-row>
        <table:table-row table:style-name="ro1">
          <table:table-cell office:value-type="float" office:value="537.358200971228" calcext:value-type="float">
            <text:p>537.3582009712</text:p>
          </table:table-cell>
          <table:table-cell table:formula="of:=([.A185]+[.A186])/2" office:value-type="float" office:value="537.723282199177" calcext:value-type="float">
            <text:p>537.7232821992</text:p>
          </table:table-cell>
        </table:table-row>
        <table:table-row table:style-name="ro1">
          <table:table-cell office:value-type="float" office:value="536.482214057569" calcext:value-type="float">
            <text:p>536.4822140576</text:p>
          </table:table-cell>
          <table:table-cell table:formula="of:=([.A186]+[.A187])/2" office:value-type="float" office:value="536.920207514399" calcext:value-type="float">
            <text:p>536.9202075144</text:p>
          </table:table-cell>
        </table:table-row>
        <table:table-row table:style-name="ro1">
          <table:table-cell office:value-type="float" office:value="535.561587786015" calcext:value-type="float">
            <text:p>535.561587786</text:p>
          </table:table-cell>
          <table:table-cell table:formula="of:=([.A187]+[.A188])/2" office:value-type="float" office:value="536.021900921792" calcext:value-type="float">
            <text:p>536.0219009218</text:p>
          </table:table-cell>
        </table:table-row>
        <table:table-row table:style-name="ro1">
          <table:table-cell office:value-type="float" office:value="534.708472671117" calcext:value-type="float">
            <text:p>534.7084726711</text:p>
          </table:table-cell>
          <table:table-cell table:formula="of:=([.A188]+[.A189])/2" office:value-type="float" office:value="535.135030228566" calcext:value-type="float">
            <text:p>535.1350302286</text:p>
          </table:table-cell>
        </table:table-row>
        <table:table-row table:style-name="ro1">
          <table:table-cell office:value-type="float" office:value="534.440001989138" calcext:value-type="float">
            <text:p>534.4400019891</text:p>
          </table:table-cell>
          <table:table-cell table:formula="of:=([.A189]+[.A190])/2" office:value-type="float" office:value="534.574237330128" calcext:value-type="float">
            <text:p>534.5742373301</text:p>
          </table:table-cell>
        </table:table-row>
        <table:table-row table:style-name="ro1">
          <table:table-cell office:value-type="float" office:value="534.616846878903" calcext:value-type="float">
            <text:p>534.6168468789</text:p>
          </table:table-cell>
          <table:table-cell table:formula="of:=([.A190]+[.A191])/2" office:value-type="float" office:value="534.528424434021" calcext:value-type="float">
            <text:p>534.528424434</text:p>
          </table:table-cell>
        </table:table-row>
        <table:table-row table:style-name="ro1">
          <table:table-cell office:value-type="float" office:value="534.899952234809" calcext:value-type="float">
            <text:p>534.8999522348</text:p>
          </table:table-cell>
          <table:table-cell table:formula="of:=([.A191]+[.A192])/2" office:value-type="float" office:value="534.758399556856" calcext:value-type="float">
            <text:p>534.7583995569</text:p>
          </table:table-cell>
        </table:table-row>
        <table:table-row table:style-name="ro1">
          <table:table-cell office:value-type="float" office:value="534.905146278291" calcext:value-type="float">
            <text:p>534.9051462783</text:p>
          </table:table-cell>
          <table:table-cell table:formula="of:=([.A192]+[.A193])/2" office:value-type="float" office:value="534.90254925655" calcext:value-type="float">
            <text:p>534.9025492566</text:p>
          </table:table-cell>
        </table:table-row>
        <table:table-row table:style-name="ro1">
          <table:table-cell office:value-type="float" office:value="534.864595523214" calcext:value-type="float">
            <text:p>534.8645955232</text:p>
          </table:table-cell>
          <table:table-cell table:formula="of:=([.A193]+[.A194])/2" office:value-type="float" office:value="534.884870900752" calcext:value-type="float">
            <text:p>534.8848709008</text:p>
          </table:table-cell>
        </table:table-row>
        <table:table-row table:style-name="ro1">
          <table:table-cell office:value-type="float" office:value="535.187511270152" calcext:value-type="float">
            <text:p>535.1875112702</text:p>
          </table:table-cell>
          <table:table-cell table:formula="of:=([.A194]+[.A195])/2" office:value-type="float" office:value="535.026053396683" calcext:value-type="float">
            <text:p>535.0260533967</text:p>
          </table:table-cell>
        </table:table-row>
        <table:table-row table:style-name="ro1">
          <table:table-cell office:value-type="float" office:value="535.620770097115" calcext:value-type="float">
            <text:p>535.6207700971</text:p>
          </table:table-cell>
          <table:table-cell table:formula="of:=([.A195]+[.A196])/2" office:value-type="float" office:value="535.404140683633" calcext:value-type="float">
            <text:p>535.4041406836</text:p>
          </table:table-cell>
        </table:table-row>
        <table:table-row table:style-name="ro1">
          <table:table-cell office:value-type="float" office:value="535.976504342292" calcext:value-type="float">
            <text:p>535.9765043423</text:p>
          </table:table-cell>
          <table:table-cell table:formula="of:=([.A196]+[.A197])/2" office:value-type="float" office:value="535.798637219704" calcext:value-type="float">
            <text:p>535.7986372197</text:p>
          </table:table-cell>
        </table:table-row>
        <table:table-row table:style-name="ro1">
          <table:table-cell office:value-type="float" office:value="536.332020904133" calcext:value-type="float">
            <text:p>536.3320209041</text:p>
          </table:table-cell>
          <table:table-cell table:formula="of:=([.A197]+[.A198])/2" office:value-type="float" office:value="536.154262623213" calcext:value-type="float">
            <text:p>536.1542626232</text:p>
          </table:table-cell>
        </table:table-row>
        <table:table-row table:style-name="ro1">
          <table:table-cell office:value-type="float" office:value="536.657730265586" calcext:value-type="float">
            <text:p>536.6577302656</text:p>
          </table:table-cell>
          <table:table-cell table:formula="of:=([.A198]+[.A199])/2" office:value-type="float" office:value="536.49487558486" calcext:value-type="float">
            <text:p>536.4948755849</text:p>
          </table:table-cell>
        </table:table-row>
        <table:table-row table:style-name="ro1">
          <table:table-cell office:value-type="float" office:value="536.759683472244" calcext:value-type="float">
            <text:p>536.7596834722</text:p>
          </table:table-cell>
          <table:table-cell table:formula="of:=([.A199]+[.A200])/2" office:value-type="float" office:value="536.708706868915" calcext:value-type="float">
            <text:p>536.7087068689</text:p>
          </table:table-cell>
        </table:table-row>
        <table:table-row table:style-name="ro1">
          <table:table-cell office:value-type="float" office:value="536.605308750528" calcext:value-type="float">
            <text:p>536.6053087505</text:p>
          </table:table-cell>
          <table:table-cell table:formula="of:=([.A200]+[.A201])/2" office:value-type="float" office:value="536.682496111386" calcext:value-type="float">
            <text:p>536.6824961114</text:p>
          </table:table-cell>
        </table:table-row>
        <table:table-row table:style-name="ro1">
          <table:table-cell office:value-type="float" office:value="536.173744795778" calcext:value-type="float">
            <text:p>536.1737447958</text:p>
          </table:table-cell>
          <table:table-cell table:formula="of:=([.A201]+[.A202])/2" office:value-type="float" office:value="536.389526773153" calcext:value-type="float">
            <text:p>536.3895267732</text:p>
          </table:table-cell>
        </table:table-row>
        <table:table-row table:style-name="ro1">
          <table:table-cell office:value-type="float" office:value="535.90120887921" calcext:value-type="float">
            <text:p>535.9012088792</text:p>
          </table:table-cell>
          <table:table-cell table:formula="of:=([.A202]+[.A203])/2" office:value-type="float" office:value="536.037476837495" calcext:value-type="float">
            <text:p>536.0374768375</text:p>
          </table:table-cell>
        </table:table-row>
        <table:table-row table:style-name="ro1">
          <table:table-cell office:value-type="float" office:value="535.836361803251" calcext:value-type="float">
            <text:p>535.8363618033</text:p>
          </table:table-cell>
          <table:table-cell table:formula="of:=([.A203]+[.A204])/2" office:value-type="float" office:value="535.868785341231" calcext:value-type="float">
            <text:p>535.8687853412</text:p>
          </table:table-cell>
        </table:table-row>
        <table:table-row table:style-name="ro1">
          <table:table-cell office:value-type="float" office:value="535.890864102813" calcext:value-type="float">
            <text:p>535.8908641028</text:p>
          </table:table-cell>
          <table:table-cell table:formula="of:=([.A204]+[.A205])/2" office:value-type="float" office:value="535.863612953032" calcext:value-type="float">
            <text:p>535.863612953</text:p>
          </table:table-cell>
        </table:table-row>
        <table:table-row table:style-name="ro1">
          <table:table-cell office:value-type="float" office:value="535.911572910492" calcext:value-type="float">
            <text:p>535.9115729105</text:p>
          </table:table-cell>
          <table:table-cell table:formula="of:=([.A205]+[.A206])/2" office:value-type="float" office:value="535.901218506653" calcext:value-type="float">
            <text:p>535.9012185067</text:p>
          </table:table-cell>
        </table:table-row>
        <table:table-row table:style-name="ro1">
          <table:table-cell office:value-type="float" office:value="535.828642556324" calcext:value-type="float">
            <text:p>535.8286425563</text:p>
          </table:table-cell>
          <table:table-cell table:formula="of:=([.A206]+[.A207])/2" office:value-type="float" office:value="535.870107733408" calcext:value-type="float">
            <text:p>535.8701077334</text:p>
          </table:table-cell>
        </table:table-row>
        <table:table-row table:style-name="ro1">
          <table:table-cell office:value-type="float" office:value="535.69195970558" calcext:value-type="float">
            <text:p>535.6919597056</text:p>
          </table:table-cell>
          <table:table-cell table:formula="of:=([.A207]+[.A208])/2" office:value-type="float" office:value="535.760301130952" calcext:value-type="float">
            <text:p>535.760301131</text:p>
          </table:table-cell>
        </table:table-row>
        <table:table-row table:style-name="ro1">
          <table:table-cell office:value-type="float" office:value="535.519141880114" calcext:value-type="float">
            <text:p>535.5191418801</text:p>
          </table:table-cell>
          <table:table-cell table:formula="of:=([.A208]+[.A209])/2" office:value-type="float" office:value="535.605550792847" calcext:value-type="float">
            <text:p>535.6055507928</text:p>
          </table:table-cell>
        </table:table-row>
        <table:table-row table:style-name="ro1">
          <table:table-cell office:value-type="float" office:value="535.313321435991" calcext:value-type="float">
            <text:p>535.313321436</text:p>
          </table:table-cell>
          <table:table-cell table:formula="of:=([.A209]+[.A210])/2" office:value-type="float" office:value="535.416231658053" calcext:value-type="float">
            <text:p>535.4162316581</text:p>
          </table:table-cell>
        </table:table-row>
        <table:table-row table:style-name="ro1">
          <table:table-cell office:value-type="float" office:value="534.985441416359" calcext:value-type="float">
            <text:p>534.9854414164</text:p>
          </table:table-cell>
          <table:table-cell table:formula="of:=([.A210]+[.A211])/2" office:value-type="float" office:value="535.149381426175" calcext:value-type="float">
            <text:p>535.1493814262</text:p>
          </table:table-cell>
        </table:table-row>
        <table:table-row table:style-name="ro1">
          <table:table-cell office:value-type="float" office:value="534.634405760569" calcext:value-type="float">
            <text:p>534.6344057606</text:p>
          </table:table-cell>
          <table:table-cell table:formula="of:=([.A211]+[.A212])/2" office:value-type="float" office:value="534.809923588464" calcext:value-type="float">
            <text:p>534.8099235885</text:p>
          </table:table-cell>
        </table:table-row>
        <table:table-row table:style-name="ro1">
          <table:table-cell office:value-type="float" office:value="534.01966653381" calcext:value-type="float">
            <text:p>534.0196665338</text:p>
          </table:table-cell>
          <table:table-cell table:formula="of:=([.A212]+[.A213])/2" office:value-type="float" office:value="534.327036147189" calcext:value-type="float">
            <text:p>534.3270361472</text:p>
          </table:table-cell>
        </table:table-row>
        <table:table-row table:style-name="ro1">
          <table:table-cell office:value-type="float" office:value="533.456113446141" calcext:value-type="float">
            <text:p>533.4561134461</text:p>
          </table:table-cell>
          <table:table-cell table:formula="of:=([.A213]+[.A214])/2" office:value-type="float" office:value="533.737889989975" calcext:value-type="float">
            <text:p>533.73788999</text:p>
          </table:table-cell>
        </table:table-row>
        <table:table-row table:style-name="ro1">
          <table:table-cell office:value-type="float" office:value="533.027842461913" calcext:value-type="float">
            <text:p>533.0278424619</text:p>
          </table:table-cell>
          <table:table-cell table:formula="of:=([.A214]+[.A215])/2" office:value-type="float" office:value="533.241977954027" calcext:value-type="float">
            <text:p>533.241977954</text:p>
          </table:table-cell>
        </table:table-row>
        <table:table-row table:style-name="ro1">
          <table:table-cell office:value-type="float" office:value="532.958941366655" calcext:value-type="float">
            <text:p>532.9589413667</text:p>
          </table:table-cell>
          <table:table-cell table:formula="of:=([.A215]+[.A216])/2" office:value-type="float" office:value="532.993391914284" calcext:value-type="float">
            <text:p>532.9933919143</text:p>
          </table:table-cell>
        </table:table-row>
        <table:table-row table:style-name="ro1">
          <table:table-cell office:value-type="float" office:value="532.873641095622" calcext:value-type="float">
            <text:p>532.8736410956</text:p>
          </table:table-cell>
          <table:table-cell table:formula="of:=([.A216]+[.A217])/2" office:value-type="float" office:value="532.916291231138" calcext:value-type="float">
            <text:p>532.9162912311</text:p>
          </table:table-cell>
        </table:table-row>
        <table:table-row table:style-name="ro1">
          <table:table-cell office:value-type="float" office:value="532.936832471892" calcext:value-type="float">
            <text:p>532.9368324719</text:p>
          </table:table-cell>
          <table:table-cell table:formula="of:=([.A217]+[.A218])/2" office:value-type="float" office:value="532.905236783757" calcext:value-type="float">
            <text:p>532.9052367838</text:p>
          </table:table-cell>
        </table:table-row>
        <table:table-row table:style-name="ro1">
          <table:table-cell office:value-type="float" office:value="532.659471379306" calcext:value-type="float">
            <text:p>532.6594713793</text:p>
          </table:table-cell>
          <table:table-cell table:formula="of:=([.A218]+[.A219])/2" office:value-type="float" office:value="532.798151925599" calcext:value-type="float">
            <text:p>532.7981519256</text:p>
          </table:table-cell>
        </table:table-row>
        <table:table-row table:style-name="ro1">
          <table:table-cell office:value-type="float" office:value="532.291478863799" calcext:value-type="float">
            <text:p>532.2914788638</text:p>
          </table:table-cell>
          <table:table-cell table:formula="of:=([.A219]+[.A220])/2" office:value-type="float" office:value="532.475475121553" calcext:value-type="float">
            <text:p>532.4754751216</text:p>
          </table:table-cell>
        </table:table-row>
        <table:table-row table:style-name="ro1">
          <table:table-cell office:value-type="float" office:value="531.851855134726" calcext:value-type="float">
            <text:p>531.8518551347</text:p>
          </table:table-cell>
          <table:table-cell table:formula="of:=([.A220]+[.A221])/2" office:value-type="float" office:value="532.071666999263" calcext:value-type="float">
            <text:p>532.0716669993</text:p>
          </table:table-cell>
        </table:table-row>
        <table:table-row table:style-name="ro1">
          <table:table-cell office:value-type="float" office:value="531.495043987636" calcext:value-type="float">
            <text:p>531.4950439876</text:p>
          </table:table-cell>
          <table:table-cell table:formula="of:=([.A221]+[.A222])/2" office:value-type="float" office:value="531.673449561181" calcext:value-type="float">
            <text:p>531.6734495612</text:p>
          </table:table-cell>
        </table:table-row>
        <table:table-row table:style-name="ro1">
          <table:table-cell office:value-type="float" office:value="530.911818150062" calcext:value-type="float">
            <text:p>530.9118181501</text:p>
          </table:table-cell>
          <table:table-cell table:formula="of:=([.A222]+[.A223])/2" office:value-type="float" office:value="531.203431068849" calcext:value-type="float">
            <text:p>531.2034310688</text:p>
          </table:table-cell>
        </table:table-row>
        <table:table-row table:style-name="ro1">
          <table:table-cell office:value-type="float" office:value="530.945497481843" calcext:value-type="float">
            <text:p>530.9454974818</text:p>
          </table:table-cell>
          <table:table-cell table:formula="of:=([.A223]+[.A224])/2" office:value-type="float" office:value="530.928657815953" calcext:value-type="float">
            <text:p>530.928657816</text:p>
          </table:table-cell>
        </table:table-row>
        <table:table-row table:style-name="ro1">
          <table:table-cell office:value-type="float" office:value="530.46553425447" calcext:value-type="float">
            <text:p>530.4655342545</text:p>
          </table:table-cell>
          <table:table-cell table:formula="of:=([.A224]+[.A225])/2" office:value-type="float" office:value="530.705515868156" calcext:value-type="float">
            <text:p>530.7055158682</text:p>
          </table:table-cell>
        </table:table-row>
        <table:table-row table:style-name="ro1">
          <table:table-cell office:value-type="float" office:value="529.992850129046" calcext:value-type="float">
            <text:p>529.992850129</text:p>
          </table:table-cell>
          <table:table-cell table:formula="of:=([.A225]+[.A226])/2" office:value-type="float" office:value="530.229192191758" calcext:value-type="float">
            <text:p>530.2291921918</text:p>
          </table:table-cell>
        </table:table-row>
        <table:table-row table:style-name="ro1">
          <table:table-cell office:value-type="float" office:value="529.977096090287" calcext:value-type="float">
            <text:p>529.9770960903</text:p>
          </table:table-cell>
          <table:table-cell table:formula="of:=([.A226]+[.A227])/2" office:value-type="float" office:value="529.984973109666" calcext:value-type="float">
            <text:p>529.9849731097</text:p>
          </table:table-cell>
        </table:table-row>
        <table:table-row table:style-name="ro1">
          <table:table-cell office:value-type="float" office:value="529.894315552745" calcext:value-type="float">
            <text:p>529.8943155527</text:p>
          </table:table-cell>
          <table:table-cell table:formula="of:=([.A227]+[.A228])/2" office:value-type="float" office:value="529.935705821516" calcext:value-type="float">
            <text:p>529.9357058215</text:p>
          </table:table-cell>
        </table:table-row>
        <table:table-row table:style-name="ro1">
          <table:table-cell office:value-type="float" office:value="530.152589437347" calcext:value-type="float">
            <text:p>530.1525894373</text:p>
          </table:table-cell>
          <table:table-cell table:formula="of:=([.A228]+[.A229])/2" office:value-type="float" office:value="530.023452495046" calcext:value-type="float">
            <text:p>530.023452495</text:p>
          </table:table-cell>
        </table:table-row>
        <table:table-row table:style-name="ro1">
          <table:table-cell office:value-type="float" office:value="530.671226571174" calcext:value-type="float">
            <text:p>530.6712265712</text:p>
          </table:table-cell>
          <table:table-cell table:formula="of:=([.A229]+[.A230])/2" office:value-type="float" office:value="530.41190800426" calcext:value-type="float">
            <text:p>530.4119080043</text:p>
          </table:table-cell>
        </table:table-row>
        <table:table-row table:style-name="ro1">
          <table:table-cell office:value-type="float" office:value="531.342960593786" calcext:value-type="float">
            <text:p>531.3429605938</text:p>
          </table:table-cell>
          <table:table-cell table:formula="of:=([.A230]+[.A231])/2" office:value-type="float" office:value="531.00709358248" calcext:value-type="float">
            <text:p>531.0070935825</text:p>
          </table:table-cell>
        </table:table-row>
        <table:table-row table:style-name="ro1">
          <table:table-cell office:value-type="float" office:value="531.99150126466" calcext:value-type="float">
            <text:p>531.9915012647</text:p>
          </table:table-cell>
          <table:table-cell table:formula="of:=([.A231]+[.A232])/2" office:value-type="float" office:value="531.667230929223" calcext:value-type="float">
            <text:p>531.6672309292</text:p>
          </table:table-cell>
        </table:table-row>
        <table:table-row table:style-name="ro1">
          <table:table-cell office:value-type="float" office:value="532.604448462831" calcext:value-type="float">
            <text:p>532.6044484628</text:p>
          </table:table-cell>
          <table:table-cell table:formula="of:=([.A232]+[.A233])/2" office:value-type="float" office:value="532.297974863745" calcext:value-type="float">
            <text:p>532.2979748637</text:p>
          </table:table-cell>
        </table:table-row>
        <table:table-row table:style-name="ro1">
          <table:table-cell office:value-type="float" office:value="533.046449340415" calcext:value-type="float">
            <text:p>533.0464493404</text:p>
          </table:table-cell>
          <table:table-cell table:formula="of:=([.A233]+[.A234])/2" office:value-type="float" office:value="532.825448901623" calcext:value-type="float">
            <text:p>532.8254489016</text:p>
          </table:table-cell>
        </table:table-row>
        <table:table-row table:style-name="ro1">
          <table:table-cell office:value-type="float" office:value="533.932037792241" calcext:value-type="float">
            <text:p>533.9320377922</text:p>
          </table:table-cell>
          <table:table-cell table:formula="of:=([.A234]+[.A235])/2" office:value-type="float" office:value="533.489243566328" calcext:value-type="float">
            <text:p>533.4892435663</text:p>
          </table:table-cell>
        </table:table-row>
        <table:table-row table:style-name="ro1">
          <table:table-cell office:value-type="float" office:value="534.83421253022" calcext:value-type="float">
            <text:p>534.8342125302</text:p>
          </table:table-cell>
          <table:table-cell table:formula="of:=([.A235]+[.A236])/2" office:value-type="float" office:value="534.383125161231" calcext:value-type="float">
            <text:p>534.3831251612</text:p>
          </table:table-cell>
        </table:table-row>
        <table:table-row table:style-name="ro1">
          <table:table-cell office:value-type="float" office:value="535.622762143902" calcext:value-type="float">
            <text:p>535.6227621439</text:p>
          </table:table-cell>
          <table:table-cell table:formula="of:=([.A236]+[.A237])/2" office:value-type="float" office:value="535.228487337061" calcext:value-type="float">
            <text:p>535.2284873371</text:p>
          </table:table-cell>
        </table:table-row>
        <table:table-row table:style-name="ro1">
          <table:table-cell office:value-type="float" office:value="536.217540539984" calcext:value-type="float">
            <text:p>536.21754054</text:p>
          </table:table-cell>
          <table:table-cell table:formula="of:=([.A237]+[.A238])/2" office:value-type="float" office:value="535.920151341943" calcext:value-type="float">
            <text:p>535.9201513419</text:p>
          </table:table-cell>
        </table:table-row>
        <table:table-row table:style-name="ro1">
          <table:table-cell office:value-type="float" office:value="536.87379428393" calcext:value-type="float">
            <text:p>536.8737942839</text:p>
          </table:table-cell>
          <table:table-cell table:formula="of:=([.A238]+[.A239])/2" office:value-type="float" office:value="536.545667411957" calcext:value-type="float">
            <text:p>536.545667412</text:p>
          </table:table-cell>
        </table:table-row>
        <table:table-row table:style-name="ro1">
          <table:table-cell office:value-type="float" office:value="537.786701398239" calcext:value-type="float">
            <text:p>537.7867013982</text:p>
          </table:table-cell>
          <table:table-cell table:formula="of:=([.A239]+[.A240])/2" office:value-type="float" office:value="537.330247841084" calcext:value-type="float">
            <text:p>537.3302478411</text:p>
          </table:table-cell>
        </table:table-row>
        <table:table-row table:style-name="ro1">
          <table:table-cell office:value-type="float" office:value="538.956795468971" calcext:value-type="float">
            <text:p>538.956795469</text:p>
          </table:table-cell>
          <table:table-cell table:formula="of:=([.A240]+[.A241])/2" office:value-type="float" office:value="538.371748433605" calcext:value-type="float">
            <text:p>538.3717484336</text:p>
          </table:table-cell>
        </table:table-row>
        <table:table-row table:style-name="ro1">
          <table:table-cell office:value-type="float" office:value="540.148449619477" calcext:value-type="float">
            <text:p>540.1484496195</text:p>
          </table:table-cell>
          <table:table-cell table:formula="of:=([.A241]+[.A242])/2" office:value-type="float" office:value="539.552622544224" calcext:value-type="float">
            <text:p>539.5526225442</text:p>
          </table:table-cell>
        </table:table-row>
        <table:table-row table:style-name="ro1">
          <table:table-cell office:value-type="float" office:value="541.000668560642" calcext:value-type="float">
            <text:p>541.0006685606</text:p>
          </table:table-cell>
          <table:table-cell table:formula="of:=([.A242]+[.A243])/2" office:value-type="float" office:value="540.57455909006" calcext:value-type="float">
            <text:p>540.5745590901</text:p>
          </table:table-cell>
        </table:table-row>
        <table:table-row table:style-name="ro1">
          <table:table-cell office:value-type="float" office:value="541.273356209814" calcext:value-type="float">
            <text:p>541.2733562098</text:p>
          </table:table-cell>
          <table:table-cell table:formula="of:=([.A243]+[.A244])/2" office:value-type="float" office:value="541.137012385228" calcext:value-type="float">
            <text:p>541.1370123852</text:p>
          </table:table-cell>
        </table:table-row>
        <table:table-row table:style-name="ro1">
          <table:table-cell office:value-type="float" office:value="540.97220465727" calcext:value-type="float">
            <text:p>540.9722046573</text:p>
          </table:table-cell>
          <table:table-cell table:formula="of:=([.A244]+[.A245])/2" office:value-type="float" office:value="541.122780433542" calcext:value-type="float">
            <text:p>541.1227804335</text:p>
          </table:table-cell>
        </table:table-row>
        <table:table-row table:style-name="ro1">
          <table:table-cell office:value-type="float" office:value="540.352643265553" calcext:value-type="float">
            <text:p>540.3526432656</text:p>
          </table:table-cell>
          <table:table-cell table:formula="of:=([.A245]+[.A246])/2" office:value-type="float" office:value="540.662423961412" calcext:value-type="float">
            <text:p>540.6624239614</text:p>
          </table:table-cell>
        </table:table-row>
        <table:table-row table:style-name="ro1">
          <table:table-cell office:value-type="float" office:value="539.56205006057" calcext:value-type="float">
            <text:p>539.5620500606</text:p>
          </table:table-cell>
          <table:table-cell table:formula="of:=([.A246]+[.A247])/2" office:value-type="float" office:value="539.957346663062" calcext:value-type="float">
            <text:p>539.9573466631</text:p>
          </table:table-cell>
        </table:table-row>
        <table:table-row table:style-name="ro1">
          <table:table-cell office:value-type="float" office:value="538.386853358117" calcext:value-type="float">
            <text:p>538.3868533581</text:p>
          </table:table-cell>
          <table:table-cell table:formula="of:=([.A247]+[.A248])/2" office:value-type="float" office:value="538.974451709343" calcext:value-type="float">
            <text:p>538.9744517093</text:p>
          </table:table-cell>
        </table:table-row>
        <table:table-row table:style-name="ro1">
          <table:table-cell office:value-type="float" office:value="536.905147431414" calcext:value-type="float">
            <text:p>536.9051474314</text:p>
          </table:table-cell>
          <table:table-cell table:formula="of:=([.A248]+[.A249])/2" office:value-type="float" office:value="537.646000394765" calcext:value-type="float">
            <text:p>537.6460003948</text:p>
          </table:table-cell>
        </table:table-row>
        <table:table-row table:style-name="ro1">
          <table:table-cell office:value-type="float" office:value="535.456968522272" calcext:value-type="float">
            <text:p>535.4569685223</text:p>
          </table:table-cell>
          <table:table-cell table:formula="of:=([.A249]+[.A250])/2" office:value-type="float" office:value="536.181057976843" calcext:value-type="float">
            <text:p>536.1810579768</text:p>
          </table:table-cell>
        </table:table-row>
        <table:table-row table:style-name="ro1">
          <table:table-cell office:value-type="float" office:value="533.980022990574" calcext:value-type="float">
            <text:p>533.9800229906</text:p>
          </table:table-cell>
          <table:table-cell table:formula="of:=([.A250]+[.A251])/2" office:value-type="float" office:value="534.718495756423" calcext:value-type="float">
            <text:p>534.7184957564</text:p>
          </table:table-cell>
        </table:table-row>
        <table:table-row table:style-name="ro1">
          <table:table-cell office:value-type="float" office:value="533.474249129249" calcext:value-type="float">
            <text:p>533.4742491292</text:p>
          </table:table-cell>
          <table:table-cell table:formula="of:=([.A251]+[.A252])/2" office:value-type="float" office:value="533.727136059912" calcext:value-type="float">
            <text:p>533.7271360599</text:p>
          </table:table-cell>
        </table:table-row>
        <table:table-row table:style-name="ro1">
          <table:table-cell office:value-type="float" office:value="533.38143934609" calcext:value-type="float">
            <text:p>533.3814393461</text:p>
          </table:table-cell>
          <table:table-cell table:formula="of:=([.A252]+[.A253])/2" office:value-type="float" office:value="533.42784423767" calcext:value-type="float">
            <text:p>533.4278442377</text:p>
          </table:table-cell>
        </table:table-row>
        <table:table-row table:style-name="ro1">
          <table:table-cell office:value-type="float" office:value="533.196640614819" calcext:value-type="float">
            <text:p>533.1966406148</text:p>
          </table:table-cell>
          <table:table-cell table:formula="of:=([.A253]+[.A254])/2" office:value-type="float" office:value="533.289039980455" calcext:value-type="float">
            <text:p>533.2890399805</text:p>
          </table:table-cell>
        </table:table-row>
        <table:table-row table:style-name="ro1">
          <table:table-cell office:value-type="float" office:value="532.864227133838" calcext:value-type="float">
            <text:p>532.8642271338</text:p>
          </table:table-cell>
          <table:table-cell table:formula="of:=([.A254]+[.A255])/2" office:value-type="float" office:value="533.030433874329" calcext:value-type="float">
            <text:p>533.0304338743</text:p>
          </table:table-cell>
        </table:table-row>
        <table:table-row table:style-name="ro1">
          <table:table-cell office:value-type="float" office:value="532.427953276581" calcext:value-type="float">
            <text:p>532.4279532766</text:p>
          </table:table-cell>
          <table:table-cell table:formula="of:=([.A255]+[.A256])/2" office:value-type="float" office:value="532.646090205209" calcext:value-type="float">
            <text:p>532.6460902052</text:p>
          </table:table-cell>
        </table:table-row>
        <table:table-row table:style-name="ro1">
          <table:table-cell office:value-type="float" office:value="532.237851142105" calcext:value-type="float">
            <text:p>532.2378511421</text:p>
          </table:table-cell>
          <table:table-cell table:formula="of:=([.A256]+[.A257])/2" office:value-type="float" office:value="532.332902209343" calcext:value-type="float">
            <text:p>532.3329022093</text:p>
          </table:table-cell>
        </table:table-row>
        <table:table-row table:style-name="ro1">
          <table:table-cell office:value-type="float" office:value="532.214090457515" calcext:value-type="float">
            <text:p>532.2140904575</text:p>
          </table:table-cell>
          <table:table-cell table:formula="of:=([.A257]+[.A258])/2" office:value-type="float" office:value="532.22597079981" calcext:value-type="float">
            <text:p>532.2259707998</text:p>
          </table:table-cell>
        </table:table-row>
        <table:table-row table:style-name="ro1">
          <table:table-cell office:value-type="float" office:value="531.95006661593" calcext:value-type="float">
            <text:p>531.9500666159</text:p>
          </table:table-cell>
          <table:table-cell table:formula="of:=([.A258]+[.A259])/2" office:value-type="float" office:value="532.082078536723" calcext:value-type="float">
            <text:p>532.0820785367</text:p>
          </table:table-cell>
        </table:table-row>
        <table:table-row table:style-name="ro1">
          <table:table-cell office:value-type="float" office:value="531.945885901136" calcext:value-type="float">
            <text:p>531.9458859011</text:p>
          </table:table-cell>
          <table:table-cell table:formula="of:=([.A259]+[.A260])/2" office:value-type="float" office:value="531.947976258533" calcext:value-type="float">
            <text:p>531.9479762585</text:p>
          </table:table-cell>
        </table:table-row>
        <table:table-row table:style-name="ro1">
          <table:table-cell office:value-type="float" office:value="532.012892084122" calcext:value-type="float">
            <text:p>532.0128920841</text:p>
          </table:table-cell>
          <table:table-cell table:formula="of:=([.A260]+[.A261])/2" office:value-type="float" office:value="531.979388992629" calcext:value-type="float">
            <text:p>531.9793889926</text:p>
          </table:table-cell>
        </table:table-row>
        <table:table-row table:style-name="ro1">
          <table:table-cell office:value-type="float" office:value="532.404121505314" calcext:value-type="float">
            <text:p>532.4041215053</text:p>
          </table:table-cell>
          <table:table-cell table:formula="of:=([.A261]+[.A262])/2" office:value-type="float" office:value="532.208506794718" calcext:value-type="float">
            <text:p>532.2085067947</text:p>
          </table:table-cell>
        </table:table-row>
        <table:table-row table:style-name="ro1">
          <table:table-cell office:value-type="float" office:value="532.701495521239" calcext:value-type="float">
            <text:p>532.7014955212</text:p>
          </table:table-cell>
          <table:table-cell table:formula="of:=([.A262]+[.A263])/2" office:value-type="float" office:value="532.552808513277" calcext:value-type="float">
            <text:p>532.5528085133</text:p>
          </table:table-cell>
        </table:table-row>
        <table:table-row table:style-name="ro1">
          <table:table-cell office:value-type="float" office:value="533.1798989475" calcext:value-type="float">
            <text:p>533.1798989475</text:p>
          </table:table-cell>
          <table:table-cell table:formula="of:=([.A263]+[.A264])/2" office:value-type="float" office:value="532.94069723437" calcext:value-type="float">
            <text:p>532.9406972344</text:p>
          </table:table-cell>
        </table:table-row>
        <table:table-row table:style-name="ro1">
          <table:table-cell office:value-type="float" office:value="533.219319625222" calcext:value-type="float">
            <text:p>533.2193196252</text:p>
          </table:table-cell>
          <table:table-cell table:formula="of:=([.A264]+[.A265])/2" office:value-type="float" office:value="533.199609286361" calcext:value-type="float">
            <text:p>533.1996092864</text:p>
          </table:table-cell>
        </table:table-row>
        <table:table-row table:style-name="ro1">
          <table:table-cell office:value-type="float" office:value="533.167282392206" calcext:value-type="float">
            <text:p>533.1672823922</text:p>
          </table:table-cell>
          <table:table-cell table:formula="of:=([.A265]+[.A266])/2" office:value-type="float" office:value="533.193301008714" calcext:value-type="float">
            <text:p>533.1933010087</text:p>
          </table:table-cell>
        </table:table-row>
        <table:table-row table:style-name="ro1">
          <table:table-cell office:value-type="float" office:value="533.209471291081" calcext:value-type="float">
            <text:p>533.2094712911</text:p>
          </table:table-cell>
          <table:table-cell table:formula="of:=([.A266]+[.A267])/2" office:value-type="float" office:value="533.188376841643" calcext:value-type="float">
            <text:p>533.1883768416</text:p>
          </table:table-cell>
        </table:table-row>
        <table:table-row table:style-name="ro1">
          <table:table-cell office:value-type="float" office:value="533.29770615361" calcext:value-type="float">
            <text:p>533.2977061536</text:p>
          </table:table-cell>
          <table:table-cell table:formula="of:=([.A267]+[.A268])/2" office:value-type="float" office:value="533.253588722345" calcext:value-type="float">
            <text:p>533.2535887223</text:p>
          </table:table-cell>
        </table:table-row>
        <table:table-row table:style-name="ro1">
          <table:table-cell office:value-type="float" office:value="533.396275314612" calcext:value-type="float">
            <text:p>533.3962753146</text:p>
          </table:table-cell>
          <table:table-cell table:formula="of:=([.A268]+[.A269])/2" office:value-type="float" office:value="533.346990734111" calcext:value-type="float">
            <text:p>533.3469907341</text:p>
          </table:table-cell>
        </table:table-row>
        <table:table-row table:style-name="ro1">
          <table:table-cell office:value-type="float" office:value="533.754812079521" calcext:value-type="float">
            <text:p>533.7548120795</text:p>
          </table:table-cell>
          <table:table-cell table:formula="of:=([.A269]+[.A270])/2" office:value-type="float" office:value="533.575543697067" calcext:value-type="float">
            <text:p>533.5755436971</text:p>
          </table:table-cell>
        </table:table-row>
        <table:table-row table:style-name="ro1">
          <table:table-cell office:value-type="float" office:value="533.817418654192" calcext:value-type="float">
            <text:p>533.8174186542</text:p>
          </table:table-cell>
          <table:table-cell table:formula="of:=([.A270]+[.A271])/2" office:value-type="float" office:value="533.786115366856" calcext:value-type="float">
            <text:p>533.7861153669</text:p>
          </table:table-cell>
        </table:table-row>
        <table:table-row table:style-name="ro1">
          <table:table-cell office:value-type="float" office:value="534.333154831703" calcext:value-type="float">
            <text:p>534.3331548317</text:p>
          </table:table-cell>
          <table:table-cell table:formula="of:=([.A271]+[.A272])/2" office:value-type="float" office:value="534.075286742947" calcext:value-type="float">
            <text:p>534.0752867429</text:p>
          </table:table-cell>
        </table:table-row>
        <table:table-row table:style-name="ro1">
          <table:table-cell office:value-type="float" office:value="534.233848054547" calcext:value-type="float">
            <text:p>534.2338480545</text:p>
          </table:table-cell>
          <table:table-cell table:formula="of:=([.A272]+[.A273])/2" office:value-type="float" office:value="534.283501443125" calcext:value-type="float">
            <text:p>534.2835014431</text:p>
          </table:table-cell>
        </table:table-row>
        <table:table-row table:style-name="ro1">
          <table:table-cell office:value-type="float" office:value="533.94214950785" calcext:value-type="float">
            <text:p>533.9421495079</text:p>
          </table:table-cell>
          <table:table-cell table:formula="of:=([.A273]+[.A274])/2" office:value-type="float" office:value="534.087998781198" calcext:value-type="float">
            <text:p>534.0879987812</text:p>
          </table:table-cell>
        </table:table-row>
        <table:table-row table:style-name="ro1">
          <table:table-cell office:value-type="float" office:value="533.416899502332" calcext:value-type="float">
            <text:p>533.4168995023</text:p>
          </table:table-cell>
          <table:table-cell table:formula="of:=([.A274]+[.A275])/2" office:value-type="float" office:value="533.679524505091" calcext:value-type="float">
            <text:p>533.6795245051</text:p>
          </table:table-cell>
        </table:table-row>
        <table:table-row table:style-name="ro1">
          <table:table-cell office:value-type="float" office:value="532.638615177088" calcext:value-type="float">
            <text:p>532.6386151771</text:p>
          </table:table-cell>
          <table:table-cell table:formula="of:=([.A275]+[.A276])/2" office:value-type="float" office:value="533.02775733971" calcext:value-type="float">
            <text:p>533.0277573397</text:p>
          </table:table-cell>
        </table:table-row>
        <table:table-row table:style-name="ro1">
          <table:table-cell office:value-type="float" office:value="532.15028076602" calcext:value-type="float">
            <text:p>532.150280766</text:p>
          </table:table-cell>
          <table:table-cell table:formula="of:=([.A276]+[.A277])/2" office:value-type="float" office:value="532.394447971554" calcext:value-type="float">
            <text:p>532.3944479716</text:p>
          </table:table-cell>
        </table:table-row>
        <table:table-row table:style-name="ro1">
          <table:table-cell office:value-type="float" office:value="532.113641461943" calcext:value-type="float">
            <text:p>532.1136414619</text:p>
          </table:table-cell>
          <table:table-cell table:formula="of:=([.A277]+[.A278])/2" office:value-type="float" office:value="532.131961113982" calcext:value-type="float">
            <text:p>532.131961114</text:p>
          </table:table-cell>
        </table:table-row>
        <table:table-row table:style-name="ro1">
          <table:table-cell office:value-type="float" office:value="532.757153219119" calcext:value-type="float">
            <text:p>532.7571532191</text:p>
          </table:table-cell>
          <table:table-cell table:formula="of:=([.A278]+[.A279])/2" office:value-type="float" office:value="532.435397340531" calcext:value-type="float">
            <text:p>532.4353973405</text:p>
          </table:table-cell>
        </table:table-row>
        <table:table-row table:style-name="ro1">
          <table:table-cell office:value-type="float" office:value="533.731355787352" calcext:value-type="float">
            <text:p>533.7313557874</text:p>
          </table:table-cell>
          <table:table-cell table:formula="of:=([.A279]+[.A280])/2" office:value-type="float" office:value="533.244254503235" calcext:value-type="float">
            <text:p>533.2442545032</text:p>
          </table:table-cell>
        </table:table-row>
        <table:table-row table:style-name="ro1">
          <table:table-cell office:value-type="float" office:value="534.623998214156" calcext:value-type="float">
            <text:p>534.6239982142</text:p>
          </table:table-cell>
          <table:table-cell table:formula="of:=([.A280]+[.A281])/2" office:value-type="float" office:value="534.177677000754" calcext:value-type="float">
            <text:p>534.1776770008</text:p>
          </table:table-cell>
        </table:table-row>
        <table:table-row table:style-name="ro1">
          <table:table-cell office:value-type="float" office:value="535.525873518119" calcext:value-type="float">
            <text:p>535.5258735181</text:p>
          </table:table-cell>
          <table:table-cell table:formula="of:=([.A281]+[.A282])/2" office:value-type="float" office:value="535.074935866138" calcext:value-type="float">
            <text:p>535.0749358661</text:p>
          </table:table-cell>
        </table:table-row>
        <table:table-row table:style-name="ro1">
          <table:table-cell office:value-type="float" office:value="536.500921912366" calcext:value-type="float">
            <text:p>536.5009219124</text:p>
          </table:table-cell>
          <table:table-cell table:formula="of:=([.A282]+[.A283])/2" office:value-type="float" office:value="536.013397715243" calcext:value-type="float">
            <text:p>536.0133977152</text:p>
          </table:table-cell>
        </table:table-row>
        <table:table-row table:style-name="ro1">
          <table:table-cell office:value-type="float" office:value="537.568401281618" calcext:value-type="float">
            <text:p>537.5684012816</text:p>
          </table:table-cell>
          <table:table-cell table:formula="of:=([.A283]+[.A284])/2" office:value-type="float" office:value="537.034661596992" calcext:value-type="float">
            <text:p>537.034661597</text:p>
          </table:table-cell>
        </table:table-row>
        <table:table-row table:style-name="ro1">
          <table:table-cell office:value-type="float" office:value="537.997741990317" calcext:value-type="float">
            <text:p>537.9977419903</text:p>
          </table:table-cell>
          <table:table-cell table:formula="of:=([.A284]+[.A285])/2" office:value-type="float" office:value="537.783071635967" calcext:value-type="float">
            <text:p>537.783071636</text:p>
          </table:table-cell>
        </table:table-row>
        <table:table-row table:style-name="ro1">
          <table:table-cell office:value-type="float" office:value="538.460288415958" calcext:value-type="float">
            <text:p>538.460288416</text:p>
          </table:table-cell>
          <table:table-cell table:formula="of:=([.A285]+[.A286])/2" office:value-type="float" office:value="538.229015203137" calcext:value-type="float">
            <text:p>538.2290152031</text:p>
          </table:table-cell>
        </table:table-row>
        <table:table-row table:style-name="ro1">
          <table:table-cell office:value-type="float" office:value="538.422760967796" calcext:value-type="float">
            <text:p>538.4227609678</text:p>
          </table:table-cell>
          <table:table-cell table:formula="of:=([.A286]+[.A287])/2" office:value-type="float" office:value="538.441524691877" calcext:value-type="float">
            <text:p>538.4415246919</text:p>
          </table:table-cell>
        </table:table-row>
        <table:table-row table:style-name="ro1">
          <table:table-cell office:value-type="float" office:value="537.906460196585" calcext:value-type="float">
            <text:p>537.9064601966</text:p>
          </table:table-cell>
          <table:table-cell table:formula="of:=([.A287]+[.A288])/2" office:value-type="float" office:value="538.164610582191" calcext:value-type="float">
            <text:p>538.1646105822</text:p>
          </table:table-cell>
        </table:table-row>
        <table:table-row table:style-name="ro1">
          <table:table-cell office:value-type="float" office:value="537.655863847884" calcext:value-type="float">
            <text:p>537.6558638479</text:p>
          </table:table-cell>
          <table:table-cell table:formula="of:=([.A288]+[.A289])/2" office:value-type="float" office:value="537.781162022235" calcext:value-type="float">
            <text:p>537.7811620222</text:p>
          </table:table-cell>
        </table:table-row>
        <table:table-row table:style-name="ro1">
          <table:table-cell office:value-type="float" office:value="537.803786758351" calcext:value-type="float">
            <text:p>537.8037867584</text:p>
          </table:table-cell>
          <table:table-cell table:formula="of:=([.A289]+[.A290])/2" office:value-type="float" office:value="537.729825303118" calcext:value-type="float">
            <text:p>537.7298253031</text:p>
          </table:table-cell>
        </table:table-row>
        <table:table-row table:style-name="ro1">
          <table:table-cell office:value-type="float" office:value="537.989862293826" calcext:value-type="float">
            <text:p>537.9898622938</text:p>
          </table:table-cell>
          <table:table-cell table:formula="of:=([.A290]+[.A291])/2" office:value-type="float" office:value="537.896824526089" calcext:value-type="float">
            <text:p>537.8968245261</text:p>
          </table:table-cell>
        </table:table-row>
        <table:table-row table:style-name="ro1">
          <table:table-cell office:value-type="float" office:value="538.24718227841" calcext:value-type="float">
            <text:p>538.2471822784</text:p>
          </table:table-cell>
          <table:table-cell table:formula="of:=([.A291]+[.A292])/2" office:value-type="float" office:value="538.118522286118" calcext:value-type="float">
            <text:p>538.1185222861</text:p>
          </table:table-cell>
        </table:table-row>
        <table:table-row table:style-name="ro1">
          <table:table-cell office:value-type="float" office:value="538.870290182452" calcext:value-type="float">
            <text:p>538.8702901825</text:p>
          </table:table-cell>
          <table:table-cell table:formula="of:=([.A292]+[.A293])/2" office:value-type="float" office:value="538.558736230431" calcext:value-type="float">
            <text:p>538.5587362304</text:p>
          </table:table-cell>
        </table:table-row>
        <table:table-row table:style-name="ro1">
          <table:table-cell office:value-type="float" office:value="539.654210065154" calcext:value-type="float">
            <text:p>539.6542100652</text:p>
          </table:table-cell>
          <table:table-cell table:formula="of:=([.A293]+[.A294])/2" office:value-type="float" office:value="539.262250123803" calcext:value-type="float">
            <text:p>539.2622501238</text:p>
          </table:table-cell>
        </table:table-row>
        <table:table-row table:style-name="ro1">
          <table:table-cell office:value-type="float" office:value="540.374587761062" calcext:value-type="float">
            <text:p>540.3745877611</text:p>
          </table:table-cell>
          <table:table-cell table:formula="of:=([.A294]+[.A295])/2" office:value-type="float" office:value="540.014398913108" calcext:value-type="float">
            <text:p>540.0143989131</text:p>
          </table:table-cell>
        </table:table-row>
        <table:table-row table:style-name="ro1">
          <table:table-cell office:value-type="float" office:value="540.830914659667" calcext:value-type="float">
            <text:p>540.8309146597</text:p>
          </table:table-cell>
          <table:table-cell table:formula="of:=([.A295]+[.A296])/2" office:value-type="float" office:value="540.602751210365" calcext:value-type="float">
            <text:p>540.6027512104</text:p>
          </table:table-cell>
        </table:table-row>
        <table:table-row table:style-name="ro1">
          <table:table-cell office:value-type="float" office:value="541.225028477443" calcext:value-type="float">
            <text:p>541.2250284774</text:p>
          </table:table-cell>
          <table:table-cell table:formula="of:=([.A296]+[.A297])/2" office:value-type="float" office:value="541.027971568555" calcext:value-type="float">
            <text:p>541.0279715686</text:p>
          </table:table-cell>
        </table:table-row>
        <table:table-row table:style-name="ro1">
          <table:table-cell office:value-type="float" office:value="541.476479165424" calcext:value-type="float">
            <text:p>541.4764791654</text:p>
          </table:table-cell>
          <table:table-cell table:formula="of:=([.A297]+[.A298])/2" office:value-type="float" office:value="541.350753821434" calcext:value-type="float">
            <text:p>541.3507538214</text:p>
          </table:table-cell>
        </table:table-row>
        <table:table-row table:style-name="ro1">
          <table:table-cell office:value-type="float" office:value="541.764286862902" calcext:value-type="float">
            <text:p>541.7642868629</text:p>
          </table:table-cell>
          <table:table-cell table:formula="of:=([.A298]+[.A299])/2" office:value-type="float" office:value="541.620383014163" calcext:value-type="float">
            <text:p>541.6203830142</text:p>
          </table:table-cell>
        </table:table-row>
        <table:table-row table:style-name="ro1">
          <table:table-cell office:value-type="float" office:value="541.919497128142" calcext:value-type="float">
            <text:p>541.9194971281</text:p>
          </table:table-cell>
          <table:table-cell table:formula="of:=([.A299]+[.A300])/2" office:value-type="float" office:value="541.841891995522" calcext:value-type="float">
            <text:p>541.8418919955</text:p>
          </table:table-cell>
        </table:table-row>
        <table:table-row table:style-name="ro1">
          <table:table-cell office:value-type="float" office:value="542.383943719072" calcext:value-type="float">
            <text:p>542.3839437191</text:p>
          </table:table-cell>
          <table:table-cell table:formula="of:=([.A300]+[.A301])/2" office:value-type="float" office:value="542.151720423607" calcext:value-type="float">
            <text:p>542.1517204236</text:p>
          </table:table-cell>
        </table:table-row>
        <table:table-row table:style-name="ro1">
          <table:table-cell office:value-type="float" office:value="543.375825019872" calcext:value-type="float">
            <text:p>543.3758250199</text:p>
          </table:table-cell>
          <table:table-cell table:formula="of:=([.A301]+[.A302])/2" office:value-type="float" office:value="542.879884369472" calcext:value-type="float">
            <text:p>542.8798843695</text:p>
          </table:table-cell>
        </table:table-row>
        <table:table-row table:style-name="ro1">
          <table:table-cell office:value-type="float" office:value="544.236912785986" calcext:value-type="float">
            <text:p>544.236912786</text:p>
          </table:table-cell>
          <table:table-cell table:formula="of:=([.A302]+[.A303])/2" office:value-type="float" office:value="543.806368902929" calcext:value-type="float">
            <text:p>543.8063689029</text:p>
          </table:table-cell>
        </table:table-row>
        <table:table-row table:style-name="ro1">
          <table:table-cell office:value-type="float" office:value="545.591459296217" calcext:value-type="float">
            <text:p>545.5914592962</text:p>
          </table:table-cell>
          <table:table-cell table:formula="of:=([.A303]+[.A304])/2" office:value-type="float" office:value="544.914186041101" calcext:value-type="float">
            <text:p>544.9141860411</text:p>
          </table:table-cell>
        </table:table-row>
        <table:table-row table:style-name="ro1">
          <table:table-cell office:value-type="float" office:value="546.934596308566" calcext:value-type="float">
            <text:p>546.9345963086</text:p>
          </table:table-cell>
          <table:table-cell table:formula="of:=([.A304]+[.A305])/2" office:value-type="float" office:value="546.263027802392" calcext:value-type="float">
            <text:p>546.2630278024</text:p>
          </table:table-cell>
        </table:table-row>
        <table:table-row table:style-name="ro1">
          <table:table-cell office:value-type="float" office:value="547.507828818537" calcext:value-type="float">
            <text:p>547.5078288185</text:p>
          </table:table-cell>
          <table:table-cell table:formula="of:=([.A305]+[.A306])/2" office:value-type="float" office:value="547.221212563552" calcext:value-type="float">
            <text:p>547.2212125636</text:p>
          </table:table-cell>
        </table:table-row>
        <table:table-row table:style-name="ro1">
          <table:table-cell office:value-type="float" office:value="548.235113928664" calcext:value-type="float">
            <text:p>548.2351139287</text:p>
          </table:table-cell>
          <table:table-cell table:formula="of:=([.A306]+[.A307])/2" office:value-type="float" office:value="547.8714713736" calcext:value-type="float">
            <text:p>547.8714713736</text:p>
          </table:table-cell>
        </table:table-row>
        <table:table-row table:style-name="ro1">
          <table:table-cell office:value-type="float" office:value="548.786144403371" calcext:value-type="float">
            <text:p>548.7861444034</text:p>
          </table:table-cell>
          <table:table-cell table:formula="of:=([.A307]+[.A308])/2" office:value-type="float" office:value="548.510629166017" calcext:value-type="float">
            <text:p>548.510629166</text:p>
          </table:table-cell>
        </table:table-row>
        <table:table-row table:style-name="ro1">
          <table:table-cell office:value-type="float" office:value="549.629072669961" calcext:value-type="float">
            <text:p>549.62907267</text:p>
          </table:table-cell>
          <table:table-cell table:formula="of:=([.A308]+[.A309])/2" office:value-type="float" office:value="549.207608536666" calcext:value-type="float">
            <text:p>549.2076085367</text:p>
          </table:table-cell>
        </table:table-row>
        <table:table-row table:style-name="ro1">
          <table:table-cell office:value-type="float" office:value="549.589155956138" calcext:value-type="float">
            <text:p>549.5891559561</text:p>
          </table:table-cell>
          <table:table-cell table:formula="of:=([.A309]+[.A310])/2" office:value-type="float" office:value="549.60911431305" calcext:value-type="float">
            <text:p>549.6091143131</text:p>
          </table:table-cell>
        </table:table-row>
        <table:table-row table:style-name="ro1">
          <table:table-cell office:value-type="float" office:value="550.330414609832" calcext:value-type="float">
            <text:p>550.3304146098</text:p>
          </table:table-cell>
          <table:table-cell table:formula="of:=([.A310]+[.A311])/2" office:value-type="float" office:value="549.959785282985" calcext:value-type="float">
            <text:p>549.959785283</text:p>
          </table:table-cell>
        </table:table-row>
        <table:table-row table:style-name="ro1">
          <table:table-cell office:value-type="float" office:value="550.894782134844" calcext:value-type="float">
            <text:p>550.8947821348</text:p>
          </table:table-cell>
          <table:table-cell table:formula="of:=([.A311]+[.A312])/2" office:value-type="float" office:value="550.612598372338" calcext:value-type="float">
            <text:p>550.6125983723</text:p>
          </table:table-cell>
        </table:table-row>
        <table:table-row table:style-name="ro1">
          <table:table-cell office:value-type="float" office:value="551.696026657774" calcext:value-type="float">
            <text:p>551.6960266578</text:p>
          </table:table-cell>
          <table:table-cell table:formula="of:=([.A312]+[.A313])/2" office:value-type="float" office:value="551.295404396309" calcext:value-type="float">
            <text:p>551.2954043963</text:p>
          </table:table-cell>
        </table:table-row>
        <table:table-row table:style-name="ro1">
          <table:table-cell office:value-type="float" office:value="552.867510234011" calcext:value-type="float">
            <text:p>552.867510234</text:p>
          </table:table-cell>
          <table:table-cell table:formula="of:=([.A313]+[.A314])/2" office:value-type="float" office:value="552.281768445893" calcext:value-type="float">
            <text:p>552.2817684459</text:p>
          </table:table-cell>
        </table:table-row>
        <table:table-row table:style-name="ro1">
          <table:table-cell office:value-type="float" office:value="554.207723467871" calcext:value-type="float">
            <text:p>554.2077234679</text:p>
          </table:table-cell>
          <table:table-cell table:formula="of:=([.A314]+[.A315])/2" office:value-type="float" office:value="553.537616850941" calcext:value-type="float">
            <text:p>553.5376168509</text:p>
          </table:table-cell>
        </table:table-row>
        <table:table-row table:style-name="ro1">
          <table:table-cell office:value-type="float" office:value="555.576542432947" calcext:value-type="float">
            <text:p>555.5765424329</text:p>
          </table:table-cell>
          <table:table-cell table:formula="of:=([.A315]+[.A316])/2" office:value-type="float" office:value="554.892132950409" calcext:value-type="float">
            <text:p>554.8921329504</text:p>
          </table:table-cell>
        </table:table-row>
        <table:table-row table:style-name="ro1">
          <table:table-cell office:value-type="float" office:value="556.862886015678" calcext:value-type="float">
            <text:p>556.8628860157</text:p>
          </table:table-cell>
          <table:table-cell table:formula="of:=([.A316]+[.A317])/2" office:value-type="float" office:value="556.219714224312" calcext:value-type="float">
            <text:p>556.2197142243</text:p>
          </table:table-cell>
        </table:table-row>
        <table:table-row table:style-name="ro1">
          <table:table-cell office:value-type="float" office:value="558.279395918234" calcext:value-type="float">
            <text:p>558.2793959182</text:p>
          </table:table-cell>
          <table:table-cell table:formula="of:=([.A317]+[.A318])/2" office:value-type="float" office:value="557.571140966956" calcext:value-type="float">
            <text:p>557.571140967</text:p>
          </table:table-cell>
        </table:table-row>
        <table:table-row table:style-name="ro1">
          <table:table-cell office:value-type="float" office:value="559.552210047908" calcext:value-type="float">
            <text:p>559.5522100479</text:p>
          </table:table-cell>
          <table:table-cell table:formula="of:=([.A318]+[.A319])/2" office:value-type="float" office:value="558.915802983071" calcext:value-type="float">
            <text:p>558.9158029831</text:p>
          </table:table-cell>
        </table:table-row>
        <table:table-row table:style-name="ro1">
          <table:table-cell office:value-type="float" office:value="560.497163625867" calcext:value-type="float">
            <text:p>560.4971636259</text:p>
          </table:table-cell>
          <table:table-cell table:formula="of:=([.A319]+[.A320])/2" office:value-type="float" office:value="560.024686836888" calcext:value-type="float">
            <text:p>560.0246868369</text:p>
          </table:table-cell>
        </table:table-row>
        <table:table-row table:style-name="ro1">
          <table:table-cell office:value-type="float" office:value="561.261098120969" calcext:value-type="float">
            <text:p>561.261098121</text:p>
          </table:table-cell>
          <table:table-cell table:formula="of:=([.A320]+[.A321])/2" office:value-type="float" office:value="560.879130873418" calcext:value-type="float">
            <text:p>560.8791308734</text:p>
          </table:table-cell>
        </table:table-row>
        <table:table-row table:style-name="ro1">
          <table:table-cell office:value-type="float" office:value="561.928808095753" calcext:value-type="float">
            <text:p>561.9288080958</text:p>
          </table:table-cell>
          <table:table-cell table:formula="of:=([.A321]+[.A322])/2" office:value-type="float" office:value="561.594953108361" calcext:value-type="float">
            <text:p>561.5949531084</text:p>
          </table:table-cell>
        </table:table-row>
        <table:table-row table:style-name="ro1">
          <table:table-cell office:value-type="float" office:value="562.793444384729" calcext:value-type="float">
            <text:p>562.7934443847</text:p>
          </table:table-cell>
          <table:table-cell table:formula="of:=([.A322]+[.A323])/2" office:value-type="float" office:value="562.361126240241" calcext:value-type="float">
            <text:p>562.3611262402</text:p>
          </table:table-cell>
        </table:table-row>
        <table:table-row table:style-name="ro1">
          <table:table-cell office:value-type="float" office:value="563.837082257594" calcext:value-type="float">
            <text:p>563.8370822576</text:p>
          </table:table-cell>
          <table:table-cell table:formula="of:=([.A323]+[.A324])/2" office:value-type="float" office:value="563.315263321161" calcext:value-type="float">
            <text:p>563.3152633212</text:p>
          </table:table-cell>
        </table:table-row>
        <table:table-row table:style-name="ro1">
          <table:table-cell office:value-type="float" office:value="564.396579173309" calcext:value-type="float">
            <text:p>564.3965791733</text:p>
          </table:table-cell>
          <table:table-cell table:formula="of:=([.A324]+[.A325])/2" office:value-type="float" office:value="564.116830715451" calcext:value-type="float">
            <text:p>564.1168307155</text:p>
          </table:table-cell>
        </table:table-row>
        <table:table-row table:style-name="ro1">
          <table:table-cell office:value-type="float" office:value="564.539486401598" calcext:value-type="float">
            <text:p>564.5394864016</text:p>
          </table:table-cell>
          <table:table-cell table:formula="of:=([.A325]+[.A326])/2" office:value-type="float" office:value="564.468032787453" calcext:value-type="float">
            <text:p>564.4680327875</text:p>
          </table:table-cell>
        </table:table-row>
        <table:table-row table:style-name="ro1">
          <table:table-cell office:value-type="float" office:value="564.498820353288" calcext:value-type="float">
            <text:p>564.4988203533</text:p>
          </table:table-cell>
          <table:table-cell table:formula="of:=([.A326]+[.A327])/2" office:value-type="float" office:value="564.519153377443" calcext:value-type="float">
            <text:p>564.5191533774</text:p>
          </table:table-cell>
        </table:table-row>
        <table:table-row table:style-name="ro1">
          <table:table-cell office:value-type="float" office:value="564.445874377784" calcext:value-type="float">
            <text:p>564.4458743778</text:p>
          </table:table-cell>
          <table:table-cell table:formula="of:=([.A327]+[.A328])/2" office:value-type="float" office:value="564.472347365536" calcext:value-type="float">
            <text:p>564.4723473655</text:p>
          </table:table-cell>
        </table:table-row>
        <table:table-row table:style-name="ro1">
          <table:table-cell office:value-type="float" office:value="564.517234977034" calcext:value-type="float">
            <text:p>564.517234977</text:p>
          </table:table-cell>
          <table:table-cell table:formula="of:=([.A328]+[.A329])/2" office:value-type="float" office:value="564.481554677409" calcext:value-type="float">
            <text:p>564.4815546774</text:p>
          </table:table-cell>
        </table:table-row>
        <table:table-row table:style-name="ro1">
          <table:table-cell office:value-type="float" office:value="564.822984749782" calcext:value-type="float">
            <text:p>564.8229847498</text:p>
          </table:table-cell>
          <table:table-cell table:formula="of:=([.A329]+[.A330])/2" office:value-type="float" office:value="564.670109863408" calcext:value-type="float">
            <text:p>564.6701098634</text:p>
          </table:table-cell>
        </table:table-row>
        <table:table-row table:style-name="ro1">
          <table:table-cell office:value-type="float" office:value="565.232712184695" calcext:value-type="float">
            <text:p>565.2327121847</text:p>
          </table:table-cell>
          <table:table-cell table:formula="of:=([.A330]+[.A331])/2" office:value-type="float" office:value="565.027848467238" calcext:value-type="float">
            <text:p>565.0278484672</text:p>
          </table:table-cell>
        </table:table-row>
        <table:table-row table:style-name="ro1">
          <table:table-cell office:value-type="float" office:value="565.661088672979" calcext:value-type="float">
            <text:p>565.661088673</text:p>
          </table:table-cell>
          <table:table-cell table:formula="of:=([.A331]+[.A332])/2" office:value-type="float" office:value="565.446900428837" calcext:value-type="float">
            <text:p>565.4469004288</text:p>
          </table:table-cell>
        </table:table-row>
        <table:table-row table:style-name="ro1">
          <table:table-cell office:value-type="float" office:value="566.185206386369" calcext:value-type="float">
            <text:p>566.1852063864</text:p>
          </table:table-cell>
          <table:table-cell table:formula="of:=([.A332]+[.A333])/2" office:value-type="float" office:value="565.923147529674" calcext:value-type="float">
            <text:p>565.9231475297</text:p>
          </table:table-cell>
        </table:table-row>
        <table:table-row table:style-name="ro1">
          <table:table-cell office:value-type="float" office:value="566.264942642292" calcext:value-type="float">
            <text:p>566.2649426423</text:p>
          </table:table-cell>
          <table:table-cell table:formula="of:=([.A333]+[.A334])/2" office:value-type="float" office:value="566.22507451433" calcext:value-type="float">
            <text:p>566.2250745143</text:p>
          </table:table-cell>
        </table:table-row>
        <table:table-row table:style-name="ro1">
          <table:table-cell office:value-type="float" office:value="566.822489851113" calcext:value-type="float">
            <text:p>566.8224898511</text:p>
          </table:table-cell>
          <table:table-cell table:formula="of:=([.A334]+[.A335])/2" office:value-type="float" office:value="566.543716246702" calcext:value-type="float">
            <text:p>566.5437162467</text:p>
          </table:table-cell>
        </table:table-row>
        <table:table-row table:style-name="ro1">
          <table:table-cell office:value-type="float" office:value="567.427886542481" calcext:value-type="float">
            <text:p>567.4278865425</text:p>
          </table:table-cell>
          <table:table-cell table:formula="of:=([.A335]+[.A336])/2" office:value-type="float" office:value="567.125188196797" calcext:value-type="float">
            <text:p>567.1251881968</text:p>
          </table:table-cell>
        </table:table-row>
        <table:table-row table:style-name="ro1">
          <table:table-cell office:value-type="float" office:value="568.233590650656" calcext:value-type="float">
            <text:p>568.2335906507</text:p>
          </table:table-cell>
          <table:table-cell table:formula="of:=([.A336]+[.A337])/2" office:value-type="float" office:value="567.830738596568" calcext:value-type="float">
            <text:p>567.8307385966</text:p>
          </table:table-cell>
        </table:table-row>
        <table:table-row table:style-name="ro1">
          <table:table-cell office:value-type="float" office:value="568.622542042061" calcext:value-type="float">
            <text:p>568.6225420421</text:p>
          </table:table-cell>
          <table:table-cell table:formula="of:=([.A337]+[.A338])/2" office:value-type="float" office:value="568.428066346358" calcext:value-type="float">
            <text:p>568.4280663464</text:p>
          </table:table-cell>
        </table:table-row>
        <table:table-row table:style-name="ro1">
          <table:table-cell office:value-type="float" office:value="569.272651609786" calcext:value-type="float">
            <text:p>569.2726516098</text:p>
          </table:table-cell>
          <table:table-cell table:formula="of:=([.A338]+[.A339])/2" office:value-type="float" office:value="568.947596825923" calcext:value-type="float">
            <text:p>568.9475968259</text:p>
          </table:table-cell>
        </table:table-row>
        <table:table-row table:style-name="ro1">
          <table:table-cell office:value-type="float" office:value="570.666528712987" calcext:value-type="float">
            <text:p>570.666528713</text:p>
          </table:table-cell>
          <table:table-cell table:formula="of:=([.A339]+[.A340])/2" office:value-type="float" office:value="569.969590161387" calcext:value-type="float">
            <text:p>569.9695901614</text:p>
          </table:table-cell>
        </table:table-row>
        <table:table-row table:style-name="ro1">
          <table:table-cell office:value-type="float" office:value="572.27837540385" calcext:value-type="float">
            <text:p>572.2783754039</text:p>
          </table:table-cell>
          <table:table-cell table:formula="of:=([.A340]+[.A341])/2" office:value-type="float" office:value="571.472452058418" calcext:value-type="float">
            <text:p>571.4724520584</text:p>
          </table:table-cell>
        </table:table-row>
        <table:table-row table:style-name="ro1">
          <table:table-cell office:value-type="float" office:value="573.539896629396" calcext:value-type="float">
            <text:p>573.5398966294</text:p>
          </table:table-cell>
          <table:table-cell table:formula="of:=([.A341]+[.A342])/2" office:value-type="float" office:value="572.909136016623" calcext:value-type="float">
            <text:p>572.9091360166</text:p>
          </table:table-cell>
        </table:table-row>
        <table:table-row table:style-name="ro1">
          <table:table-cell office:value-type="float" office:value="574.600610467906" calcext:value-type="float">
            <text:p>574.6006104679</text:p>
          </table:table-cell>
          <table:table-cell table:formula="of:=([.A342]+[.A343])/2" office:value-type="float" office:value="574.070253548651" calcext:value-type="float">
            <text:p>574.0702535487</text:p>
          </table:table-cell>
        </table:table-row>
        <table:table-row table:style-name="ro1">
          <table:table-cell office:value-type="float" office:value="575.348911417786" calcext:value-type="float">
            <text:p>575.3489114178</text:p>
          </table:table-cell>
          <table:table-cell table:formula="of:=([.A343]+[.A344])/2" office:value-type="float" office:value="574.974760942846" calcext:value-type="float">
            <text:p>574.9747609428</text:p>
          </table:table-cell>
        </table:table-row>
        <table:table-row table:style-name="ro1">
          <table:table-cell office:value-type="float" office:value="575.882618404842" calcext:value-type="float">
            <text:p>575.8826184048</text:p>
          </table:table-cell>
          <table:table-cell table:formula="of:=([.A344]+[.A345])/2" office:value-type="float" office:value="575.615764911314" calcext:value-type="float">
            <text:p>575.6157649113</text:p>
          </table:table-cell>
        </table:table-row>
        <table:table-row table:style-name="ro1">
          <table:table-cell office:value-type="float" office:value="576.434337233989" calcext:value-type="float">
            <text:p>576.434337234</text:p>
          </table:table-cell>
          <table:table-cell table:formula="of:=([.A345]+[.A346])/2" office:value-type="float" office:value="576.158477819416" calcext:value-type="float">
            <text:p>576.1584778194</text:p>
          </table:table-cell>
        </table:table-row>
        <table:table-row table:style-name="ro1">
          <table:table-cell office:value-type="float" office:value="576.88488721925" calcext:value-type="float">
            <text:p>576.8848872193</text:p>
          </table:table-cell>
          <table:table-cell table:formula="of:=([.A346]+[.A347])/2" office:value-type="float" office:value="576.659612226619" calcext:value-type="float">
            <text:p>576.6596122266</text:p>
          </table:table-cell>
        </table:table-row>
        <table:table-row table:style-name="ro1">
          <table:table-cell office:value-type="float" office:value="577.424537729024" calcext:value-type="float">
            <text:p>577.424537729</text:p>
          </table:table-cell>
          <table:table-cell table:formula="of:=([.A347]+[.A348])/2" office:value-type="float" office:value="577.154712474137" calcext:value-type="float">
            <text:p>577.1547124741</text:p>
          </table:table-cell>
        </table:table-row>
        <table:table-row table:style-name="ro1">
          <table:table-cell office:value-type="float" office:value="577.898479355001" calcext:value-type="float">
            <text:p>577.898479355</text:p>
          </table:table-cell>
          <table:table-cell table:formula="of:=([.A348]+[.A349])/2" office:value-type="float" office:value="577.661508542012" calcext:value-type="float">
            <text:p>577.661508542</text:p>
          </table:table-cell>
        </table:table-row>
        <table:table-row table:style-name="ro1">
          <table:table-cell office:value-type="float" office:value="578.517178291111" calcext:value-type="float">
            <text:p>578.5171782911</text:p>
          </table:table-cell>
          <table:table-cell table:formula="of:=([.A349]+[.A350])/2" office:value-type="float" office:value="578.207828823056" calcext:value-type="float">
            <text:p>578.2078288231</text:p>
          </table:table-cell>
        </table:table-row>
        <table:table-row table:style-name="ro1">
          <table:table-cell office:value-type="float" office:value="579.119991883891" calcext:value-type="float">
            <text:p>579.1199918839</text:p>
          </table:table-cell>
          <table:table-cell table:formula="of:=([.A350]+[.A351])/2" office:value-type="float" office:value="578.818585087501" calcext:value-type="float">
            <text:p>578.8185850875</text:p>
          </table:table-cell>
        </table:table-row>
        <table:table-row table:style-name="ro1">
          <table:table-cell office:value-type="float" office:value="579.881170141572" calcext:value-type="float">
            <text:p>579.8811701416</text:p>
          </table:table-cell>
          <table:table-cell table:formula="of:=([.A351]+[.A352])/2" office:value-type="float" office:value="579.500581012731" calcext:value-type="float">
            <text:p>579.5005810127</text:p>
          </table:table-cell>
        </table:table-row>
        <table:table-row table:style-name="ro1">
          <table:table-cell office:value-type="float" office:value="580.62071476833" calcext:value-type="float">
            <text:p>580.6207147683</text:p>
          </table:table-cell>
          <table:table-cell table:formula="of:=([.A352]+[.A353])/2" office:value-type="float" office:value="580.250942454951" calcext:value-type="float">
            <text:p>580.250942455</text:p>
          </table:table-cell>
        </table:table-row>
        <table:table-row table:style-name="ro1">
          <table:table-cell office:value-type="float" office:value="581.25636134744" calcext:value-type="float">
            <text:p>581.2563613474</text:p>
          </table:table-cell>
          <table:table-cell table:formula="of:=([.A353]+[.A354])/2" office:value-type="float" office:value="580.938538057885" calcext:value-type="float">
            <text:p>580.9385380579</text:p>
          </table:table-cell>
        </table:table-row>
        <table:table-row table:style-name="ro1">
          <table:table-cell office:value-type="float" office:value="581.95180326848" calcext:value-type="float">
            <text:p>581.9518032685</text:p>
          </table:table-cell>
          <table:table-cell table:formula="of:=([.A354]+[.A355])/2" office:value-type="float" office:value="581.60408230796" calcext:value-type="float">
            <text:p>581.604082308</text:p>
          </table:table-cell>
        </table:table-row>
        <table:table-row table:style-name="ro1">
          <table:table-cell office:value-type="float" office:value="582.640859857019" calcext:value-type="float">
            <text:p>582.640859857</text:p>
          </table:table-cell>
          <table:table-cell table:formula="of:=([.A355]+[.A356])/2" office:value-type="float" office:value="582.29633156275" calcext:value-type="float">
            <text:p>582.2963315628</text:p>
          </table:table-cell>
        </table:table-row>
        <table:table-row table:style-name="ro1">
          <table:table-cell office:value-type="float" office:value="583.356786176873" calcext:value-type="float">
            <text:p>583.3567861769</text:p>
          </table:table-cell>
          <table:table-cell table:formula="of:=([.A356]+[.A357])/2" office:value-type="float" office:value="582.998823016946" calcext:value-type="float">
            <text:p>582.9988230169</text:p>
          </table:table-cell>
        </table:table-row>
        <table:table-row table:style-name="ro1">
          <table:table-cell office:value-type="float" office:value="584.061655785625" calcext:value-type="float">
            <text:p>584.0616557856</text:p>
          </table:table-cell>
          <table:table-cell table:formula="of:=([.A357]+[.A358])/2" office:value-type="float" office:value="583.709220981249" calcext:value-type="float">
            <text:p>583.7092209813</text:p>
          </table:table-cell>
        </table:table-row>
        <table:table-row table:style-name="ro1">
          <table:table-cell office:value-type="float" office:value="584.85202212853" calcext:value-type="float">
            <text:p>584.8520221285</text:p>
          </table:table-cell>
          <table:table-cell table:formula="of:=([.A358]+[.A359])/2" office:value-type="float" office:value="584.456838957078" calcext:value-type="float">
            <text:p>584.4568389571</text:p>
          </table:table-cell>
        </table:table-row>
        <table:table-row table:style-name="ro1">
          <table:table-cell office:value-type="float" office:value="585.562729990033" calcext:value-type="float">
            <text:p>585.56272999</text:p>
          </table:table-cell>
          <table:table-cell table:formula="of:=([.A359]+[.A360])/2" office:value-type="float" office:value="585.207376059282" calcext:value-type="float">
            <text:p>585.2073760593</text:p>
          </table:table-cell>
        </table:table-row>
        <table:table-row table:style-name="ro1">
          <table:table-cell office:value-type="float" office:value="586.317290071961" calcext:value-type="float">
            <text:p>586.317290072</text:p>
          </table:table-cell>
          <table:table-cell table:formula="of:=([.A360]+[.A361])/2" office:value-type="float" office:value="585.940010030997" calcext:value-type="float">
            <text:p>585.940010031</text:p>
          </table:table-cell>
        </table:table-row>
        <table:table-row table:style-name="ro1">
          <table:table-cell office:value-type="float" office:value="587.083376704121" calcext:value-type="float">
            <text:p>587.0833767041</text:p>
          </table:table-cell>
          <table:table-cell table:formula="of:=([.A361]+[.A362])/2" office:value-type="float" office:value="586.700333388041" calcext:value-type="float">
            <text:p>586.700333388</text:p>
          </table:table-cell>
        </table:table-row>
        <table:table-row table:style-name="ro1">
          <table:table-cell office:value-type="float" office:value="587.977112420008" calcext:value-type="float">
            <text:p>587.97711242</text:p>
          </table:table-cell>
          <table:table-cell table:formula="of:=([.A362]+[.A363])/2" office:value-type="float" office:value="587.530244562065" calcext:value-type="float">
            <text:p>587.5302445621</text:p>
          </table:table-cell>
        </table:table-row>
        <table:table-row table:style-name="ro1">
          <table:table-cell office:value-type="float" office:value="588.867488486904" calcext:value-type="float">
            <text:p>588.8674884869</text:p>
          </table:table-cell>
          <table:table-cell table:formula="of:=([.A363]+[.A364])/2" office:value-type="float" office:value="588.422300453456" calcext:value-type="float">
            <text:p>588.4223004535</text:p>
          </table:table-cell>
        </table:table-row>
        <table:table-row table:style-name="ro1">
          <table:table-cell office:value-type="float" office:value="589.635463385135" calcext:value-type="float">
            <text:p>589.6354633851</text:p>
          </table:table-cell>
          <table:table-cell table:formula="of:=([.A364]+[.A365])/2" office:value-type="float" office:value="589.251475936019" calcext:value-type="float">
            <text:p>589.251475936</text:p>
          </table:table-cell>
        </table:table-row>
        <table:table-row table:style-name="ro1">
          <table:table-cell office:value-type="float" office:value="590.421679287745" calcext:value-type="float">
            <text:p>590.4216792877</text:p>
          </table:table-cell>
          <table:table-cell table:formula="of:=([.A365]+[.A366])/2" office:value-type="float" office:value="590.02857133644" calcext:value-type="float">
            <text:p>590.0285713364</text:p>
          </table:table-cell>
        </table:table-row>
        <table:table-row table:style-name="ro1">
          <table:table-cell office:value-type="float" office:value="591.164651153042" calcext:value-type="float">
            <text:p>591.164651153</text:p>
          </table:table-cell>
          <table:table-cell table:formula="of:=([.A366]+[.A367])/2" office:value-type="float" office:value="590.793165220393" calcext:value-type="float">
            <text:p>590.7931652204</text:p>
          </table:table-cell>
        </table:table-row>
        <table:table-row table:style-name="ro1">
          <table:table-cell office:value-type="float" office:value="591.967738975907" calcext:value-type="float">
            <text:p>591.9677389759</text:p>
          </table:table-cell>
          <table:table-cell table:formula="of:=([.A367]+[.A368])/2" office:value-type="float" office:value="591.566195064474" calcext:value-type="float">
            <text:p>591.5661950645</text:p>
          </table:table-cell>
        </table:table-row>
        <table:table-row table:style-name="ro1">
          <table:table-cell office:value-type="float" office:value="592.729846519575" calcext:value-type="float">
            <text:p>592.7298465196</text:p>
          </table:table-cell>
          <table:table-cell table:formula="of:=([.A368]+[.A369])/2" office:value-type="float" office:value="592.348792747741" calcext:value-type="float">
            <text:p>592.3487927477</text:p>
          </table:table-cell>
        </table:table-row>
        <table:table-row table:style-name="ro1">
          <table:table-cell office:value-type="float" office:value="593.392397516556" calcext:value-type="float">
            <text:p>593.3923975166</text:p>
          </table:table-cell>
          <table:table-cell table:formula="of:=([.A369]+[.A370])/2" office:value-type="float" office:value="593.061122018066" calcext:value-type="float">
            <text:p>593.0611220181</text:p>
          </table:table-cell>
        </table:table-row>
        <table:table-row table:style-name="ro1">
          <table:table-cell office:value-type="float" office:value="594.160235803943" calcext:value-type="float">
            <text:p>594.1602358039</text:p>
          </table:table-cell>
          <table:table-cell table:formula="of:=([.A370]+[.A371])/2" office:value-type="float" office:value="593.77631666025" calcext:value-type="float">
            <text:p>593.7763166603</text:p>
          </table:table-cell>
        </table:table-row>
        <table:table-row table:style-name="ro1">
          <table:table-cell office:value-type="float" office:value="594.981265939406" calcext:value-type="float">
            <text:p>594.9812659394</text:p>
          </table:table-cell>
          <table:table-cell table:formula="of:=([.A371]+[.A372])/2" office:value-type="float" office:value="594.570750871675" calcext:value-type="float">
            <text:p>594.5707508717</text:p>
          </table:table-cell>
        </table:table-row>
        <table:table-row table:style-name="ro1">
          <table:table-cell office:value-type="float" office:value="596.031147383993" calcext:value-type="float">
            <text:p>596.031147384</text:p>
          </table:table-cell>
          <table:table-cell table:formula="of:=([.A372]+[.A373])/2" office:value-type="float" office:value="595.5062066617" calcext:value-type="float">
            <text:p>595.5062066617</text:p>
          </table:table-cell>
        </table:table-row>
        <table:table-row table:style-name="ro1">
          <table:table-cell office:value-type="float" office:value="597.037798606839" calcext:value-type="float">
            <text:p>597.0377986068</text:p>
          </table:table-cell>
          <table:table-cell table:formula="of:=([.A373]+[.A374])/2" office:value-type="float" office:value="596.534472995416" calcext:value-type="float">
            <text:p>596.5344729954</text:p>
          </table:table-cell>
        </table:table-row>
        <table:table-row table:style-name="ro1">
          <table:table-cell office:value-type="float" office:value="598.271328544423" calcext:value-type="float">
            <text:p>598.2713285444</text:p>
          </table:table-cell>
          <table:table-cell table:formula="of:=([.A374]+[.A375])/2" office:value-type="float" office:value="597.654563575631" calcext:value-type="float">
            <text:p>597.6545635756</text:p>
          </table:table-cell>
        </table:table-row>
        <table:table-row table:style-name="ro1">
          <table:table-cell office:value-type="float" office:value="599.820837914131" calcext:value-type="float">
            <text:p>599.8208379141</text:p>
          </table:table-cell>
          <table:table-cell table:formula="of:=([.A375]+[.A376])/2" office:value-type="float" office:value="599.046083229277" calcext:value-type="float">
            <text:p>599.0460832293</text:p>
          </table:table-cell>
        </table:table-row>
        <table:table-row table:style-name="ro1">
          <table:table-cell office:value-type="float" office:value="601.454660223497" calcext:value-type="float">
            <text:p>601.4546602235</text:p>
          </table:table-cell>
          <table:table-cell table:formula="of:=([.A376]+[.A377])/2" office:value-type="float" office:value="600.637749068814" calcext:value-type="float">
            <text:p>600.6377490688</text:p>
          </table:table-cell>
        </table:table-row>
        <table:table-row table:style-name="ro1">
          <table:table-cell office:value-type="float" office:value="603.034966141457" calcext:value-type="float">
            <text:p>603.0349661415</text:p>
          </table:table-cell>
          <table:table-cell table:formula="of:=([.A377]+[.A378])/2" office:value-type="float" office:value="602.244813182477" calcext:value-type="float">
            <text:p>602.2448131825</text:p>
          </table:table-cell>
        </table:table-row>
        <table:table-row table:style-name="ro1">
          <table:table-cell office:value-type="float" office:value="604.476677479683" calcext:value-type="float">
            <text:p>604.4766774797</text:p>
          </table:table-cell>
          <table:table-cell table:formula="of:=([.A378]+[.A379])/2" office:value-type="float" office:value="603.75582181057" calcext:value-type="float">
            <text:p>603.7558218106</text:p>
          </table:table-cell>
        </table:table-row>
        <table:table-row table:style-name="ro1">
          <table:table-cell office:value-type="float" office:value="605.836096279792" calcext:value-type="float">
            <text:p>605.8360962798</text:p>
          </table:table-cell>
          <table:table-cell table:formula="of:=([.A379]+[.A380])/2" office:value-type="float" office:value="605.156386879738" calcext:value-type="float">
            <text:p>605.1563868797</text:p>
          </table:table-cell>
        </table:table-row>
        <table:table-row table:style-name="ro1">
          <table:table-cell office:value-type="float" office:value="607.040107778976" calcext:value-type="float">
            <text:p>607.040107779</text:p>
          </table:table-cell>
          <table:table-cell table:formula="of:=([.A380]+[.A381])/2" office:value-type="float" office:value="606.438102029385" calcext:value-type="float">
            <text:p>606.4381020294</text:p>
          </table:table-cell>
        </table:table-row>
        <table:table-row table:style-name="ro1">
          <table:table-cell office:value-type="float" office:value="608.093105121596" calcext:value-type="float">
            <text:p>608.0931051216</text:p>
          </table:table-cell>
          <table:table-cell table:formula="of:=([.A381]+[.A382])/2" office:value-type="float" office:value="607.566606450286" calcext:value-type="float">
            <text:p>607.5666064503</text:p>
          </table:table-cell>
        </table:table-row>
        <table:table-row table:style-name="ro1">
          <table:table-cell office:value-type="float" office:value="608.824215559509" calcext:value-type="float">
            <text:p>608.8242155595</text:p>
          </table:table-cell>
          <table:table-cell table:formula="of:=([.A382]+[.A383])/2" office:value-type="float" office:value="608.458660340552" calcext:value-type="float">
            <text:p>608.4586603406</text:p>
          </table:table-cell>
        </table:table-row>
        <table:table-row table:style-name="ro1">
          <table:table-cell office:value-type="float" office:value="609.582563652601" calcext:value-type="float">
            <text:p>609.5825636526</text:p>
          </table:table-cell>
          <table:table-cell table:formula="of:=([.A383]+[.A384])/2" office:value-type="float" office:value="609.203389606055" calcext:value-type="float">
            <text:p>609.2033896061</text:p>
          </table:table-cell>
        </table:table-row>
        <table:table-row table:style-name="ro1">
          <table:table-cell office:value-type="float" office:value="610.274794965916" calcext:value-type="float">
            <text:p>610.2747949659</text:p>
          </table:table-cell>
          <table:table-cell table:formula="of:=([.A384]+[.A385])/2" office:value-type="float" office:value="609.928679309258" calcext:value-type="float">
            <text:p>609.9286793093</text:p>
          </table:table-cell>
        </table:table-row>
        <table:table-row table:style-name="ro1">
          <table:table-cell office:value-type="float" office:value="611.055671204968" calcext:value-type="float">
            <text:p>611.055671205</text:p>
          </table:table-cell>
          <table:table-cell table:formula="of:=([.A385]+[.A386])/2" office:value-type="float" office:value="610.665233085442" calcext:value-type="float">
            <text:p>610.6652330854</text:p>
          </table:table-cell>
        </table:table-row>
        <table:table-row table:style-name="ro1">
          <table:table-cell office:value-type="float" office:value="611.628296117638" calcext:value-type="float">
            <text:p>611.6282961176</text:p>
          </table:table-cell>
          <table:table-cell table:formula="of:=([.A386]+[.A387])/2" office:value-type="float" office:value="611.341983661303" calcext:value-type="float">
            <text:p>611.3419836613</text:p>
          </table:table-cell>
        </table:table-row>
        <table:table-row table:style-name="ro1">
          <table:table-cell office:value-type="float" office:value="612.128005177658" calcext:value-type="float">
            <text:p>612.1280051777</text:p>
          </table:table-cell>
          <table:table-cell table:formula="of:=([.A387]+[.A388])/2" office:value-type="float" office:value="611.878150647648" calcext:value-type="float">
            <text:p>611.8781506476</text:p>
          </table:table-cell>
        </table:table-row>
        <table:table-row table:style-name="ro1">
          <table:table-cell office:value-type="float" office:value="612.630426995932" calcext:value-type="float">
            <text:p>612.6304269959</text:p>
          </table:table-cell>
          <table:table-cell table:formula="of:=([.A388]+[.A389])/2" office:value-type="float" office:value="612.379216086795" calcext:value-type="float">
            <text:p>612.3792160868</text:p>
          </table:table-cell>
        </table:table-row>
        <table:table-row table:style-name="ro1">
          <table:table-cell office:value-type="float" office:value="612.809196159407" calcext:value-type="float">
            <text:p>612.8091961594</text:p>
          </table:table-cell>
          <table:table-cell table:formula="of:=([.A389]+[.A390])/2" office:value-type="float" office:value="612.71981157767" calcext:value-type="float">
            <text:p>612.7198115777</text:p>
          </table:table-cell>
        </table:table-row>
        <table:table-row table:style-name="ro1">
          <table:table-cell office:value-type="float" office:value="613.104897004298" calcext:value-type="float">
            <text:p>613.1048970043</text:p>
          </table:table-cell>
          <table:table-cell table:formula="of:=([.A390]+[.A391])/2" office:value-type="float" office:value="612.957046581853" calcext:value-type="float">
            <text:p>612.9570465819</text:p>
          </table:table-cell>
        </table:table-row>
        <table:table-row table:style-name="ro1">
          <table:table-cell office:value-type="float" office:value="612.850712853243" calcext:value-type="float">
            <text:p>612.8507128532</text:p>
          </table:table-cell>
          <table:table-cell table:formula="of:=([.A391]+[.A392])/2" office:value-type="float" office:value="612.97780492877" calcext:value-type="float">
            <text:p>612.9778049288</text:p>
          </table:table-cell>
        </table:table-row>
        <table:table-row table:style-name="ro1">
          <table:table-cell office:value-type="float" office:value="612.707246242381" calcext:value-type="float">
            <text:p>612.7072462424</text:p>
          </table:table-cell>
          <table:table-cell table:formula="of:=([.A392]+[.A393])/2" office:value-type="float" office:value="612.778979547812" calcext:value-type="float">
            <text:p>612.7789795478</text:p>
          </table:table-cell>
        </table:table-row>
        <table:table-row table:style-name="ro1">
          <table:table-cell office:value-type="float" office:value="612.644718320517" calcext:value-type="float">
            <text:p>612.6447183205</text:p>
          </table:table-cell>
          <table:table-cell table:formula="of:=([.A393]+[.A394])/2" office:value-type="float" office:value="612.675982281449" calcext:value-type="float">
            <text:p>612.6759822814</text:p>
          </table:table-cell>
        </table:table-row>
        <table:table-row table:style-name="ro1">
          <table:table-cell office:value-type="float" office:value="612.75302203876" calcext:value-type="float">
            <text:p>612.7530220388</text:p>
          </table:table-cell>
          <table:table-cell table:formula="of:=([.A394]+[.A395])/2" office:value-type="float" office:value="612.698870179639" calcext:value-type="float">
            <text:p>612.6988701796</text:p>
          </table:table-cell>
        </table:table-row>
        <table:table-row table:style-name="ro1">
          <table:table-cell office:value-type="float" office:value="612.67122526764" calcext:value-type="float">
            <text:p>612.6712252676</text:p>
          </table:table-cell>
          <table:table-cell table:formula="of:=([.A395]+[.A396])/2" office:value-type="float" office:value="612.7121236532" calcext:value-type="float">
            <text:p>612.7121236532</text:p>
          </table:table-cell>
        </table:table-row>
        <table:table-row table:style-name="ro1">
          <table:table-cell office:value-type="float" office:value="612.856229134322" calcext:value-type="float">
            <text:p>612.8562291343</text:p>
          </table:table-cell>
          <table:table-cell table:formula="of:=([.A396]+[.A397])/2" office:value-type="float" office:value="612.763727200981" calcext:value-type="float">
            <text:p>612.763727201</text:p>
          </table:table-cell>
        </table:table-row>
        <table:table-row table:style-name="ro1">
          <table:table-cell office:value-type="float" office:value="613.551315486225" calcext:value-type="float">
            <text:p>613.5513154862</text:p>
          </table:table-cell>
          <table:table-cell table:formula="of:=([.A397]+[.A398])/2" office:value-type="float" office:value="613.203772310274" calcext:value-type="float">
            <text:p>613.2037723103</text:p>
          </table:table-cell>
        </table:table-row>
        <table:table-row table:style-name="ro1">
          <table:table-cell office:value-type="float" office:value="614.646778491324" calcext:value-type="float">
            <text:p>614.6467784913</text:p>
          </table:table-cell>
          <table:table-cell table:formula="of:=([.A398]+[.A399])/2" office:value-type="float" office:value="614.099046988775" calcext:value-type="float">
            <text:p>614.0990469888</text:p>
          </table:table-cell>
        </table:table-row>
        <table:table-row table:style-name="ro1">
          <table:table-cell office:value-type="float" office:value="615.243924467841" calcext:value-type="float">
            <text:p>615.2439244678</text:p>
          </table:table-cell>
          <table:table-cell table:formula="of:=([.A399]+[.A400])/2" office:value-type="float" office:value="614.945351479583" calcext:value-type="float">
            <text:p>614.9453514796</text:p>
          </table:table-cell>
        </table:table-row>
        <table:table-row table:style-name="ro1">
          <table:table-cell office:value-type="float" office:value="615.449859749678" calcext:value-type="float">
            <text:p>615.4498597497</text:p>
          </table:table-cell>
          <table:table-cell table:formula="of:=([.A400]+[.A401])/2" office:value-type="float" office:value="615.34689210876" calcext:value-type="float">
            <text:p>615.3468921088</text:p>
          </table:table-cell>
        </table:table-row>
        <table:table-row table:style-name="ro1">
          <table:table-cell office:value-type="float" office:value="615.718797839586" calcext:value-type="float">
            <text:p>615.7187978396</text:p>
          </table:table-cell>
          <table:table-cell table:formula="of:=([.A401]+[.A402])/2" office:value-type="float" office:value="615.584328794632" calcext:value-type="float">
            <text:p>615.5843287946</text:p>
          </table:table-cell>
        </table:table-row>
        <table:table-row table:style-name="ro1">
          <table:table-cell office:value-type="float" office:value="615.740856096033" calcext:value-type="float">
            <text:p>615.740856096</text:p>
          </table:table-cell>
          <table:table-cell table:formula="of:=([.A402]+[.A403])/2" office:value-type="float" office:value="615.729826967809" calcext:value-type="float">
            <text:p>615.7298269678</text:p>
          </table:table-cell>
        </table:table-row>
        <table:table-row table:style-name="ro1">
          <table:table-cell office:value-type="float" office:value="615.432006390005" calcext:value-type="float">
            <text:p>615.43200639</text:p>
          </table:table-cell>
          <table:table-cell table:formula="of:=([.A403]+[.A404])/2" office:value-type="float" office:value="615.586431243019" calcext:value-type="float">
            <text:p>615.586431243</text:p>
          </table:table-cell>
        </table:table-row>
        <table:table-row table:style-name="ro1">
          <table:table-cell office:value-type="float" office:value="615.322491103866" calcext:value-type="float">
            <text:p>615.3224911039</text:p>
          </table:table-cell>
          <table:table-cell table:formula="of:=([.A404]+[.A405])/2" office:value-type="float" office:value="615.377248746935" calcext:value-type="float">
            <text:p>615.3772487469</text:p>
          </table:table-cell>
        </table:table-row>
        <table:table-row table:style-name="ro1">
          <table:table-cell office:value-type="float" office:value="614.737836202218" calcext:value-type="float">
            <text:p>614.7378362022</text:p>
          </table:table-cell>
          <table:table-cell table:formula="of:=([.A405]+[.A406])/2" office:value-type="float" office:value="615.030163653042" calcext:value-type="float">
            <text:p>615.030163653</text:p>
          </table:table-cell>
        </table:table-row>
        <table:table-row table:style-name="ro1">
          <table:table-cell office:value-type="float" office:value="614.301602727404" calcext:value-type="float">
            <text:p>614.3016027274</text:p>
          </table:table-cell>
          <table:table-cell table:formula="of:=([.A406]+[.A407])/2" office:value-type="float" office:value="614.519719464811" calcext:value-type="float">
            <text:p>614.5197194648</text:p>
          </table:table-cell>
        </table:table-row>
        <table:table-row table:style-name="ro1">
          <table:table-cell office:value-type="float" office:value="613.972411457751" calcext:value-type="float">
            <text:p>613.9724114578</text:p>
          </table:table-cell>
          <table:table-cell table:formula="of:=([.A407]+[.A408])/2" office:value-type="float" office:value="614.137007092578" calcext:value-type="float">
            <text:p>614.1370070926</text:p>
          </table:table-cell>
        </table:table-row>
        <table:table-row table:style-name="ro1">
          <table:table-cell office:value-type="float" office:value="613.072227398162" calcext:value-type="float">
            <text:p>613.0722273982</text:p>
          </table:table-cell>
          <table:table-cell table:formula="of:=([.A408]+[.A409])/2" office:value-type="float" office:value="613.522319427957" calcext:value-type="float">
            <text:p>613.522319428</text:p>
          </table:table-cell>
        </table:table-row>
        <table:table-row table:style-name="ro1">
          <table:table-cell office:value-type="float" office:value="612.321804603145" calcext:value-type="float">
            <text:p>612.3218046031</text:p>
          </table:table-cell>
          <table:table-cell table:formula="of:=([.A409]+[.A410])/2" office:value-type="float" office:value="612.697016000654" calcext:value-type="float">
            <text:p>612.6970160007</text:p>
          </table:table-cell>
        </table:table-row>
        <table:table-row table:style-name="ro1">
          <table:table-cell office:value-type="float" office:value="611.484385674336" calcext:value-type="float">
            <text:p>611.4843856743</text:p>
          </table:table-cell>
          <table:table-cell table:formula="of:=([.A410]+[.A411])/2" office:value-type="float" office:value="611.903095138741" calcext:value-type="float">
            <text:p>611.9030951387</text:p>
          </table:table-cell>
        </table:table-row>
        <table:table-row table:style-name="ro1">
          <table:table-cell office:value-type="float" office:value="610.877767541047" calcext:value-type="float">
            <text:p>610.877767541</text:p>
          </table:table-cell>
          <table:table-cell table:formula="of:=([.A411]+[.A412])/2" office:value-type="float" office:value="611.181076607692" calcext:value-type="float">
            <text:p>611.1810766077</text:p>
          </table:table-cell>
        </table:table-row>
        <table:table-row table:style-name="ro1">
          <table:table-cell office:value-type="float" office:value="610.309161483268" calcext:value-type="float">
            <text:p>610.3091614833</text:p>
          </table:table-cell>
          <table:table-cell table:formula="of:=([.A412]+[.A413])/2" office:value-type="float" office:value="610.593464512157" calcext:value-type="float">
            <text:p>610.5934645122</text:p>
          </table:table-cell>
        </table:table-row>
        <table:table-row table:style-name="ro1">
          <table:table-cell office:value-type="float" office:value="609.291162907505" calcext:value-type="float">
            <text:p>609.2911629075</text:p>
          </table:table-cell>
          <table:table-cell table:formula="of:=([.A413]+[.A414])/2" office:value-type="float" office:value="609.800162195386" calcext:value-type="float">
            <text:p>609.8001621954</text:p>
          </table:table-cell>
        </table:table-row>
        <table:table-row table:style-name="ro1">
          <table:table-cell office:value-type="float" office:value="608.017221105462" calcext:value-type="float">
            <text:p>608.0172211055</text:p>
          </table:table-cell>
          <table:table-cell table:formula="of:=([.A414]+[.A415])/2" office:value-type="float" office:value="608.654192006483" calcext:value-type="float">
            <text:p>608.6541920065</text:p>
          </table:table-cell>
        </table:table-row>
        <table:table-row table:style-name="ro1">
          <table:table-cell office:value-type="float" office:value="607.169025146091" calcext:value-type="float">
            <text:p>607.1690251461</text:p>
          </table:table-cell>
          <table:table-cell table:formula="of:=([.A415]+[.A416])/2" office:value-type="float" office:value="607.593123125777" calcext:value-type="float">
            <text:p>607.5931231258</text:p>
          </table:table-cell>
        </table:table-row>
        <table:table-row table:style-name="ro1">
          <table:table-cell office:value-type="float" office:value="606.60642639313" calcext:value-type="float">
            <text:p>606.6064263931</text:p>
          </table:table-cell>
          <table:table-cell table:formula="of:=([.A416]+[.A417])/2" office:value-type="float" office:value="606.887725769611" calcext:value-type="float">
            <text:p>606.8877257696</text:p>
          </table:table-cell>
        </table:table-row>
        <table:table-row table:style-name="ro1">
          <table:table-cell office:value-type="float" office:value="605.953882390031" calcext:value-type="float">
            <text:p>605.95388239</text:p>
          </table:table-cell>
          <table:table-cell table:formula="of:=([.A417]+[.A418])/2" office:value-type="float" office:value="606.28015439158" calcext:value-type="float">
            <text:p>606.2801543916</text:p>
          </table:table-cell>
        </table:table-row>
        <table:table-row table:style-name="ro1">
          <table:table-cell office:value-type="float" office:value="605.638584219389" calcext:value-type="float">
            <text:p>605.6385842194</text:p>
          </table:table-cell>
          <table:table-cell table:formula="of:=([.A418]+[.A419])/2" office:value-type="float" office:value="605.79623330471" calcext:value-type="float">
            <text:p>605.7962333047</text:p>
          </table:table-cell>
        </table:table-row>
        <table:table-row table:style-name="ro1">
          <table:table-cell office:value-type="float" office:value="605.079229440715" calcext:value-type="float">
            <text:p>605.0792294407</text:p>
          </table:table-cell>
          <table:table-cell table:formula="of:=([.A419]+[.A420])/2" office:value-type="float" office:value="605.358906830052" calcext:value-type="float">
            <text:p>605.3589068301</text:p>
          </table:table-cell>
        </table:table-row>
        <table:table-row table:style-name="ro1">
          <table:table-cell office:value-type="float" office:value="604.856401044636" calcext:value-type="float">
            <text:p>604.8564010446</text:p>
          </table:table-cell>
          <table:table-cell table:formula="of:=([.A420]+[.A421])/2" office:value-type="float" office:value="604.967815242675" calcext:value-type="float">
            <text:p>604.9678152427</text:p>
          </table:table-cell>
        </table:table-row>
        <table:table-row table:style-name="ro1">
          <table:table-cell office:value-type="float" office:value="604.561476439881" calcext:value-type="float">
            <text:p>604.5614764399</text:p>
          </table:table-cell>
          <table:table-cell table:formula="of:=([.A421]+[.A422])/2" office:value-type="float" office:value="604.708938742258" calcext:value-type="float">
            <text:p>604.7089387423</text:p>
          </table:table-cell>
        </table:table-row>
        <table:table-row table:style-name="ro1">
          <table:table-cell office:value-type="float" office:value="604.702615556464" calcext:value-type="float">
            <text:p>604.7026155565</text:p>
          </table:table-cell>
          <table:table-cell table:formula="of:=([.A422]+[.A423])/2" office:value-type="float" office:value="604.632045998172" calcext:value-type="float">
            <text:p>604.6320459982</text:p>
          </table:table-cell>
        </table:table-row>
        <table:table-row table:style-name="ro1">
          <table:table-cell office:value-type="float" office:value="604.746919615476" calcext:value-type="float">
            <text:p>604.7469196155</text:p>
          </table:table-cell>
          <table:table-cell table:formula="of:=([.A423]+[.A424])/2" office:value-type="float" office:value="604.72476758597" calcext:value-type="float">
            <text:p>604.724767586</text:p>
          </table:table-cell>
        </table:table-row>
        <table:table-row table:style-name="ro1">
          <table:table-cell office:value-type="float" office:value="604.768756112078" calcext:value-type="float">
            <text:p>604.7687561121</text:p>
          </table:table-cell>
          <table:table-cell table:formula="of:=([.A424]+[.A425])/2" office:value-type="float" office:value="604.757837863777" calcext:value-type="float">
            <text:p>604.7578378638</text:p>
          </table:table-cell>
        </table:table-row>
        <table:table-row table:style-name="ro1">
          <table:table-cell office:value-type="float" office:value="604.816724339547" calcext:value-type="float">
            <text:p>604.8167243395</text:p>
          </table:table-cell>
          <table:table-cell table:formula="of:=([.A425]+[.A426])/2" office:value-type="float" office:value="604.792740225813" calcext:value-type="float">
            <text:p>604.7927402258</text:p>
          </table:table-cell>
        </table:table-row>
        <table:table-row table:style-name="ro1">
          <table:table-cell office:value-type="float" office:value="604.666282699902" calcext:value-type="float">
            <text:p>604.6662826999</text:p>
          </table:table-cell>
          <table:table-cell table:formula="of:=([.A426]+[.A427])/2" office:value-type="float" office:value="604.741503519725" calcext:value-type="float">
            <text:p>604.7415035197</text:p>
          </table:table-cell>
        </table:table-row>
        <table:table-row table:style-name="ro1">
          <table:table-cell office:value-type="float" office:value="604.643402268789" calcext:value-type="float">
            <text:p>604.6434022688</text:p>
          </table:table-cell>
          <table:table-cell table:formula="of:=([.A427]+[.A428])/2" office:value-type="float" office:value="604.654842484345" calcext:value-type="float">
            <text:p>604.6548424843</text:p>
          </table:table-cell>
        </table:table-row>
        <table:table-row table:style-name="ro1">
          <table:table-cell office:value-type="float" office:value="604.26567424262" calcext:value-type="float">
            <text:p>604.2656742426</text:p>
          </table:table-cell>
          <table:table-cell table:formula="of:=([.A428]+[.A429])/2" office:value-type="float" office:value="604.454538255704" calcext:value-type="float">
            <text:p>604.4545382557</text:p>
          </table:table-cell>
        </table:table-row>
        <table:table-row table:style-name="ro1">
          <table:table-cell office:value-type="float" office:value="603.860590628419" calcext:value-type="float">
            <text:p>603.8605906284</text:p>
          </table:table-cell>
          <table:table-cell table:formula="of:=([.A429]+[.A430])/2" office:value-type="float" office:value="604.063132435519" calcext:value-type="float">
            <text:p>604.0631324355</text:p>
          </table:table-cell>
        </table:table-row>
        <table:table-row table:style-name="ro1">
          <table:table-cell office:value-type="float" office:value="603.676066771479" calcext:value-type="float">
            <text:p>603.6760667715</text:p>
          </table:table-cell>
          <table:table-cell table:formula="of:=([.A430]+[.A431])/2" office:value-type="float" office:value="603.768328699949" calcext:value-type="float">
            <text:p>603.7683286999</text:p>
          </table:table-cell>
        </table:table-row>
        <table:table-row table:style-name="ro1">
          <table:table-cell office:value-type="float" office:value="603.35790767794" calcext:value-type="float">
            <text:p>603.3579076779</text:p>
          </table:table-cell>
          <table:table-cell table:formula="of:=([.A431]+[.A432])/2" office:value-type="float" office:value="603.516987224709" calcext:value-type="float">
            <text:p>603.5169872247</text:p>
          </table:table-cell>
        </table:table-row>
        <table:table-row table:style-name="ro1">
          <table:table-cell office:value-type="float" office:value="602.90767803732" calcext:value-type="float">
            <text:p>602.9076780373</text:p>
          </table:table-cell>
          <table:table-cell table:formula="of:=([.A432]+[.A433])/2" office:value-type="float" office:value="603.13279285763" calcext:value-type="float">
            <text:p>603.1327928576</text:p>
          </table:table-cell>
        </table:table-row>
        <table:table-row table:style-name="ro1">
          <table:table-cell office:value-type="float" office:value="602.49126352972" calcext:value-type="float">
            <text:p>602.4912635297</text:p>
          </table:table-cell>
          <table:table-cell table:formula="of:=([.A433]+[.A434])/2" office:value-type="float" office:value="602.69947078352" calcext:value-type="float">
            <text:p>602.6994707835</text:p>
          </table:table-cell>
        </table:table-row>
        <table:table-row table:style-name="ro1">
          <table:table-cell office:value-type="float" office:value="602.07195788362" calcext:value-type="float">
            <text:p>602.0719578836</text:p>
          </table:table-cell>
          <table:table-cell table:formula="of:=([.A434]+[.A435])/2" office:value-type="float" office:value="602.28161070667" calcext:value-type="float">
            <text:p>602.2816107067</text:p>
          </table:table-cell>
        </table:table-row>
        <table:table-row table:style-name="ro1">
          <table:table-cell office:value-type="float" office:value="601.674827116794" calcext:value-type="float">
            <text:p>601.6748271168</text:p>
          </table:table-cell>
          <table:table-cell table:formula="of:=([.A435]+[.A436])/2" office:value-type="float" office:value="601.873392500207" calcext:value-type="float">
            <text:p>601.8733925002</text:p>
          </table:table-cell>
        </table:table-row>
        <table:table-row table:style-name="ro1">
          <table:table-cell office:value-type="float" office:value="601.082884430771" calcext:value-type="float">
            <text:p>601.0828844308</text:p>
          </table:table-cell>
          <table:table-cell table:formula="of:=([.A436]+[.A437])/2" office:value-type="float" office:value="601.378855773782" calcext:value-type="float">
            <text:p>601.3788557738</text:p>
          </table:table-cell>
        </table:table-row>
        <table:table-row table:style-name="ro1">
          <table:table-cell office:value-type="float" office:value="600.466117794804" calcext:value-type="float">
            <text:p>600.4661177948</text:p>
          </table:table-cell>
          <table:table-cell table:formula="of:=([.A437]+[.A438])/2" office:value-type="float" office:value="600.774501112788" calcext:value-type="float">
            <text:p>600.7745011128</text:p>
          </table:table-cell>
        </table:table-row>
        <table:table-row table:style-name="ro1">
          <table:table-cell office:value-type="float" office:value="599.632941948511" calcext:value-type="float">
            <text:p>599.6329419485</text:p>
          </table:table-cell>
          <table:table-cell table:formula="of:=([.A438]+[.A439])/2" office:value-type="float" office:value="600.049529871658" calcext:value-type="float">
            <text:p>600.0495298717</text:p>
          </table:table-cell>
        </table:table-row>
        <table:table-row table:style-name="ro1">
          <table:table-cell office:value-type="float" office:value="598.679078177473" calcext:value-type="float">
            <text:p>598.6790781775</text:p>
          </table:table-cell>
          <table:table-cell table:formula="of:=([.A439]+[.A440])/2" office:value-type="float" office:value="599.156010062992" calcext:value-type="float">
            <text:p>599.156010063</text:p>
          </table:table-cell>
        </table:table-row>
        <table:table-row table:style-name="ro1">
          <table:table-cell office:value-type="float" office:value="597.798270832115" calcext:value-type="float">
            <text:p>597.7982708321</text:p>
          </table:table-cell>
          <table:table-cell table:formula="of:=([.A440]+[.A441])/2" office:value-type="float" office:value="598.238674504794" calcext:value-type="float">
            <text:p>598.2386745048</text:p>
          </table:table-cell>
        </table:table-row>
        <table:table-row table:style-name="ro1">
          <table:table-cell office:value-type="float" office:value="596.973177237274" calcext:value-type="float">
            <text:p>596.9731772373</text:p>
          </table:table-cell>
          <table:table-cell table:formula="of:=([.A441]+[.A442])/2" office:value-type="float" office:value="597.385724034695" calcext:value-type="float">
            <text:p>597.3857240347</text:p>
          </table:table-cell>
        </table:table-row>
        <table:table-row table:style-name="ro1">
          <table:table-cell office:value-type="float" office:value="596.272725672955" calcext:value-type="float">
            <text:p>596.272725673</text:p>
          </table:table-cell>
          <table:table-cell table:formula="of:=([.A442]+[.A443])/2" office:value-type="float" office:value="596.622951455114" calcext:value-type="float">
            <text:p>596.6229514551</text:p>
          </table:table-cell>
        </table:table-row>
        <table:table-row table:style-name="ro1">
          <table:table-cell office:value-type="float" office:value="595.55967019571" calcext:value-type="float">
            <text:p>595.5596701957</text:p>
          </table:table-cell>
          <table:table-cell table:formula="of:=([.A443]+[.A444])/2" office:value-type="float" office:value="595.916197934332" calcext:value-type="float">
            <text:p>595.9161979343</text:p>
          </table:table-cell>
        </table:table-row>
        <table:table-row table:style-name="ro1">
          <table:table-cell office:value-type="float" office:value="594.973328124765" calcext:value-type="float">
            <text:p>594.9733281248</text:p>
          </table:table-cell>
          <table:table-cell table:formula="of:=([.A444]+[.A445])/2" office:value-type="float" office:value="595.266499160237" calcext:value-type="float">
            <text:p>595.2664991602</text:p>
          </table:table-cell>
        </table:table-row>
        <table:table-row table:style-name="ro1">
          <table:table-cell office:value-type="float" office:value="594.311780254221" calcext:value-type="float">
            <text:p>594.3117802542</text:p>
          </table:table-cell>
          <table:table-cell table:formula="of:=([.A445]+[.A446])/2" office:value-type="float" office:value="594.642554189493" calcext:value-type="float">
            <text:p>594.6425541895</text:p>
          </table:table-cell>
        </table:table-row>
        <table:table-row table:style-name="ro1">
          <table:table-cell office:value-type="float" office:value="593.599656640143" calcext:value-type="float">
            <text:p>593.5996566401</text:p>
          </table:table-cell>
          <table:table-cell table:formula="of:=([.A446]+[.A447])/2" office:value-type="float" office:value="593.955718447182" calcext:value-type="float">
            <text:p>593.9557184472</text:p>
          </table:table-cell>
        </table:table-row>
        <table:table-row table:style-name="ro1">
          <table:table-cell office:value-type="float" office:value="592.911751454916" calcext:value-type="float">
            <text:p>592.9117514549</text:p>
          </table:table-cell>
          <table:table-cell table:formula="of:=([.A447]+[.A448])/2" office:value-type="float" office:value="593.25570404753" calcext:value-type="float">
            <text:p>593.2557040475</text:p>
          </table:table-cell>
        </table:table-row>
        <table:table-row table:style-name="ro1">
          <table:table-cell office:value-type="float" office:value="592.421401687523" calcext:value-type="float">
            <text:p>592.4214016875</text:p>
          </table:table-cell>
          <table:table-cell table:formula="of:=([.A448]+[.A449])/2" office:value-type="float" office:value="592.66657657122" calcext:value-type="float">
            <text:p>592.6665765712</text:p>
          </table:table-cell>
        </table:table-row>
        <table:table-row table:style-name="ro1">
          <table:table-cell office:value-type="float" office:value="591.88763089929" calcext:value-type="float">
            <text:p>591.8876308993</text:p>
          </table:table-cell>
          <table:table-cell table:formula="of:=([.A449]+[.A450])/2" office:value-type="float" office:value="592.154516293406" calcext:value-type="float">
            <text:p>592.1545162934</text:p>
          </table:table-cell>
        </table:table-row>
        <table:table-row table:style-name="ro1">
          <table:table-cell office:value-type="float" office:value="591.513391088289" calcext:value-type="float">
            <text:p>591.5133910883</text:p>
          </table:table-cell>
          <table:table-cell table:formula="of:=([.A450]+[.A451])/2" office:value-type="float" office:value="591.700510993789" calcext:value-type="float">
            <text:p>591.7005109938</text:p>
          </table:table-cell>
        </table:table-row>
        <table:table-row table:style-name="ro1">
          <table:table-cell office:value-type="float" office:value="591.052175677849" calcext:value-type="float">
            <text:p>591.0521756778</text:p>
          </table:table-cell>
          <table:table-cell table:formula="of:=([.A451]+[.A452])/2" office:value-type="float" office:value="591.282783383069" calcext:value-type="float">
            <text:p>591.2827833831</text:p>
          </table:table-cell>
        </table:table-row>
        <table:table-row table:style-name="ro1">
          <table:table-cell office:value-type="float" office:value="590.47916868666" calcext:value-type="float">
            <text:p>590.4791686867</text:p>
          </table:table-cell>
          <table:table-cell table:formula="of:=([.A452]+[.A453])/2" office:value-type="float" office:value="590.765672182254" calcext:value-type="float">
            <text:p>590.7656721823</text:p>
          </table:table-cell>
        </table:table-row>
        <table:table-row table:style-name="ro1">
          <table:table-cell office:value-type="float" office:value="589.670771133116" calcext:value-type="float">
            <text:p>589.6707711331</text:p>
          </table:table-cell>
          <table:table-cell table:formula="of:=([.A453]+[.A454])/2" office:value-type="float" office:value="590.074969909888" calcext:value-type="float">
            <text:p>590.0749699099</text:p>
          </table:table-cell>
        </table:table-row>
        <table:table-row table:style-name="ro1">
          <table:table-cell office:value-type="float" office:value="588.523015394087" calcext:value-type="float">
            <text:p>588.5230153941</text:p>
          </table:table-cell>
          <table:table-cell table:formula="of:=([.A454]+[.A455])/2" office:value-type="float" office:value="589.096893263602" calcext:value-type="float">
            <text:p>589.0968932636</text:p>
          </table:table-cell>
        </table:table-row>
        <table:table-row table:style-name="ro1">
          <table:table-cell office:value-type="float" office:value="587.233302858821" calcext:value-type="float">
            <text:p>587.2333028588</text:p>
          </table:table-cell>
          <table:table-cell table:formula="of:=([.A455]+[.A456])/2" office:value-type="float" office:value="587.878159126454" calcext:value-type="float">
            <text:p>587.8781591265</text:p>
          </table:table-cell>
        </table:table-row>
        <table:table-row table:style-name="ro1">
          <table:table-cell office:value-type="float" office:value="585.95397454097" calcext:value-type="float">
            <text:p>585.953974541</text:p>
          </table:table-cell>
          <table:table-cell table:formula="of:=([.A456]+[.A457])/2" office:value-type="float" office:value="586.593638699895" calcext:value-type="float">
            <text:p>586.5936386999</text:p>
          </table:table-cell>
        </table:table-row>
        <table:table-row table:style-name="ro1">
          <table:table-cell office:value-type="float" office:value="584.605853100155" calcext:value-type="float">
            <text:p>584.6058531002</text:p>
          </table:table-cell>
          <table:table-cell table:formula="of:=([.A457]+[.A458])/2" office:value-type="float" office:value="585.279913820563" calcext:value-type="float">
            <text:p>585.2799138206</text:p>
          </table:table-cell>
        </table:table-row>
        <table:table-row table:style-name="ro1">
          <table:table-cell office:value-type="float" office:value="583.426646737891" calcext:value-type="float">
            <text:p>583.4266467379</text:p>
          </table:table-cell>
          <table:table-cell table:formula="of:=([.A458]+[.A459])/2" office:value-type="float" office:value="584.016249919023" calcext:value-type="float">
            <text:p>584.016249919</text:p>
          </table:table-cell>
        </table:table-row>
        <table:table-row table:style-name="ro1">
          <table:table-cell office:value-type="float" office:value="582.641328956282" calcext:value-type="float">
            <text:p>582.6413289563</text:p>
          </table:table-cell>
          <table:table-cell table:formula="of:=([.A459]+[.A460])/2" office:value-type="float" office:value="583.033987847086" calcext:value-type="float">
            <text:p>583.0339878471</text:p>
          </table:table-cell>
        </table:table-row>
        <table:table-row table:style-name="ro1">
          <table:table-cell office:value-type="float" office:value="582.174082148836" calcext:value-type="float">
            <text:p>582.1740821488</text:p>
          </table:table-cell>
          <table:table-cell table:formula="of:=([.A460]+[.A461])/2" office:value-type="float" office:value="582.407705552559" calcext:value-type="float">
            <text:p>582.4077055526</text:p>
          </table:table-cell>
        </table:table-row>
        <table:table-row table:style-name="ro1">
          <table:table-cell office:value-type="float" office:value="581.985488584911" calcext:value-type="float">
            <text:p>581.9854885849</text:p>
          </table:table-cell>
          <table:table-cell table:formula="of:=([.A461]+[.A462])/2" office:value-type="float" office:value="582.079785366873" calcext:value-type="float">
            <text:p>582.0797853669</text:p>
          </table:table-cell>
        </table:table-row>
        <table:table-row table:style-name="ro1">
          <table:table-cell office:value-type="float" office:value="581.982244718031" calcext:value-type="float">
            <text:p>581.982244718</text:p>
          </table:table-cell>
          <table:table-cell table:formula="of:=([.A462]+[.A463])/2" office:value-type="float" office:value="581.983866651471" calcext:value-type="float">
            <text:p>581.9838666515</text:p>
          </table:table-cell>
        </table:table-row>
        <table:table-row table:style-name="ro1">
          <table:table-cell office:value-type="float" office:value="582.249357705677" calcext:value-type="float">
            <text:p>582.2493577057</text:p>
          </table:table-cell>
          <table:table-cell table:formula="of:=([.A463]+[.A464])/2" office:value-type="float" office:value="582.115801211854" calcext:value-type="float">
            <text:p>582.1158012119</text:p>
          </table:table-cell>
        </table:table-row>
        <table:table-row table:style-name="ro1">
          <table:table-cell office:value-type="float" office:value="582.554503124248" calcext:value-type="float">
            <text:p>582.5545031242</text:p>
          </table:table-cell>
          <table:table-cell table:formula="of:=([.A464]+[.A465])/2" office:value-type="float" office:value="582.401930414962" calcext:value-type="float">
            <text:p>582.401930415</text:p>
          </table:table-cell>
        </table:table-row>
        <table:table-row table:style-name="ro1">
          <table:table-cell office:value-type="float" office:value="582.50859928431" calcext:value-type="float">
            <text:p>582.5085992843</text:p>
          </table:table-cell>
          <table:table-cell table:formula="of:=([.A465]+[.A466])/2" office:value-type="float" office:value="582.531551204279" calcext:value-type="float">
            <text:p>582.5315512043</text:p>
          </table:table-cell>
        </table:table-row>
        <table:table-row table:style-name="ro1">
          <table:table-cell office:value-type="float" office:value="582.507989591799" calcext:value-type="float">
            <text:p>582.5079895918</text:p>
          </table:table-cell>
          <table:table-cell table:formula="of:=([.A466]+[.A467])/2" office:value-type="float" office:value="582.508294438054" calcext:value-type="float">
            <text:p>582.5082944381</text:p>
          </table:table-cell>
        </table:table-row>
        <table:table-row table:style-name="ro1">
          <table:table-cell office:value-type="float" office:value="583.061810749837" calcext:value-type="float">
            <text:p>583.0618107498</text:p>
          </table:table-cell>
          <table:table-cell table:formula="of:=([.A467]+[.A468])/2" office:value-type="float" office:value="582.784900170818" calcext:value-type="float">
            <text:p>582.7849001708</text:p>
          </table:table-cell>
        </table:table-row>
        <table:table-row table:style-name="ro1">
          <table:table-cell office:value-type="float" office:value="584.350183388091" calcext:value-type="float">
            <text:p>584.3501833881</text:p>
          </table:table-cell>
          <table:table-cell table:formula="of:=([.A468]+[.A469])/2" office:value-type="float" office:value="583.705997068964" calcext:value-type="float">
            <text:p>583.705997069</text:p>
          </table:table-cell>
        </table:table-row>
        <table:table-row table:style-name="ro1">
          <table:table-cell office:value-type="float" office:value="585.450097743338" calcext:value-type="float">
            <text:p>585.4500977433</text:p>
          </table:table-cell>
          <table:table-cell table:formula="of:=([.A469]+[.A470])/2" office:value-type="float" office:value="584.900140565715" calcext:value-type="float">
            <text:p>584.9001405657</text:p>
          </table:table-cell>
        </table:table-row>
        <table:table-row table:style-name="ro1">
          <table:table-cell office:value-type="float" office:value="586.885875063763" calcext:value-type="float">
            <text:p>586.8858750638</text:p>
          </table:table-cell>
          <table:table-cell table:formula="of:=([.A470]+[.A471])/2" office:value-type="float" office:value="586.167986403551" calcext:value-type="float">
            <text:p>586.1679864036</text:p>
          </table:table-cell>
        </table:table-row>
        <table:table-row table:style-name="ro1">
          <table:table-cell office:value-type="float" office:value="588.171955088183" calcext:value-type="float">
            <text:p>588.1719550882</text:p>
          </table:table-cell>
          <table:table-cell table:formula="of:=([.A471]+[.A472])/2" office:value-type="float" office:value="587.528915075973" calcext:value-type="float">
            <text:p>587.528915076</text:p>
          </table:table-cell>
        </table:table-row>
        <table:table-row table:style-name="ro1">
          <table:table-cell office:value-type="float" office:value="589.290881977381" calcext:value-type="float">
            <text:p>589.2908819774</text:p>
          </table:table-cell>
          <table:table-cell table:formula="of:=([.A472]+[.A473])/2" office:value-type="float" office:value="588.731418532782" calcext:value-type="float">
            <text:p>588.7314185328</text:p>
          </table:table-cell>
        </table:table-row>
        <table:table-row table:style-name="ro1">
          <table:table-cell office:value-type="float" office:value="590.215307684099" calcext:value-type="float">
            <text:p>590.2153076841</text:p>
          </table:table-cell>
          <table:table-cell table:formula="of:=([.A473]+[.A474])/2" office:value-type="float" office:value="589.75309483074" calcext:value-type="float">
            <text:p>589.7530948307</text:p>
          </table:table-cell>
        </table:table-row>
        <table:table-row table:style-name="ro1">
          <table:table-cell office:value-type="float" office:value="590.543204686195" calcext:value-type="float">
            <text:p>590.5432046862</text:p>
          </table:table-cell>
          <table:table-cell table:formula="of:=([.A474]+[.A475])/2" office:value-type="float" office:value="590.379256185147" calcext:value-type="float">
            <text:p>590.3792561851</text:p>
          </table:table-cell>
        </table:table-row>
        <table:table-row table:style-name="ro1">
          <table:table-cell office:value-type="float" office:value="590.739020319401" calcext:value-type="float">
            <text:p>590.7390203194</text:p>
          </table:table-cell>
          <table:table-cell table:formula="of:=([.A475]+[.A476])/2" office:value-type="float" office:value="590.641112502798" calcext:value-type="float">
            <text:p>590.6411125028</text:p>
          </table:table-cell>
        </table:table-row>
        <table:table-row table:style-name="ro1">
          <table:table-cell office:value-type="float" office:value="591.036301287695" calcext:value-type="float">
            <text:p>591.0363012877</text:p>
          </table:table-cell>
          <table:table-cell table:formula="of:=([.A476]+[.A477])/2" office:value-type="float" office:value="590.887660803548" calcext:value-type="float">
            <text:p>590.8876608035</text:p>
          </table:table-cell>
        </table:table-row>
        <table:table-row table:style-name="ro1">
          <table:table-cell office:value-type="float" office:value="591.632008373993" calcext:value-type="float">
            <text:p>591.632008374</text:p>
          </table:table-cell>
          <table:table-cell table:formula="of:=([.A477]+[.A478])/2" office:value-type="float" office:value="591.334154830844" calcext:value-type="float">
            <text:p>591.3341548308</text:p>
          </table:table-cell>
        </table:table-row>
        <table:table-row table:style-name="ro1">
          <table:table-cell office:value-type="float" office:value="591.997659421091" calcext:value-type="float">
            <text:p>591.9976594211</text:p>
          </table:table-cell>
          <table:table-cell table:formula="of:=([.A478]+[.A479])/2" office:value-type="float" office:value="591.814833897542" calcext:value-type="float">
            <text:p>591.8148338975</text:p>
          </table:table-cell>
        </table:table-row>
        <table:table-row table:style-name="ro1">
          <table:table-cell office:value-type="float" office:value="592.565111734234" calcext:value-type="float">
            <text:p>592.5651117342</text:p>
          </table:table-cell>
          <table:table-cell table:formula="of:=([.A479]+[.A480])/2" office:value-type="float" office:value="592.281385577662" calcext:value-type="float">
            <text:p>592.2813855777</text:p>
          </table:table-cell>
        </table:table-row>
        <table:table-row table:style-name="ro1">
          <table:table-cell office:value-type="float" office:value="593.18459698125" calcext:value-type="float">
            <text:p>593.1845969813</text:p>
          </table:table-cell>
          <table:table-cell table:formula="of:=([.A480]+[.A481])/2" office:value-type="float" office:value="592.874854357742" calcext:value-type="float">
            <text:p>592.8748543577</text:p>
          </table:table-cell>
        </table:table-row>
        <table:table-row table:style-name="ro1">
          <table:table-cell office:value-type="float" office:value="593.95405766289" calcext:value-type="float">
            <text:p>593.9540576629</text:p>
          </table:table-cell>
          <table:table-cell table:formula="of:=([.A481]+[.A482])/2" office:value-type="float" office:value="593.56932732207" calcext:value-type="float">
            <text:p>593.5693273221</text:p>
          </table:table-cell>
        </table:table-row>
        <table:table-row table:style-name="ro1">
          <table:table-cell office:value-type="float" office:value="594.4720908111" calcext:value-type="float">
            <text:p>594.4720908111</text:p>
          </table:table-cell>
          <table:table-cell table:formula="of:=([.A482]+[.A483])/2" office:value-type="float" office:value="594.213074236995" calcext:value-type="float">
            <text:p>594.213074237</text:p>
          </table:table-cell>
        </table:table-row>
        <table:table-row table:style-name="ro1">
          <table:table-cell office:value-type="float" office:value="594.7271956216" calcext:value-type="float">
            <text:p>594.7271956216</text:p>
          </table:table-cell>
          <table:table-cell table:formula="of:=([.A483]+[.A484])/2" office:value-type="float" office:value="594.59964321635" calcext:value-type="float">
            <text:p>594.5996432164</text:p>
          </table:table-cell>
        </table:table-row>
        <table:table-row table:style-name="ro1">
          <table:table-cell office:value-type="float" office:value="594.856273549345" calcext:value-type="float">
            <text:p>594.8562735493</text:p>
          </table:table-cell>
          <table:table-cell table:formula="of:=([.A484]+[.A485])/2" office:value-type="float" office:value="594.791734585472" calcext:value-type="float">
            <text:p>594.7917345855</text:p>
          </table:table-cell>
        </table:table-row>
        <table:table-row table:style-name="ro1">
          <table:table-cell office:value-type="float" office:value="594.877371935733" calcext:value-type="float">
            <text:p>594.8773719357</text:p>
          </table:table-cell>
          <table:table-cell table:formula="of:=([.A485]+[.A486])/2" office:value-type="float" office:value="594.866822742539" calcext:value-type="float">
            <text:p>594.8668227425</text:p>
          </table:table-cell>
        </table:table-row>
        <table:table-row table:style-name="ro1">
          <table:table-cell office:value-type="float" office:value="594.9486896346" calcext:value-type="float">
            <text:p>594.9486896346</text:p>
          </table:table-cell>
          <table:table-cell table:formula="of:=([.A486]+[.A487])/2" office:value-type="float" office:value="594.913030785166" calcext:value-type="float">
            <text:p>594.9130307852</text:p>
          </table:table-cell>
        </table:table-row>
        <table:table-row table:style-name="ro1">
          <table:table-cell office:value-type="float" office:value="594.940312143232" calcext:value-type="float">
            <text:p>594.9403121432</text:p>
          </table:table-cell>
          <table:table-cell table:formula="of:=([.A487]+[.A488])/2" office:value-type="float" office:value="594.944500888916" calcext:value-type="float">
            <text:p>594.9445008889</text:p>
          </table:table-cell>
        </table:table-row>
        <table:table-row table:style-name="ro1">
          <table:table-cell office:value-type="float" office:value="595.045513047564" calcext:value-type="float">
            <text:p>595.0455130476</text:p>
          </table:table-cell>
          <table:table-cell table:formula="of:=([.A488]+[.A489])/2" office:value-type="float" office:value="594.992912595398" calcext:value-type="float">
            <text:p>594.9929125954</text:p>
          </table:table-cell>
        </table:table-row>
        <table:table-row table:style-name="ro1">
          <table:table-cell office:value-type="float" office:value="595.429821850151" calcext:value-type="float">
            <text:p>595.4298218502</text:p>
          </table:table-cell>
          <table:table-cell table:formula="of:=([.A489]+[.A490])/2" office:value-type="float" office:value="595.237667448857" calcext:value-type="float">
            <text:p>595.2376674489</text:p>
          </table:table-cell>
        </table:table-row>
        <table:table-row table:style-name="ro1">
          <table:table-cell office:value-type="float" office:value="596.050789555178" calcext:value-type="float">
            <text:p>596.0507895552</text:p>
          </table:table-cell>
          <table:table-cell table:formula="of:=([.A490]+[.A491])/2" office:value-type="float" office:value="595.740305702665" calcext:value-type="float">
            <text:p>595.7403057027</text:p>
          </table:table-cell>
        </table:table-row>
        <table:table-row table:style-name="ro1">
          <table:table-cell office:value-type="float" office:value="596.693439819085" calcext:value-type="float">
            <text:p>596.6934398191</text:p>
          </table:table-cell>
          <table:table-cell table:formula="of:=([.A491]+[.A492])/2" office:value-type="float" office:value="596.372114687132" calcext:value-type="float">
            <text:p>596.3721146871</text:p>
          </table:table-cell>
        </table:table-row>
        <table:table-row table:style-name="ro1">
          <table:table-cell office:value-type="float" office:value="597.271514832833" calcext:value-type="float">
            <text:p>597.2715148328</text:p>
          </table:table-cell>
          <table:table-cell table:formula="of:=([.A492]+[.A493])/2" office:value-type="float" office:value="596.982477325959" calcext:value-type="float">
            <text:p>596.982477326</text:p>
          </table:table-cell>
        </table:table-row>
        <table:table-row table:style-name="ro1">
          <table:table-cell office:value-type="float" office:value="597.766421547564" calcext:value-type="float">
            <text:p>597.7664215476</text:p>
          </table:table-cell>
          <table:table-cell table:formula="of:=([.A493]+[.A494])/2" office:value-type="float" office:value="597.518968190198" calcext:value-type="float">
            <text:p>597.5189681902</text:p>
          </table:table-cell>
        </table:table-row>
        <table:table-row table:style-name="ro1">
          <table:table-cell office:value-type="float" office:value="598.317848330871" calcext:value-type="float">
            <text:p>598.3178483309</text:p>
          </table:table-cell>
          <table:table-cell table:formula="of:=([.A494]+[.A495])/2" office:value-type="float" office:value="598.042134939218" calcext:value-type="float">
            <text:p>598.0421349392</text:p>
          </table:table-cell>
        </table:table-row>
        <table:table-row table:style-name="ro1">
          <table:table-cell office:value-type="float" office:value="598.869360142362" calcext:value-type="float">
            <text:p>598.8693601424</text:p>
          </table:table-cell>
          <table:table-cell table:formula="of:=([.A495]+[.A496])/2" office:value-type="float" office:value="598.593604236617" calcext:value-type="float">
            <text:p>598.5936042366</text:p>
          </table:table-cell>
        </table:table-row>
        <table:table-row table:style-name="ro1">
          <table:table-cell office:value-type="float" office:value="599.3810523061" calcext:value-type="float">
            <text:p>599.3810523061</text:p>
          </table:table-cell>
          <table:table-cell table:formula="of:=([.A496]+[.A497])/2" office:value-type="float" office:value="599.125206224231" calcext:value-type="float">
            <text:p>599.1252062242</text:p>
          </table:table-cell>
        </table:table-row>
        <table:table-row table:style-name="ro1">
          <table:table-cell office:value-type="float" office:value="599.895524366865" calcext:value-type="float">
            <text:p>599.8955243669</text:p>
          </table:table-cell>
          <table:table-cell table:formula="of:=([.A497]+[.A498])/2" office:value-type="float" office:value="599.638288336482" calcext:value-type="float">
            <text:p>599.6382883365</text:p>
          </table:table-cell>
        </table:table-row>
        <table:table-row table:style-name="ro1">
          <table:table-cell office:value-type="float" office:value="600.217653819351" calcext:value-type="float">
            <text:p>600.2176538194</text:p>
          </table:table-cell>
          <table:table-cell table:formula="of:=([.A498]+[.A499])/2" office:value-type="float" office:value="600.056589093108" calcext:value-type="float">
            <text:p>600.0565890931</text:p>
          </table:table-cell>
        </table:table-row>
        <table:table-row table:style-name="ro1">
          <table:table-cell office:value-type="float" office:value="599.949929342303" calcext:value-type="float">
            <text:p>599.9499293423</text:p>
          </table:table-cell>
          <table:table-cell table:formula="of:=([.A499]+[.A500])/2" office:value-type="float" office:value="600.083791580827" calcext:value-type="float">
            <text:p>600.0837915808</text:p>
          </table:table-cell>
        </table:table-row>
        <table:table-row table:style-name="ro1">
          <table:table-cell office:value-type="float" office:value="599.738682912179" calcext:value-type="float">
            <text:p>599.7386829122</text:p>
          </table:table-cell>
          <table:table-cell table:formula="of:=([.A500]+[.A501])/2" office:value-type="float" office:value="599.844306127241" calcext:value-type="float">
            <text:p>599.8443061272</text:p>
          </table:table-cell>
        </table:table-row>
        <table:table-row table:style-name="ro1">
          <table:table-cell office:value-type="float" office:value="599.715144784236" calcext:value-type="float">
            <text:p>599.7151447842</text:p>
          </table:table-cell>
          <table:table-cell table:formula="of:=([.A501]+[.A502])/2" office:value-type="float" office:value="599.726913848207" calcext:value-type="float">
            <text:p>599.7269138482</text:p>
          </table:table-cell>
        </table:table-row>
        <table:table-row table:style-name="ro1">
          <table:table-cell office:value-type="float" office:value="599.454389348786" calcext:value-type="float">
            <text:p>599.4543893488</text:p>
          </table:table-cell>
          <table:table-cell table:formula="of:=([.A502]+[.A503])/2" office:value-type="float" office:value="599.584767066511" calcext:value-type="float">
            <text:p>599.5847670665</text:p>
          </table:table-cell>
        </table:table-row>
        <table:table-row table:style-name="ro1">
          <table:table-cell office:value-type="float" office:value="599.604939647372" calcext:value-type="float">
            <text:p>599.6049396474</text:p>
          </table:table-cell>
          <table:table-cell table:formula="of:=([.A503]+[.A504])/2" office:value-type="float" office:value="599.529664498079" calcext:value-type="float">
            <text:p>599.5296644981</text:p>
          </table:table-cell>
        </table:table-row>
        <table:table-row table:style-name="ro1">
          <table:table-cell office:value-type="float" office:value="599.920256523992" calcext:value-type="float">
            <text:p>599.920256524</text:p>
          </table:table-cell>
          <table:table-cell table:formula="of:=([.A504]+[.A505])/2" office:value-type="float" office:value="599.762598085682" calcext:value-type="float">
            <text:p>599.7625980857</text:p>
          </table:table-cell>
        </table:table-row>
        <table:table-row table:style-name="ro1">
          <table:table-cell office:value-type="float" office:value="600.3389431353" calcext:value-type="float">
            <text:p>600.3389431353</text:p>
          </table:table-cell>
          <table:table-cell table:formula="of:=([.A505]+[.A506])/2" office:value-type="float" office:value="600.129599829646" calcext:value-type="float">
            <text:p>600.1295998296</text:p>
          </table:table-cell>
        </table:table-row>
        <table:table-row table:style-name="ro1">
          <table:table-cell office:value-type="float" office:value="600.740593469258" calcext:value-type="float">
            <text:p>600.7405934693</text:p>
          </table:table-cell>
          <table:table-cell table:formula="of:=([.A506]+[.A507])/2" office:value-type="float" office:value="600.539768302279" calcext:value-type="float">
            <text:p>600.5397683023</text:p>
          </table:table-cell>
        </table:table-row>
        <table:table-row table:style-name="ro1">
          <table:table-cell office:value-type="float" office:value="601.229364464328" calcext:value-type="float">
            <text:p>601.2293644643</text:p>
          </table:table-cell>
          <table:table-cell table:formula="of:=([.A507]+[.A508])/2" office:value-type="float" office:value="600.984978966793" calcext:value-type="float">
            <text:p>600.9849789668</text:p>
          </table:table-cell>
        </table:table-row>
        <table:table-row table:style-name="ro1">
          <table:table-cell office:value-type="float" office:value="601.835370753869" calcext:value-type="float">
            <text:p>601.8353707539</text:p>
          </table:table-cell>
          <table:table-cell table:formula="of:=([.A508]+[.A509])/2" office:value-type="float" office:value="601.532367609099" calcext:value-type="float">
            <text:p>601.5323676091</text:p>
          </table:table-cell>
        </table:table-row>
        <table:table-row table:style-name="ro1">
          <table:table-cell office:value-type="float" office:value="602.318330439693" calcext:value-type="float">
            <text:p>602.3183304397</text:p>
          </table:table-cell>
          <table:table-cell table:formula="of:=([.A509]+[.A510])/2" office:value-type="float" office:value="602.076850596781" calcext:value-type="float">
            <text:p>602.0768505968</text:p>
          </table:table-cell>
        </table:table-row>
        <table:table-row table:style-name="ro1">
          <table:table-cell office:value-type="float" office:value="602.798339734543" calcext:value-type="float">
            <text:p>602.7983397345</text:p>
          </table:table-cell>
          <table:table-cell table:formula="of:=([.A510]+[.A511])/2" office:value-type="float" office:value="602.558335087118" calcext:value-type="float">
            <text:p>602.5583350871</text:p>
          </table:table-cell>
        </table:table-row>
        <table:table-row table:style-name="ro1">
          <table:table-cell office:value-type="float" office:value="603.032903970849" calcext:value-type="float">
            <text:p>603.0329039709</text:p>
          </table:table-cell>
          <table:table-cell table:formula="of:=([.A511]+[.A512])/2" office:value-type="float" office:value="602.915621852696" calcext:value-type="float">
            <text:p>602.9156218527</text:p>
          </table:table-cell>
        </table:table-row>
        <table:table-row table:style-name="ro1">
          <table:table-cell office:value-type="float" office:value="603.056237198964" calcext:value-type="float">
            <text:p>603.056237199</text:p>
          </table:table-cell>
          <table:table-cell table:formula="of:=([.A512]+[.A513])/2" office:value-type="float" office:value="603.044570584907" calcext:value-type="float">
            <text:p>603.0445705849</text:p>
          </table:table-cell>
        </table:table-row>
        <table:table-row table:style-name="ro1">
          <table:table-cell office:value-type="float" office:value="602.956151704926" calcext:value-type="float">
            <text:p>602.9561517049</text:p>
          </table:table-cell>
          <table:table-cell table:formula="of:=([.A513]+[.A514])/2" office:value-type="float" office:value="603.006194451945" calcext:value-type="float">
            <text:p>603.0061944519</text:p>
          </table:table-cell>
        </table:table-row>
        <table:table-row table:style-name="ro1">
          <table:table-cell office:value-type="float" office:value="603.103005010676" calcext:value-type="float">
            <text:p>603.1030050107</text:p>
          </table:table-cell>
          <table:table-cell table:formula="of:=([.A514]+[.A515])/2" office:value-type="float" office:value="603.029578357801" calcext:value-type="float">
            <text:p>603.0295783578</text:p>
          </table:table-cell>
        </table:table-row>
        <table:table-row table:style-name="ro1">
          <table:table-cell office:value-type="float" office:value="603.446332641111" calcext:value-type="float">
            <text:p>603.4463326411</text:p>
          </table:table-cell>
          <table:table-cell table:formula="of:=([.A515]+[.A516])/2" office:value-type="float" office:value="603.274668825894" calcext:value-type="float">
            <text:p>603.2746688259</text:p>
          </table:table-cell>
        </table:table-row>
        <table:table-row table:style-name="ro1">
          <table:table-cell office:value-type="float" office:value="603.742904185773" calcext:value-type="float">
            <text:p>603.7429041858</text:p>
          </table:table-cell>
          <table:table-cell table:formula="of:=([.A516]+[.A517])/2" office:value-type="float" office:value="603.594618413442" calcext:value-type="float">
            <text:p>603.5946184134</text:p>
          </table:table-cell>
        </table:table-row>
        <table:table-row table:style-name="ro1">
          <table:table-cell office:value-type="float" office:value="604.162907013471" calcext:value-type="float">
            <text:p>604.1629070135</text:p>
          </table:table-cell>
          <table:table-cell table:formula="of:=([.A517]+[.A518])/2" office:value-type="float" office:value="603.952905599622" calcext:value-type="float">
            <text:p>603.9529055996</text:p>
          </table:table-cell>
        </table:table-row>
        <table:table-row table:style-name="ro1">
          <table:table-cell office:value-type="float" office:value="604.837169465351" calcext:value-type="float">
            <text:p>604.8371694654</text:p>
          </table:table-cell>
          <table:table-cell table:formula="of:=([.A518]+[.A519])/2" office:value-type="float" office:value="604.500038239411" calcext:value-type="float">
            <text:p>604.5000382394</text:p>
          </table:table-cell>
        </table:table-row>
        <table:table-row table:style-name="ro1">
          <table:table-cell office:value-type="float" office:value="604.968948145121" calcext:value-type="float">
            <text:p>604.9689481451</text:p>
          </table:table-cell>
          <table:table-cell table:formula="of:=([.A519]+[.A520])/2" office:value-type="float" office:value="604.903058805236" calcext:value-type="float">
            <text:p>604.9030588052</text:p>
          </table:table-cell>
        </table:table-row>
        <table:table-row table:style-name="ro1">
          <table:table-cell office:value-type="float" office:value="604.613395257535" calcext:value-type="float">
            <text:p>604.6133952575</text:p>
          </table:table-cell>
          <table:table-cell table:formula="of:=([.A520]+[.A521])/2" office:value-type="float" office:value="604.791171701328" calcext:value-type="float">
            <text:p>604.7911717013</text:p>
          </table:table-cell>
        </table:table-row>
        <table:table-row table:style-name="ro1">
          <table:table-cell office:value-type="float" office:value="604.490307672665" calcext:value-type="float">
            <text:p>604.4903076727</text:p>
          </table:table-cell>
          <table:table-cell table:formula="of:=([.A521]+[.A522])/2" office:value-type="float" office:value="604.5518514651" calcext:value-type="float">
            <text:p>604.5518514651</text:p>
          </table:table-cell>
        </table:table-row>
        <table:table-row table:style-name="ro1">
          <table:table-cell office:value-type="float" office:value="604.353731107456" calcext:value-type="float">
            <text:p>604.3537311075</text:p>
          </table:table-cell>
          <table:table-cell table:formula="of:=([.A522]+[.A523])/2" office:value-type="float" office:value="604.422019390061" calcext:value-type="float">
            <text:p>604.4220193901</text:p>
          </table:table-cell>
        </table:table-row>
        <table:table-row table:style-name="ro1">
          <table:table-cell office:value-type="float" office:value="603.873381421644" calcext:value-type="float">
            <text:p>603.8733814216</text:p>
          </table:table-cell>
          <table:table-cell table:formula="of:=([.A523]+[.A524])/2" office:value-type="float" office:value="604.11355626455" calcext:value-type="float">
            <text:p>604.1135562646</text:p>
          </table:table-cell>
        </table:table-row>
        <table:table-row table:style-name="ro1">
          <table:table-cell office:value-type="float" office:value="603.331054601571" calcext:value-type="float">
            <text:p>603.3310546016</text:p>
          </table:table-cell>
          <table:table-cell table:formula="of:=([.A524]+[.A525])/2" office:value-type="float" office:value="603.602218011607" calcext:value-type="float">
            <text:p>603.6022180116</text:p>
          </table:table-cell>
        </table:table-row>
        <table:table-row table:style-name="ro1">
          <table:table-cell office:value-type="float" office:value="603.165822217367" calcext:value-type="float">
            <text:p>603.1658222174</text:p>
          </table:table-cell>
          <table:table-cell table:formula="of:=([.A525]+[.A526])/2" office:value-type="float" office:value="603.248438409469" calcext:value-type="float">
            <text:p>603.2484384095</text:p>
          </table:table-cell>
        </table:table-row>
        <table:table-row table:style-name="ro1">
          <table:table-cell office:value-type="float" office:value="603.351209709974" calcext:value-type="float">
            <text:p>603.35120971</text:p>
          </table:table-cell>
          <table:table-cell table:formula="of:=([.A526]+[.A527])/2" office:value-type="float" office:value="603.258515963671" calcext:value-type="float">
            <text:p>603.2585159637</text:p>
          </table:table-cell>
        </table:table-row>
        <table:table-row table:style-name="ro1">
          <table:table-cell office:value-type="float" office:value="603.516626148794" calcext:value-type="float">
            <text:p>603.5166261488</text:p>
          </table:table-cell>
          <table:table-cell table:formula="of:=([.A527]+[.A528])/2" office:value-type="float" office:value="603.433917929384" calcext:value-type="float">
            <text:p>603.4339179294</text:p>
          </table:table-cell>
        </table:table-row>
        <table:table-row table:style-name="ro1">
          <table:table-cell office:value-type="float" office:value="603.850694223573" calcext:value-type="float">
            <text:p>603.8506942236</text:p>
          </table:table-cell>
          <table:table-cell table:formula="of:=([.A528]+[.A529])/2" office:value-type="float" office:value="603.683660186183" calcext:value-type="float">
            <text:p>603.6836601862</text:p>
          </table:table-cell>
        </table:table-row>
        <table:table-row table:style-name="ro1">
          <table:table-cell office:value-type="float" office:value="604.35352159491" calcext:value-type="float">
            <text:p>604.3535215949</text:p>
          </table:table-cell>
          <table:table-cell table:formula="of:=([.A529]+[.A530])/2" office:value-type="float" office:value="604.102107909242" calcext:value-type="float">
            <text:p>604.1021079092</text:p>
          </table:table-cell>
        </table:table-row>
        <table:table-row table:style-name="ro1">
          <table:table-cell office:value-type="float" office:value="605.087630928521" calcext:value-type="float">
            <text:p>605.0876309285</text:p>
          </table:table-cell>
          <table:table-cell table:formula="of:=([.A530]+[.A531])/2" office:value-type="float" office:value="604.720576261716" calcext:value-type="float">
            <text:p>604.7205762617</text:p>
          </table:table-cell>
        </table:table-row>
        <table:table-row table:style-name="ro1">
          <table:table-cell office:value-type="float" office:value="605.822336567236" calcext:value-type="float">
            <text:p>605.8223365672</text:p>
          </table:table-cell>
          <table:table-cell table:formula="of:=([.A531]+[.A532])/2" office:value-type="float" office:value="605.454983747878" calcext:value-type="float">
            <text:p>605.4549837479</text:p>
          </table:table-cell>
        </table:table-row>
        <table:table-row table:style-name="ro1">
          <table:table-cell office:value-type="float" office:value="606.705191754299" calcext:value-type="float">
            <text:p>606.7051917543</text:p>
          </table:table-cell>
          <table:table-cell table:formula="of:=([.A532]+[.A533])/2" office:value-type="float" office:value="606.263764160767" calcext:value-type="float">
            <text:p>606.2637641608</text:p>
          </table:table-cell>
        </table:table-row>
        <table:table-row table:style-name="ro1">
          <table:table-cell office:value-type="float" office:value="607.331371668842" calcext:value-type="float">
            <text:p>607.3313716688</text:p>
          </table:table-cell>
          <table:table-cell table:formula="of:=([.A533]+[.A534])/2" office:value-type="float" office:value="607.018281711571" calcext:value-type="float">
            <text:p>607.0182817116</text:p>
          </table:table-cell>
        </table:table-row>
        <table:table-row table:style-name="ro1">
          <table:table-cell office:value-type="float" office:value="607.953698132294" calcext:value-type="float">
            <text:p>607.9536981323</text:p>
          </table:table-cell>
          <table:table-cell table:formula="of:=([.A534]+[.A535])/2" office:value-type="float" office:value="607.642534900568" calcext:value-type="float">
            <text:p>607.6425349006</text:p>
          </table:table-cell>
        </table:table-row>
        <table:table-row table:style-name="ro1">
          <table:table-cell office:value-type="float" office:value="608.576514905884" calcext:value-type="float">
            <text:p>608.5765149059</text:p>
          </table:table-cell>
          <table:table-cell table:formula="of:=([.A535]+[.A536])/2" office:value-type="float" office:value="608.265106519089" calcext:value-type="float">
            <text:p>608.2651065191</text:p>
          </table:table-cell>
        </table:table-row>
        <table:table-row table:style-name="ro1">
          <table:table-cell office:value-type="float" office:value="609.030782779679" calcext:value-type="float">
            <text:p>609.0307827797</text:p>
          </table:table-cell>
          <table:table-cell table:formula="of:=([.A536]+[.A537])/2" office:value-type="float" office:value="608.803648842781" calcext:value-type="float">
            <text:p>608.8036488428</text:p>
          </table:table-cell>
        </table:table-row>
        <table:table-row table:style-name="ro1">
          <table:table-cell office:value-type="float" office:value="609.261490085378" calcext:value-type="float">
            <text:p>609.2614900854</text:p>
          </table:table-cell>
          <table:table-cell table:formula="of:=([.A537]+[.A538])/2" office:value-type="float" office:value="609.146136432529" calcext:value-type="float">
            <text:p>609.1461364325</text:p>
          </table:table-cell>
        </table:table-row>
        <table:table-row table:style-name="ro1">
          <table:table-cell office:value-type="float" office:value="609.066703802831" calcext:value-type="float">
            <text:p>609.0667038028</text:p>
          </table:table-cell>
          <table:table-cell table:formula="of:=([.A538]+[.A539])/2" office:value-type="float" office:value="609.164096944105" calcext:value-type="float">
            <text:p>609.1640969441</text:p>
          </table:table-cell>
        </table:table-row>
        <table:table-row table:style-name="ro1">
          <table:table-cell office:value-type="float" office:value="608.276138873013" calcext:value-type="float">
            <text:p>608.276138873</text:p>
          </table:table-cell>
          <table:table-cell table:formula="of:=([.A539]+[.A540])/2" office:value-type="float" office:value="608.671421337922" calcext:value-type="float">
            <text:p>608.6714213379</text:p>
          </table:table-cell>
        </table:table-row>
        <table:table-row table:style-name="ro1">
          <table:table-cell office:value-type="float" office:value="607.156078110347" calcext:value-type="float">
            <text:p>607.1560781103</text:p>
          </table:table-cell>
          <table:table-cell table:formula="of:=([.A540]+[.A541])/2" office:value-type="float" office:value="607.71610849168" calcext:value-type="float">
            <text:p>607.7161084917</text:p>
          </table:table-cell>
        </table:table-row>
        <table:table-row table:style-name="ro1">
          <table:table-cell office:value-type="float" office:value="606.832051316825" calcext:value-type="float">
            <text:p>606.8320513168</text:p>
          </table:table-cell>
          <table:table-cell table:formula="of:=([.A541]+[.A542])/2" office:value-type="float" office:value="606.994064713586" calcext:value-type="float">
            <text:p>606.9940647136</text:p>
          </table:table-cell>
        </table:table-row>
        <table:table-row table:style-name="ro1">
          <table:table-cell office:value-type="float" office:value="606.458729214145" calcext:value-type="float">
            <text:p>606.4587292141</text:p>
          </table:table-cell>
          <table:table-cell table:formula="of:=([.A542]+[.A543])/2" office:value-type="float" office:value="606.645390265485" calcext:value-type="float">
            <text:p>606.6453902655</text:p>
          </table:table-cell>
        </table:table-row>
        <table:table-row table:style-name="ro1">
          <table:table-cell office:value-type="float" office:value="605.916473671436" calcext:value-type="float">
            <text:p>605.9164736714</text:p>
          </table:table-cell>
          <table:table-cell table:formula="of:=([.A543]+[.A544])/2" office:value-type="float" office:value="606.187601442791" calcext:value-type="float">
            <text:p>606.1876014428</text:p>
          </table:table-cell>
        </table:table-row>
        <table:table-row table:style-name="ro1">
          <table:table-cell office:value-type="float" office:value="605.548830998593" calcext:value-type="float">
            <text:p>605.5488309986</text:p>
          </table:table-cell>
          <table:table-cell table:formula="of:=([.A544]+[.A545])/2" office:value-type="float" office:value="605.732652335015" calcext:value-type="float">
            <text:p>605.732652335</text:p>
          </table:table-cell>
        </table:table-row>
        <table:table-row table:style-name="ro1">
          <table:table-cell office:value-type="float" office:value="605.360757514466" calcext:value-type="float">
            <text:p>605.3607575145</text:p>
          </table:table-cell>
          <table:table-cell table:formula="of:=([.A545]+[.A546])/2" office:value-type="float" office:value="605.45479425653" calcext:value-type="float">
            <text:p>605.4547942565</text:p>
          </table:table-cell>
        </table:table-row>
        <table:table-row table:style-name="ro1">
          <table:table-cell office:value-type="float" office:value="605.103663840562" calcext:value-type="float">
            <text:p>605.1036638406</text:p>
          </table:table-cell>
          <table:table-cell table:formula="of:=([.A546]+[.A547])/2" office:value-type="float" office:value="605.232210677514" calcext:value-type="float">
            <text:p>605.2322106775</text:p>
          </table:table-cell>
        </table:table-row>
        <table:table-row table:style-name="ro1">
          <table:table-cell office:value-type="float" office:value="604.473941265125" calcext:value-type="float">
            <text:p>604.4739412651</text:p>
          </table:table-cell>
          <table:table-cell table:formula="of:=([.A547]+[.A548])/2" office:value-type="float" office:value="604.788802552843" calcext:value-type="float">
            <text:p>604.7888025528</text:p>
          </table:table-cell>
        </table:table-row>
        <table:table-row table:style-name="ro1">
          <table:table-cell office:value-type="float" office:value="603.751935046639" calcext:value-type="float">
            <text:p>603.7519350466</text:p>
          </table:table-cell>
          <table:table-cell table:formula="of:=([.A548]+[.A549])/2" office:value-type="float" office:value="604.112938155882" calcext:value-type="float">
            <text:p>604.1129381559</text:p>
          </table:table-cell>
        </table:table-row>
        <table:table-row table:style-name="ro1">
          <table:table-cell office:value-type="float" office:value="603.271639695473" calcext:value-type="float">
            <text:p>603.2716396955</text:p>
          </table:table-cell>
          <table:table-cell table:formula="of:=([.A549]+[.A550])/2" office:value-type="float" office:value="603.511787371056" calcext:value-type="float">
            <text:p>603.5117873711</text:p>
          </table:table-cell>
        </table:table-row>
        <table:table-row table:style-name="ro1">
          <table:table-cell office:value-type="float" office:value="602.444840861058" calcext:value-type="float">
            <text:p>602.4448408611</text:p>
          </table:table-cell>
          <table:table-cell table:formula="of:=([.A550]+[.A551])/2" office:value-type="float" office:value="602.858240278266" calcext:value-type="float">
            <text:p>602.8582402783</text:p>
          </table:table-cell>
        </table:table-row>
        <table:table-row table:style-name="ro1">
          <table:table-cell office:value-type="float" office:value="601.866216999111" calcext:value-type="float">
            <text:p>601.8662169991</text:p>
          </table:table-cell>
          <table:table-cell table:formula="of:=([.A551]+[.A552])/2" office:value-type="float" office:value="602.155528930085" calcext:value-type="float">
            <text:p>602.1555289301</text:p>
          </table:table-cell>
        </table:table-row>
        <table:table-row table:style-name="ro1">
          <table:table-cell office:value-type="float" office:value="601.375766905145" calcext:value-type="float">
            <text:p>601.3757669051</text:p>
          </table:table-cell>
          <table:table-cell table:formula="of:=([.A552]+[.A553])/2" office:value-type="float" office:value="601.620991952128" calcext:value-type="float">
            <text:p>601.6209919521</text:p>
          </table:table-cell>
        </table:table-row>
        <table:table-row table:style-name="ro1">
          <table:table-cell office:value-type="float" office:value="601.686982727872" calcext:value-type="float">
            <text:p>601.6869827279</text:p>
          </table:table-cell>
          <table:table-cell table:formula="of:=([.A553]+[.A554])/2" office:value-type="float" office:value="601.531374816509" calcext:value-type="float">
            <text:p>601.5313748165</text:p>
          </table:table-cell>
        </table:table-row>
        <table:table-row table:style-name="ro1">
          <table:table-cell office:value-type="float" office:value="601.642564546972" calcext:value-type="float">
            <text:p>601.642564547</text:p>
          </table:table-cell>
          <table:table-cell table:formula="of:=([.A554]+[.A555])/2" office:value-type="float" office:value="601.664773637422" calcext:value-type="float">
            <text:p>601.6647736374</text:p>
          </table:table-cell>
        </table:table-row>
        <table:table-row table:style-name="ro1">
          <table:table-cell office:value-type="float" office:value="601.659592892758" calcext:value-type="float">
            <text:p>601.6595928928</text:p>
          </table:table-cell>
          <table:table-cell table:formula="of:=([.A555]+[.A556])/2" office:value-type="float" office:value="601.651078719865" calcext:value-type="float">
            <text:p>601.6510787199</text:p>
          </table:table-cell>
        </table:table-row>
        <table:table-row table:style-name="ro1">
          <table:table-cell office:value-type="float" office:value="601.926738944416" calcext:value-type="float">
            <text:p>601.9267389444</text:p>
          </table:table-cell>
          <table:table-cell table:formula="of:=([.A556]+[.A557])/2" office:value-type="float" office:value="601.793165918587" calcext:value-type="float">
            <text:p>601.7931659186</text:p>
          </table:table-cell>
        </table:table-row>
        <table:table-row table:style-name="ro1">
          <table:table-cell office:value-type="float" office:value="602.152930117299" calcext:value-type="float">
            <text:p>602.1529301173</text:p>
          </table:table-cell>
          <table:table-cell table:formula="of:=([.A557]+[.A558])/2" office:value-type="float" office:value="602.039834530857" calcext:value-type="float">
            <text:p>602.0398345309</text:p>
          </table:table-cell>
        </table:table-row>
        <table:table-row table:style-name="ro1">
          <table:table-cell office:value-type="float" office:value="602.176402623019" calcext:value-type="float">
            <text:p>602.176402623</text:p>
          </table:table-cell>
          <table:table-cell table:formula="of:=([.A558]+[.A559])/2" office:value-type="float" office:value="602.164666370159" calcext:value-type="float">
            <text:p>602.1646663702</text:p>
          </table:table-cell>
        </table:table-row>
        <table:table-row table:style-name="ro1">
          <table:table-cell office:value-type="float" office:value="602.42319102031" calcext:value-type="float">
            <text:p>602.4231910203</text:p>
          </table:table-cell>
          <table:table-cell table:formula="of:=([.A559]+[.A560])/2" office:value-type="float" office:value="602.299796821665" calcext:value-type="float">
            <text:p>602.2997968217</text:p>
          </table:table-cell>
        </table:table-row>
        <table:table-row table:style-name="ro1">
          <table:table-cell office:value-type="float" office:value="602.470342283481" calcext:value-type="float">
            <text:p>602.4703422835</text:p>
          </table:table-cell>
          <table:table-cell table:formula="of:=([.A560]+[.A561])/2" office:value-type="float" office:value="602.446766651896" calcext:value-type="float">
            <text:p>602.4467666519</text:p>
          </table:table-cell>
        </table:table-row>
        <table:table-row table:style-name="ro1">
          <table:table-cell office:value-type="float" office:value="602.503418392474" calcext:value-type="float">
            <text:p>602.5034183925</text:p>
          </table:table-cell>
          <table:table-cell table:formula="of:=([.A561]+[.A562])/2" office:value-type="float" office:value="602.486880337978" calcext:value-type="float">
            <text:p>602.486880338</text:p>
          </table:table-cell>
        </table:table-row>
        <table:table-row table:style-name="ro1">
          <table:table-cell office:value-type="float" office:value="602.517345849187" calcext:value-type="float">
            <text:p>602.5173458492</text:p>
          </table:table-cell>
          <table:table-cell table:formula="of:=([.A562]+[.A563])/2" office:value-type="float" office:value="602.510382120831" calcext:value-type="float">
            <text:p>602.5103821208</text:p>
          </table:table-cell>
        </table:table-row>
        <table:table-row table:style-name="ro1">
          <table:table-cell office:value-type="float" office:value="602.51554619849" calcext:value-type="float">
            <text:p>602.5155461985</text:p>
          </table:table-cell>
          <table:table-cell table:formula="of:=([.A563]+[.A564])/2" office:value-type="float" office:value="602.516446023838" calcext:value-type="float">
            <text:p>602.5164460238</text:p>
          </table:table-cell>
        </table:table-row>
        <table:table-row table:style-name="ro1">
          <table:table-cell office:value-type="float" office:value="602.513862405198" calcext:value-type="float">
            <text:p>602.5138624052</text:p>
          </table:table-cell>
          <table:table-cell table:formula="of:=([.A564]+[.A565])/2" office:value-type="float" office:value="602.514704301844" calcext:value-type="float">
            <text:p>602.5147043018</text:p>
          </table:table-cell>
        </table:table-row>
        <table:table-row table:style-name="ro1">
          <table:table-cell office:value-type="float" office:value="602.513784736206" calcext:value-type="float">
            <text:p>602.5137847362</text:p>
          </table:table-cell>
          <table:table-cell table:formula="of:=([.A565]+[.A566])/2" office:value-type="float" office:value="602.513823570702" calcext:value-type="float">
            <text:p>602.5138235707</text:p>
          </table:table-cell>
        </table:table-row>
        <table:table-row table:style-name="ro1">
          <table:table-cell office:value-type="float" office:value="602.863641002108" calcext:value-type="float">
            <text:p>602.8636410021</text:p>
          </table:table-cell>
          <table:table-cell table:formula="of:=([.A566]+[.A567])/2" office:value-type="float" office:value="602.688712869157" calcext:value-type="float">
            <text:p>602.6887128692</text:p>
          </table:table-cell>
        </table:table-row>
        <table:table-row table:style-name="ro1">
          <table:table-cell office:value-type="float" office:value="602.779256814406" calcext:value-type="float">
            <text:p>602.7792568144</text:p>
          </table:table-cell>
          <table:table-cell table:formula="of:=([.A567]+[.A568])/2" office:value-type="float" office:value="602.821448908257" calcext:value-type="float">
            <text:p>602.8214489083</text:p>
          </table:table-cell>
        </table:table-row>
        <table:table-row table:style-name="ro1">
          <table:table-cell office:value-type="float" office:value="602.597618395696" calcext:value-type="float">
            <text:p>602.5976183957</text:p>
          </table:table-cell>
          <table:table-cell table:formula="of:=([.A568]+[.A569])/2" office:value-type="float" office:value="602.688437605051" calcext:value-type="float">
            <text:p>602.6884376051</text:p>
          </table:table-cell>
        </table:table-row>
        <table:table-row table:style-name="ro1">
          <table:table-cell office:value-type="float" office:value="601.853591606862" calcext:value-type="float">
            <text:p>601.8535916069</text:p>
          </table:table-cell>
          <table:table-cell table:formula="of:=([.A569]+[.A570])/2" office:value-type="float" office:value="602.225605001279" calcext:value-type="float">
            <text:p>602.2256050013</text:p>
          </table:table-cell>
        </table:table-row>
        <table:table-row table:style-name="ro1">
          <table:table-cell office:value-type="float" office:value="601.829794124615" calcext:value-type="float">
            <text:p>601.8297941246</text:p>
          </table:table-cell>
          <table:table-cell table:formula="of:=([.A570]+[.A571])/2" office:value-type="float" office:value="601.841692865738" calcext:value-type="float">
            <text:p>601.8416928657</text:p>
          </table:table-cell>
        </table:table-row>
        <table:table-row table:style-name="ro1">
          <table:table-cell office:value-type="float" office:value="601.8615789768" calcext:value-type="float">
            <text:p>601.8615789768</text:p>
          </table:table-cell>
          <table:table-cell table:formula="of:=([.A571]+[.A572])/2" office:value-type="float" office:value="601.845686550707" calcext:value-type="float">
            <text:p>601.8456865507</text:p>
          </table:table-cell>
        </table:table-row>
        <table:table-row table:style-name="ro1">
          <table:table-cell office:value-type="float" office:value="602.185383890637" calcext:value-type="float">
            <text:p>602.1853838906</text:p>
          </table:table-cell>
          <table:table-cell table:formula="of:=([.A572]+[.A573])/2" office:value-type="float" office:value="602.023481433718" calcext:value-type="float">
            <text:p>602.0234814337</text:p>
          </table:table-cell>
        </table:table-row>
        <table:table-row table:style-name="ro1">
          <table:table-cell office:value-type="float" office:value="602.607504032854" calcext:value-type="float">
            <text:p>602.6075040329</text:p>
          </table:table-cell>
          <table:table-cell table:formula="of:=([.A573]+[.A574])/2" office:value-type="float" office:value="602.396443961746" calcext:value-type="float">
            <text:p>602.3964439617</text:p>
          </table:table-cell>
        </table:table-row>
        <table:table-row table:style-name="ro1">
          <table:table-cell office:value-type="float" office:value="602.799527105387" calcext:value-type="float">
            <text:p>602.7995271054</text:p>
          </table:table-cell>
          <table:table-cell table:formula="of:=([.A574]+[.A575])/2" office:value-type="float" office:value="602.703515569121" calcext:value-type="float">
            <text:p>602.7035155691</text:p>
          </table:table-cell>
        </table:table-row>
        <table:table-row table:style-name="ro1">
          <table:table-cell office:value-type="float" office:value="603.079097695854" calcext:value-type="float">
            <text:p>603.0790976959</text:p>
          </table:table-cell>
          <table:table-cell table:formula="of:=([.A575]+[.A576])/2" office:value-type="float" office:value="602.93931240062" calcext:value-type="float">
            <text:p>602.9393124006</text:p>
          </table:table-cell>
        </table:table-row>
        <table:table-row table:style-name="ro1">
          <table:table-cell office:value-type="float" office:value="603.418493339308" calcext:value-type="float">
            <text:p>603.4184933393</text:p>
          </table:table-cell>
          <table:table-cell table:formula="of:=([.A576]+[.A577])/2" office:value-type="float" office:value="603.248795517581" calcext:value-type="float">
            <text:p>603.2487955176</text:p>
          </table:table-cell>
        </table:table-row>
        <table:table-row table:style-name="ro1">
          <table:table-cell office:value-type="float" office:value="603.897984671449" calcext:value-type="float">
            <text:p>603.8979846714</text:p>
          </table:table-cell>
          <table:table-cell table:formula="of:=([.A577]+[.A578])/2" office:value-type="float" office:value="603.658239005378" calcext:value-type="float">
            <text:p>603.6582390054</text:p>
          </table:table-cell>
        </table:table-row>
        <table:table-row table:style-name="ro1">
          <table:table-cell office:value-type="float" office:value="604.078016454274" calcext:value-type="float">
            <text:p>604.0780164543</text:p>
          </table:table-cell>
          <table:table-cell table:formula="of:=([.A578]+[.A579])/2" office:value-type="float" office:value="603.988000562862" calcext:value-type="float">
            <text:p>603.9880005629</text:p>
          </table:table-cell>
        </table:table-row>
        <table:table-row table:style-name="ro1">
          <table:table-cell office:value-type="float" office:value="604.547074743714" calcext:value-type="float">
            <text:p>604.5470747437</text:p>
          </table:table-cell>
          <table:table-cell table:formula="of:=([.A579]+[.A580])/2" office:value-type="float" office:value="604.312545598994" calcext:value-type="float">
            <text:p>604.312545599</text:p>
          </table:table-cell>
        </table:table-row>
        <table:table-row table:style-name="ro1">
          <table:table-cell office:value-type="float" office:value="604.611301326708" calcext:value-type="float">
            <text:p>604.6113013267</text:p>
          </table:table-cell>
          <table:table-cell table:formula="of:=([.A580]+[.A581])/2" office:value-type="float" office:value="604.579188035211" calcext:value-type="float">
            <text:p>604.5791880352</text:p>
          </table:table-cell>
        </table:table-row>
        <table:table-row table:style-name="ro1">
          <table:table-cell office:value-type="float" office:value="604.982353922689" calcext:value-type="float">
            <text:p>604.9823539227</text:p>
          </table:table-cell>
          <table:table-cell table:formula="of:=([.A581]+[.A582])/2" office:value-type="float" office:value="604.796827624698" calcext:value-type="float">
            <text:p>604.7968276247</text:p>
          </table:table-cell>
        </table:table-row>
        <table:table-row table:style-name="ro1">
          <table:table-cell office:value-type="float" office:value="605.363804237589" calcext:value-type="float">
            <text:p>605.3638042376</text:p>
          </table:table-cell>
          <table:table-cell table:formula="of:=([.A582]+[.A583])/2" office:value-type="float" office:value="605.173079080139" calcext:value-type="float">
            <text:p>605.1730790801</text:p>
          </table:table-cell>
        </table:table-row>
        <table:table-row table:style-name="ro1">
          <table:table-cell office:value-type="float" office:value="605.384172196755" calcext:value-type="float">
            <text:p>605.3841721968</text:p>
          </table:table-cell>
          <table:table-cell table:formula="of:=([.A583]+[.A584])/2" office:value-type="float" office:value="605.373988217172" calcext:value-type="float">
            <text:p>605.3739882172</text:p>
          </table:table-cell>
        </table:table-row>
        <table:table-row table:style-name="ro1">
          <table:table-cell office:value-type="float" office:value="605.363590493557" calcext:value-type="float">
            <text:p>605.3635904936</text:p>
          </table:table-cell>
          <table:table-cell table:formula="of:=([.A584]+[.A585])/2" office:value-type="float" office:value="605.373881345156" calcext:value-type="float">
            <text:p>605.3738813452</text:p>
          </table:table-cell>
        </table:table-row>
        <table:table-row table:style-name="ro1">
          <table:table-cell office:value-type="float" office:value="605.211645789132" calcext:value-type="float">
            <text:p>605.2116457891</text:p>
          </table:table-cell>
          <table:table-cell table:formula="of:=([.A585]+[.A586])/2" office:value-type="float" office:value="605.287618141344" calcext:value-type="float">
            <text:p>605.2876181413</text:p>
          </table:table-cell>
        </table:table-row>
        <table:table-row table:style-name="ro1">
          <table:table-cell office:value-type="float" office:value="604.316399528198" calcext:value-type="float">
            <text:p>604.3163995282</text:p>
          </table:table-cell>
          <table:table-cell table:formula="of:=([.A586]+[.A587])/2" office:value-type="float" office:value="604.764022658665" calcext:value-type="float">
            <text:p>604.7640226587</text:p>
          </table:table-cell>
        </table:table-row>
        <table:table-row table:style-name="ro1">
          <table:table-cell office:value-type="float" office:value="602.830230461606" calcext:value-type="float">
            <text:p>602.8302304616</text:p>
          </table:table-cell>
          <table:table-cell table:formula="of:=([.A587]+[.A588])/2" office:value-type="float" office:value="603.573314994902" calcext:value-type="float">
            <text:p>603.5733149949</text:p>
          </table:table-cell>
        </table:table-row>
        <table:table-row table:style-name="ro1">
          <table:table-cell office:value-type="float" office:value="601.256101795804" calcext:value-type="float">
            <text:p>601.2561017958</text:p>
          </table:table-cell>
          <table:table-cell table:formula="of:=([.A588]+[.A589])/2" office:value-type="float" office:value="602.043166128705" calcext:value-type="float">
            <text:p>602.0431661287</text:p>
          </table:table-cell>
        </table:table-row>
        <table:table-row table:style-name="ro1">
          <table:table-cell office:value-type="float" office:value="599.626160171061" calcext:value-type="float">
            <text:p>599.6261601711</text:p>
          </table:table-cell>
          <table:table-cell table:formula="of:=([.A589]+[.A590])/2" office:value-type="float" office:value="600.441130983432" calcext:value-type="float">
            <text:p>600.4411309834</text:p>
          </table:table-cell>
        </table:table-row>
        <table:table-row table:style-name="ro1">
          <table:table-cell office:value-type="float" office:value="598.388951625731" calcext:value-type="float">
            <text:p>598.3889516257</text:p>
          </table:table-cell>
          <table:table-cell table:formula="of:=([.A590]+[.A591])/2" office:value-type="float" office:value="599.007555898396" calcext:value-type="float">
            <text:p>599.0075558984</text:p>
          </table:table-cell>
        </table:table-row>
        <table:table-row table:style-name="ro1">
          <table:table-cell office:value-type="float" office:value="597.390572922287" calcext:value-type="float">
            <text:p>597.3905729223</text:p>
          </table:table-cell>
          <table:table-cell table:formula="of:=([.A591]+[.A592])/2" office:value-type="float" office:value="597.889762274009" calcext:value-type="float">
            <text:p>597.889762274</text:p>
          </table:table-cell>
        </table:table-row>
        <table:table-row table:style-name="ro1">
          <table:table-cell office:value-type="float" office:value="596.485567011465" calcext:value-type="float">
            <text:p>596.4855670115</text:p>
          </table:table-cell>
          <table:table-cell table:formula="of:=([.A592]+[.A593])/2" office:value-type="float" office:value="596.938069966876" calcext:value-type="float">
            <text:p>596.9380699669</text:p>
          </table:table-cell>
        </table:table-row>
        <table:table-row table:style-name="ro1">
          <table:table-cell office:value-type="float" office:value="595.677981875499" calcext:value-type="float">
            <text:p>595.6779818755</text:p>
          </table:table-cell>
          <table:table-cell table:formula="of:=([.A593]+[.A594])/2" office:value-type="float" office:value="596.081774443482" calcext:value-type="float">
            <text:p>596.0817744435</text:p>
          </table:table-cell>
        </table:table-row>
        <table:table-row table:style-name="ro1">
          <table:table-cell office:value-type="float" office:value="594.817511874641" calcext:value-type="float">
            <text:p>594.8175118746</text:p>
          </table:table-cell>
          <table:table-cell table:formula="of:=([.A594]+[.A595])/2" office:value-type="float" office:value="595.24774687507" calcext:value-type="float">
            <text:p>595.2477468751</text:p>
          </table:table-cell>
        </table:table-row>
        <table:table-row table:style-name="ro1">
          <table:table-cell office:value-type="float" office:value="593.662331861642" calcext:value-type="float">
            <text:p>593.6623318616</text:p>
          </table:table-cell>
          <table:table-cell table:formula="of:=([.A595]+[.A596])/2" office:value-type="float" office:value="594.239921868142" calcext:value-type="float">
            <text:p>594.2399218681</text:p>
          </table:table-cell>
        </table:table-row>
        <table:table-row table:style-name="ro1">
          <table:table-cell office:value-type="float" office:value="592.326423155689" calcext:value-type="float">
            <text:p>592.3264231557</text:p>
          </table:table-cell>
          <table:table-cell table:formula="of:=([.A596]+[.A597])/2" office:value-type="float" office:value="592.994377508665" calcext:value-type="float">
            <text:p>592.9943775087</text:p>
          </table:table-cell>
        </table:table-row>
        <table:table-row table:style-name="ro1">
          <table:table-cell office:value-type="float" office:value="591.208413534455" calcext:value-type="float">
            <text:p>591.2084135345</text:p>
          </table:table-cell>
          <table:table-cell table:formula="of:=([.A597]+[.A598])/2" office:value-type="float" office:value="591.767418345072" calcext:value-type="float">
            <text:p>591.7674183451</text:p>
          </table:table-cell>
        </table:table-row>
        <table:table-row table:style-name="ro1">
          <table:table-cell office:value-type="float" office:value="590.377838420035" calcext:value-type="float">
            <text:p>590.37783842</text:p>
          </table:table-cell>
          <table:table-cell table:formula="of:=([.A598]+[.A599])/2" office:value-type="float" office:value="590.793125977245" calcext:value-type="float">
            <text:p>590.7931259772</text:p>
          </table:table-cell>
        </table:table-row>
        <table:table-row table:style-name="ro1">
          <table:table-cell office:value-type="float" office:value="590.046053252603" calcext:value-type="float">
            <text:p>590.0460532526</text:p>
          </table:table-cell>
          <table:table-cell table:formula="of:=([.A599]+[.A600])/2" office:value-type="float" office:value="590.211945836319" calcext:value-type="float">
            <text:p>590.2119458363</text:p>
          </table:table-cell>
        </table:table-row>
        <table:table-row table:style-name="ro1">
          <table:table-cell office:value-type="float" office:value="589.778663292922" calcext:value-type="float">
            <text:p>589.7786632929</text:p>
          </table:table-cell>
          <table:table-cell table:formula="of:=([.A600]+[.A601])/2" office:value-type="float" office:value="589.912358272763" calcext:value-type="float">
            <text:p>589.9123582728</text:p>
          </table:table-cell>
        </table:table-row>
        <table:table-row table:style-name="ro1">
          <table:table-cell office:value-type="float" office:value="589.469446807113" calcext:value-type="float">
            <text:p>589.4694468071</text:p>
          </table:table-cell>
          <table:table-cell table:formula="of:=([.A601]+[.A602])/2" office:value-type="float" office:value="589.624055050018" calcext:value-type="float">
            <text:p>589.62405505</text:p>
          </table:table-cell>
        </table:table-row>
        <table:table-row table:style-name="ro1">
          <table:table-cell office:value-type="float" office:value="589.409116338134" calcext:value-type="float">
            <text:p>589.4091163381</text:p>
          </table:table-cell>
          <table:table-cell table:formula="of:=([.A602]+[.A603])/2" office:value-type="float" office:value="589.439281572624" calcext:value-type="float">
            <text:p>589.4392815726</text:p>
          </table:table-cell>
        </table:table-row>
        <table:table-row table:style-name="ro1">
          <table:table-cell office:value-type="float" office:value="589.000155508322" calcext:value-type="float">
            <text:p>589.0001555083</text:p>
          </table:table-cell>
          <table:table-cell table:formula="of:=([.A603]+[.A604])/2" office:value-type="float" office:value="589.204635923228" calcext:value-type="float">
            <text:p>589.2046359232</text:p>
          </table:table-cell>
        </table:table-row>
        <table:table-row table:style-name="ro1">
          <table:table-cell office:value-type="float" office:value="588.073502076367" calcext:value-type="float">
            <text:p>588.0735020764</text:p>
          </table:table-cell>
          <table:table-cell table:formula="of:=([.A604]+[.A605])/2" office:value-type="float" office:value="588.536828792345" calcext:value-type="float">
            <text:p>588.5368287923</text:p>
          </table:table-cell>
        </table:table-row>
        <table:table-row table:style-name="ro1">
          <table:table-cell office:value-type="float" office:value="587.233008778274" calcext:value-type="float">
            <text:p>587.2330087783</text:p>
          </table:table-cell>
          <table:table-cell table:formula="of:=([.A605]+[.A606])/2" office:value-type="float" office:value="587.653255427321" calcext:value-type="float">
            <text:p>587.6532554273</text:p>
          </table:table-cell>
        </table:table-row>
        <table:table-row table:style-name="ro1">
          <table:table-cell office:value-type="float" office:value="586.934370309592" calcext:value-type="float">
            <text:p>586.9343703096</text:p>
          </table:table-cell>
          <table:table-cell table:formula="of:=([.A606]+[.A607])/2" office:value-type="float" office:value="587.083689543933" calcext:value-type="float">
            <text:p>587.0836895439</text:p>
          </table:table-cell>
        </table:table-row>
        <table:table-row table:style-name="ro1">
          <table:table-cell office:value-type="float" office:value="587.0726002515" calcext:value-type="float">
            <text:p>587.0726002515</text:p>
          </table:table-cell>
          <table:table-cell table:formula="of:=([.A607]+[.A608])/2" office:value-type="float" office:value="587.003485280546" calcext:value-type="float">
            <text:p>587.0034852805</text:p>
          </table:table-cell>
        </table:table-row>
        <table:table-row table:style-name="ro1">
          <table:table-cell office:value-type="float" office:value="587.132726152275" calcext:value-type="float">
            <text:p>587.1327261523</text:p>
          </table:table-cell>
          <table:table-cell table:formula="of:=([.A608]+[.A609])/2" office:value-type="float" office:value="587.102663201887" calcext:value-type="float">
            <text:p>587.1026632019</text:p>
          </table:table-cell>
        </table:table-row>
        <table:table-row table:style-name="ro1">
          <table:table-cell office:value-type="float" office:value="587.654768976215" calcext:value-type="float">
            <text:p>587.6547689762</text:p>
          </table:table-cell>
          <table:table-cell table:formula="of:=([.A609]+[.A610])/2" office:value-type="float" office:value="587.393747564245" calcext:value-type="float">
            <text:p>587.3937475642</text:p>
          </table:table-cell>
        </table:table-row>
        <table:table-row table:style-name="ro1">
          <table:table-cell office:value-type="float" office:value="588.283957491987" calcext:value-type="float">
            <text:p>588.283957492</text:p>
          </table:table-cell>
          <table:table-cell table:formula="of:=([.A610]+[.A611])/2" office:value-type="float" office:value="587.969363234101" calcext:value-type="float">
            <text:p>587.9693632341</text:p>
          </table:table-cell>
        </table:table-row>
        <table:table-row table:style-name="ro1">
          <table:table-cell office:value-type="float" office:value="588.040654405963" calcext:value-type="float">
            <text:p>588.040654406</text:p>
          </table:table-cell>
          <table:table-cell table:formula="of:=([.A611]+[.A612])/2" office:value-type="float" office:value="588.162305948975" calcext:value-type="float">
            <text:p>588.162305949</text:p>
          </table:table-cell>
        </table:table-row>
        <table:table-row table:style-name="ro1">
          <table:table-cell office:value-type="float" office:value="587.831833760777" calcext:value-type="float">
            <text:p>587.8318337608</text:p>
          </table:table-cell>
          <table:table-cell table:formula="of:=([.A612]+[.A613])/2" office:value-type="float" office:value="587.93624408337" calcext:value-type="float">
            <text:p>587.9362440834</text:p>
          </table:table-cell>
        </table:table-row>
        <table:table-row table:style-name="ro1">
          <table:table-cell office:value-type="float" office:value="588.243907443119" calcext:value-type="float">
            <text:p>588.2439074431</text:p>
          </table:table-cell>
          <table:table-cell table:formula="of:=([.A613]+[.A614])/2" office:value-type="float" office:value="588.037870601948" calcext:value-type="float">
            <text:p>588.0378706019</text:p>
          </table:table-cell>
        </table:table-row>
        <table:table-row table:style-name="ro1">
          <table:table-cell office:value-type="float" office:value="588.516911776539" calcext:value-type="float">
            <text:p>588.5169117765</text:p>
          </table:table-cell>
          <table:table-cell table:formula="of:=([.A614]+[.A615])/2" office:value-type="float" office:value="588.380409609829" calcext:value-type="float">
            <text:p>588.3804096098</text:p>
          </table:table-cell>
        </table:table-row>
        <table:table-row table:style-name="ro1">
          <table:table-cell office:value-type="float" office:value="588.620335201252" calcext:value-type="float">
            <text:p>588.6203352013</text:p>
          </table:table-cell>
          <table:table-cell table:formula="of:=([.A615]+[.A616])/2" office:value-type="float" office:value="588.568623488895" calcext:value-type="float">
            <text:p>588.5686234889</text:p>
          </table:table-cell>
        </table:table-row>
        <table:table-row table:style-name="ro1">
          <table:table-cell office:value-type="float" office:value="588.131642151705" calcext:value-type="float">
            <text:p>588.1316421517</text:p>
          </table:table-cell>
          <table:table-cell table:formula="of:=([.A616]+[.A617])/2" office:value-type="float" office:value="588.375988676478" calcext:value-type="float">
            <text:p>588.3759886765</text:p>
          </table:table-cell>
        </table:table-row>
        <table:table-row table:style-name="ro1">
          <table:table-cell office:value-type="float" office:value="587.66508571387" calcext:value-type="float">
            <text:p>587.6650857139</text:p>
          </table:table-cell>
          <table:table-cell table:formula="of:=([.A617]+[.A618])/2" office:value-type="float" office:value="587.898363932787" calcext:value-type="float">
            <text:p>587.8983639328</text:p>
          </table:table-cell>
        </table:table-row>
        <table:table-row table:style-name="ro1">
          <table:table-cell office:value-type="float" office:value="587.192659891715" calcext:value-type="float">
            <text:p>587.1926598917</text:p>
          </table:table-cell>
          <table:table-cell table:formula="of:=([.A618]+[.A619])/2" office:value-type="float" office:value="587.428872802792" calcext:value-type="float">
            <text:p>587.4288728028</text:p>
          </table:table-cell>
        </table:table-row>
        <table:table-row table:style-name="ro1">
          <table:table-cell office:value-type="float" office:value="586.565538248569" calcext:value-type="float">
            <text:p>586.5655382486</text:p>
          </table:table-cell>
          <table:table-cell table:formula="of:=([.A619]+[.A620])/2" office:value-type="float" office:value="586.879099070142" calcext:value-type="float">
            <text:p>586.8790990701</text:p>
          </table:table-cell>
        </table:table-row>
        <table:table-row table:style-name="ro1">
          <table:table-cell office:value-type="float" office:value="585.976696884616" calcext:value-type="float">
            <text:p>585.9766968846</text:p>
          </table:table-cell>
          <table:table-cell table:formula="of:=([.A620]+[.A621])/2" office:value-type="float" office:value="586.271117566592" calcext:value-type="float">
            <text:p>586.2711175666</text:p>
          </table:table-cell>
        </table:table-row>
        <table:table-row table:style-name="ro1">
          <table:table-cell office:value-type="float" office:value="585.505154987785" calcext:value-type="float">
            <text:p>585.5051549878</text:p>
          </table:table-cell>
          <table:table-cell table:formula="of:=([.A621]+[.A622])/2" office:value-type="float" office:value="585.7409259362" calcext:value-type="float">
            <text:p>585.7409259362</text:p>
          </table:table-cell>
        </table:table-row>
        <table:table-row table:style-name="ro1">
          <table:table-cell office:value-type="float" office:value="585.467020329837" calcext:value-type="float">
            <text:p>585.4670203298</text:p>
          </table:table-cell>
          <table:table-cell table:formula="of:=([.A622]+[.A623])/2" office:value-type="float" office:value="585.486087658811" calcext:value-type="float">
            <text:p>585.4860876588</text:p>
          </table:table-cell>
        </table:table-row>
        <table:table-row table:style-name="ro1">
          <table:table-cell office:value-type="float" office:value="584.698881239843" calcext:value-type="float">
            <text:p>584.6988812398</text:p>
          </table:table-cell>
          <table:table-cell table:formula="of:=([.A623]+[.A624])/2" office:value-type="float" office:value="585.08295078484" calcext:value-type="float">
            <text:p>585.0829507848</text:p>
          </table:table-cell>
        </table:table-row>
        <table:table-row table:style-name="ro1">
          <table:table-cell office:value-type="float" office:value="584.067761339572" calcext:value-type="float">
            <text:p>584.0677613396</text:p>
          </table:table-cell>
          <table:table-cell table:formula="of:=([.A624]+[.A625])/2" office:value-type="float" office:value="584.383321289708" calcext:value-type="float">
            <text:p>584.3833212897</text:p>
          </table:table-cell>
        </table:table-row>
        <table:table-row table:style-name="ro1">
          <table:table-cell office:value-type="float" office:value="582.112101412393" calcext:value-type="float">
            <text:p>582.1121014124</text:p>
          </table:table-cell>
          <table:table-cell table:formula="of:=([.A625]+[.A626])/2" office:value-type="float" office:value="583.089931375983" calcext:value-type="float">
            <text:p>583.089931376</text:p>
          </table:table-cell>
        </table:table-row>
        <table:table-row table:style-name="ro1">
          <table:table-cell office:value-type="float" office:value="581.273953111866" calcext:value-type="float">
            <text:p>581.2739531119</text:p>
          </table:table-cell>
          <table:table-cell table:formula="of:=([.A626]+[.A627])/2" office:value-type="float" office:value="581.69302726213" calcext:value-type="float">
            <text:p>581.6930272621</text:p>
          </table:table-cell>
        </table:table-row>
        <table:table-row table:style-name="ro1">
          <table:table-cell office:value-type="float" office:value="580.611053543395" calcext:value-type="float">
            <text:p>580.6110535434</text:p>
          </table:table-cell>
          <table:table-cell table:formula="of:=([.A627]+[.A628])/2" office:value-type="float" office:value="580.94250332763" calcext:value-type="float">
            <text:p>580.9425033276</text:p>
          </table:table-cell>
        </table:table-row>
        <table:table-row table:style-name="ro1">
          <table:table-cell office:value-type="float" office:value="580.365888436007" calcext:value-type="float">
            <text:p>580.365888436</text:p>
          </table:table-cell>
          <table:table-cell table:formula="of:=([.A628]+[.A629])/2" office:value-type="float" office:value="580.488470989701" calcext:value-type="float">
            <text:p>580.4884709897</text:p>
          </table:table-cell>
        </table:table-row>
        <table:table-row table:style-name="ro1">
          <table:table-cell office:value-type="float" office:value="580.355151017649" calcext:value-type="float">
            <text:p>580.3551510176</text:p>
          </table:table-cell>
          <table:table-cell table:formula="of:=([.A629]+[.A630])/2" office:value-type="float" office:value="580.360519726828" calcext:value-type="float">
            <text:p>580.3605197268</text:p>
          </table:table-cell>
        </table:table-row>
        <table:table-row table:style-name="ro1">
          <table:table-cell office:value-type="float" office:value="580.298849153393" calcext:value-type="float">
            <text:p>580.2988491534</text:p>
          </table:table-cell>
          <table:table-cell table:formula="of:=([.A630]+[.A631])/2" office:value-type="float" office:value="580.327000085521" calcext:value-type="float">
            <text:p>580.3270000855</text:p>
          </table:table-cell>
        </table:table-row>
        <table:table-row table:style-name="ro1">
          <table:table-cell office:value-type="float" office:value="580.358355964378" calcext:value-type="float">
            <text:p>580.3583559644</text:p>
          </table:table-cell>
          <table:table-cell table:formula="of:=([.A631]+[.A632])/2" office:value-type="float" office:value="580.328602558886" calcext:value-type="float">
            <text:p>580.3286025589</text:p>
          </table:table-cell>
        </table:table-row>
        <table:table-row table:style-name="ro1">
          <table:table-cell office:value-type="float" office:value="580.677875788636" calcext:value-type="float">
            <text:p>580.6778757886</text:p>
          </table:table-cell>
          <table:table-cell table:formula="of:=([.A632]+[.A633])/2" office:value-type="float" office:value="580.518115876507" calcext:value-type="float">
            <text:p>580.5181158765</text:p>
          </table:table-cell>
        </table:table-row>
        <table:table-row table:style-name="ro1">
          <table:table-cell office:value-type="float" office:value="581.075162585979" calcext:value-type="float">
            <text:p>581.075162586</text:p>
          </table:table-cell>
          <table:table-cell table:formula="of:=([.A633]+[.A634])/2" office:value-type="float" office:value="580.876519187307" calcext:value-type="float">
            <text:p>580.8765191873</text:p>
          </table:table-cell>
        </table:table-row>
        <table:table-row table:style-name="ro1">
          <table:table-cell office:value-type="float" office:value="581.423748219366" calcext:value-type="float">
            <text:p>581.4237482194</text:p>
          </table:table-cell>
          <table:table-cell table:formula="of:=([.A634]+[.A635])/2" office:value-type="float" office:value="581.249455402672" calcext:value-type="float">
            <text:p>581.2494554027</text:p>
          </table:table-cell>
        </table:table-row>
        <table:table-row table:style-name="ro1">
          <table:table-cell office:value-type="float" office:value="581.619892798712" calcext:value-type="float">
            <text:p>581.6198927987</text:p>
          </table:table-cell>
          <table:table-cell table:formula="of:=([.A635]+[.A636])/2" office:value-type="float" office:value="581.521820509039" calcext:value-type="float">
            <text:p>581.521820509</text:p>
          </table:table-cell>
        </table:table-row>
        <table:table-row table:style-name="ro1">
          <table:table-cell office:value-type="float" office:value="581.849502545213" calcext:value-type="float">
            <text:p>581.8495025452</text:p>
          </table:table-cell>
          <table:table-cell table:formula="of:=([.A636]+[.A637])/2" office:value-type="float" office:value="581.734697671963" calcext:value-type="float">
            <text:p>581.734697672</text:p>
          </table:table-cell>
        </table:table-row>
        <table:table-row table:style-name="ro1">
          <table:table-cell office:value-type="float" office:value="581.942351339957" calcext:value-type="float">
            <text:p>581.94235134</text:p>
          </table:table-cell>
          <table:table-cell table:formula="of:=([.A637]+[.A638])/2" office:value-type="float" office:value="581.895926942585" calcext:value-type="float">
            <text:p>581.8959269426</text:p>
          </table:table-cell>
        </table:table-row>
        <table:table-row table:style-name="ro1">
          <table:table-cell office:value-type="float" office:value="581.998874285856" calcext:value-type="float">
            <text:p>581.9988742859</text:p>
          </table:table-cell>
          <table:table-cell table:formula="of:=([.A638]+[.A639])/2" office:value-type="float" office:value="581.970612812907" calcext:value-type="float">
            <text:p>581.9706128129</text:p>
          </table:table-cell>
        </table:table-row>
        <table:table-row table:style-name="ro1">
          <table:table-cell office:value-type="float" office:value="582.256023985646" calcext:value-type="float">
            <text:p>582.2560239856</text:p>
          </table:table-cell>
          <table:table-cell table:formula="of:=([.A639]+[.A640])/2" office:value-type="float" office:value="582.127449135751" calcext:value-type="float">
            <text:p>582.1274491358</text:p>
          </table:table-cell>
        </table:table-row>
        <table:table-row table:style-name="ro1">
          <table:table-cell office:value-type="float" office:value="582.266811340118" calcext:value-type="float">
            <text:p>582.2668113401</text:p>
          </table:table-cell>
          <table:table-cell table:formula="of:=([.A640]+[.A641])/2" office:value-type="float" office:value="582.261417662882" calcext:value-type="float">
            <text:p>582.2614176629</text:p>
          </table:table-cell>
        </table:table-row>
        <table:table-row table:style-name="ro1">
          <table:table-cell office:value-type="float" office:value="581.933964019122" calcext:value-type="float">
            <text:p>581.9339640191</text:p>
          </table:table-cell>
          <table:table-cell table:formula="of:=([.A641]+[.A642])/2" office:value-type="float" office:value="582.10038767962" calcext:value-type="float">
            <text:p>582.1003876796</text:p>
          </table:table-cell>
        </table:table-row>
        <table:table-row table:style-name="ro1">
          <table:table-cell office:value-type="float" office:value="581.686562191781" calcext:value-type="float">
            <text:p>581.6865621918</text:p>
          </table:table-cell>
          <table:table-cell table:formula="of:=([.A642]+[.A643])/2" office:value-type="float" office:value="581.810263105451" calcext:value-type="float">
            <text:p>581.8102631055</text:p>
          </table:table-cell>
        </table:table-row>
        <table:table-row table:style-name="ro1">
          <table:table-cell office:value-type="float" office:value="581.967044614423" calcext:value-type="float">
            <text:p>581.9670446144</text:p>
          </table:table-cell>
          <table:table-cell table:formula="of:=([.A643]+[.A644])/2" office:value-type="float" office:value="581.826803403102" calcext:value-type="float">
            <text:p>581.8268034031</text:p>
          </table:table-cell>
        </table:table-row>
        <table:table-row table:style-name="ro1">
          <table:table-cell office:value-type="float" office:value="581.620772450905" calcext:value-type="float">
            <text:p>581.6207724509</text:p>
          </table:table-cell>
          <table:table-cell table:formula="of:=([.A644]+[.A645])/2" office:value-type="float" office:value="581.793908532664" calcext:value-type="float">
            <text:p>581.7939085327</text:p>
          </table:table-cell>
        </table:table-row>
        <table:table-row table:style-name="ro1">
          <table:table-cell office:value-type="float" office:value="581.17646635762" calcext:value-type="float">
            <text:p>581.1764663576</text:p>
          </table:table-cell>
          <table:table-cell table:formula="of:=([.A645]+[.A646])/2" office:value-type="float" office:value="581.398619404263" calcext:value-type="float">
            <text:p>581.3986194043</text:p>
          </table:table-cell>
        </table:table-row>
        <table:table-row table:style-name="ro1">
          <table:table-cell office:value-type="float" office:value="580.938125267149" calcext:value-type="float">
            <text:p>580.9381252671</text:p>
          </table:table-cell>
          <table:table-cell table:formula="of:=([.A646]+[.A647])/2" office:value-type="float" office:value="581.057295812385" calcext:value-type="float">
            <text:p>581.0572958124</text:p>
          </table:table-cell>
        </table:table-row>
        <table:table-row table:style-name="ro1">
          <table:table-cell office:value-type="float" office:value="580.958242683434" calcext:value-type="float">
            <text:p>580.9582426834</text:p>
          </table:table-cell>
          <table:table-cell table:formula="of:=([.A647]+[.A648])/2" office:value-type="float" office:value="580.948183975291" calcext:value-type="float">
            <text:p>580.9481839753</text:p>
          </table:table-cell>
        </table:table-row>
        <table:table-row table:style-name="ro1">
          <table:table-cell office:value-type="float" office:value="581.203732506394" calcext:value-type="float">
            <text:p>581.2037325064</text:p>
          </table:table-cell>
          <table:table-cell table:formula="of:=([.A648]+[.A649])/2" office:value-type="float" office:value="581.080987594914" calcext:value-type="float">
            <text:p>581.0809875949</text:p>
          </table:table-cell>
        </table:table-row>
        <table:table-row table:style-name="ro1">
          <table:table-cell office:value-type="float" office:value="581.266470235412" calcext:value-type="float">
            <text:p>581.2664702354</text:p>
          </table:table-cell>
          <table:table-cell table:formula="of:=([.A649]+[.A650])/2" office:value-type="float" office:value="581.235101370903" calcext:value-type="float">
            <text:p>581.2351013709</text:p>
          </table:table-cell>
        </table:table-row>
        <table:table-row table:style-name="ro1">
          <table:table-cell office:value-type="float" office:value="581.445620621148" calcext:value-type="float">
            <text:p>581.4456206211</text:p>
          </table:table-cell>
          <table:table-cell table:formula="of:=([.A650]+[.A651])/2" office:value-type="float" office:value="581.35604542828" calcext:value-type="float">
            <text:p>581.3560454283</text:p>
          </table:table-cell>
        </table:table-row>
        <table:table-row table:style-name="ro1">
          <table:table-cell office:value-type="float" office:value="581.649569137971" calcext:value-type="float">
            <text:p>581.649569138</text:p>
          </table:table-cell>
          <table:table-cell table:formula="of:=([.A651]+[.A652])/2" office:value-type="float" office:value="581.547594879559" calcext:value-type="float">
            <text:p>581.5475948796</text:p>
          </table:table-cell>
        </table:table-row>
        <table:table-row table:style-name="ro1">
          <table:table-cell office:value-type="float" office:value="581.839247421671" calcext:value-type="float">
            <text:p>581.8392474217</text:p>
          </table:table-cell>
          <table:table-cell table:formula="of:=([.A652]+[.A653])/2" office:value-type="float" office:value="581.744408279821" calcext:value-type="float">
            <text:p>581.7444082798</text:p>
          </table:table-cell>
        </table:table-row>
        <table:table-row table:style-name="ro1">
          <table:table-cell office:value-type="float" office:value="582.151662816067" calcext:value-type="float">
            <text:p>582.1516628161</text:p>
          </table:table-cell>
          <table:table-cell table:formula="of:=([.A653]+[.A654])/2" office:value-type="float" office:value="581.995455118869" calcext:value-type="float">
            <text:p>581.9954551189</text:p>
          </table:table-cell>
        </table:table-row>
        <table:table-row table:style-name="ro1">
          <table:table-cell office:value-type="float" office:value="582.885338895561" calcext:value-type="float">
            <text:p>582.8853388956</text:p>
          </table:table-cell>
          <table:table-cell table:formula="of:=([.A654]+[.A655])/2" office:value-type="float" office:value="582.518500855814" calcext:value-type="float">
            <text:p>582.5185008558</text:p>
          </table:table-cell>
        </table:table-row>
        <table:table-row table:style-name="ro1">
          <table:table-cell office:value-type="float" office:value="583.093268133233" calcext:value-type="float">
            <text:p>583.0932681332</text:p>
          </table:table-cell>
          <table:table-cell table:formula="of:=([.A655]+[.A656])/2" office:value-type="float" office:value="582.989303514397" calcext:value-type="float">
            <text:p>582.9893035144</text:p>
          </table:table-cell>
        </table:table-row>
        <table:table-row table:style-name="ro1">
          <table:table-cell office:value-type="float" office:value="582.786275391332" calcext:value-type="float">
            <text:p>582.7862753913</text:p>
          </table:table-cell>
          <table:table-cell table:formula="of:=([.A656]+[.A657])/2" office:value-type="float" office:value="582.939771762283" calcext:value-type="float">
            <text:p>582.9397717623</text:p>
          </table:table-cell>
        </table:table-row>
        <table:table-row table:style-name="ro1">
          <table:table-cell office:value-type="float" office:value="582.424969373196" calcext:value-type="float">
            <text:p>582.4249693732</text:p>
          </table:table-cell>
          <table:table-cell table:formula="of:=([.A657]+[.A658])/2" office:value-type="float" office:value="582.605622382264" calcext:value-type="float">
            <text:p>582.6056223823</text:p>
          </table:table-cell>
        </table:table-row>
        <table:table-row table:style-name="ro1">
          <table:table-cell office:value-type="float" office:value="582.358555860772" calcext:value-type="float">
            <text:p>582.3585558608</text:p>
          </table:table-cell>
          <table:table-cell table:formula="of:=([.A658]+[.A659])/2" office:value-type="float" office:value="582.391762616984" calcext:value-type="float">
            <text:p>582.391762617</text:p>
          </table:table-cell>
        </table:table-row>
        <table:table-row table:style-name="ro1">
          <table:table-cell office:value-type="float" office:value="582.294755416543" calcext:value-type="float">
            <text:p>582.2947554165</text:p>
          </table:table-cell>
          <table:table-cell table:formula="of:=([.A659]+[.A660])/2" office:value-type="float" office:value="582.326655638657" calcext:value-type="float">
            <text:p>582.3266556387</text:p>
          </table:table-cell>
        </table:table-row>
        <table:table-row table:style-name="ro1">
          <table:table-cell office:value-type="float" office:value="581.773745157699" calcext:value-type="float">
            <text:p>581.7737451577</text:p>
          </table:table-cell>
          <table:table-cell table:formula="of:=([.A660]+[.A661])/2" office:value-type="float" office:value="582.034250287121" calcext:value-type="float">
            <text:p>582.0342502871</text:p>
          </table:table-cell>
        </table:table-row>
        <table:table-row table:style-name="ro1">
          <table:table-cell office:value-type="float" office:value="581.742505575615" calcext:value-type="float">
            <text:p>581.7425055756</text:p>
          </table:table-cell>
          <table:table-cell table:formula="of:=([.A661]+[.A662])/2" office:value-type="float" office:value="581.758125366657" calcext:value-type="float">
            <text:p>581.7581253667</text:p>
          </table:table-cell>
        </table:table-row>
        <table:table-row table:style-name="ro1">
          <table:table-cell office:value-type="float" office:value="581.714177534492" calcext:value-type="float">
            <text:p>581.7141775345</text:p>
          </table:table-cell>
          <table:table-cell table:formula="of:=([.A662]+[.A663])/2" office:value-type="float" office:value="581.728341555053" calcext:value-type="float">
            <text:p>581.7283415551</text:p>
          </table:table-cell>
        </table:table-row>
        <table:table-row table:style-name="ro1">
          <table:table-cell office:value-type="float" office:value="581.697126793916" calcext:value-type="float">
            <text:p>581.6971267939</text:p>
          </table:table-cell>
          <table:table-cell table:formula="of:=([.A663]+[.A664])/2" office:value-type="float" office:value="581.705652164204" calcext:value-type="float">
            <text:p>581.7056521642</text:p>
          </table:table-cell>
        </table:table-row>
        <table:table-row table:style-name="ro1">
          <table:table-cell office:value-type="float" office:value="581.577096706086" calcext:value-type="float">
            <text:p>581.5770967061</text:p>
          </table:table-cell>
          <table:table-cell table:formula="of:=([.A664]+[.A665])/2" office:value-type="float" office:value="581.637111750001" calcext:value-type="float">
            <text:p>581.63711175</text:p>
          </table:table-cell>
        </table:table-row>
        <table:table-row table:style-name="ro1">
          <table:table-cell office:value-type="float" office:value="581.314042829499" calcext:value-type="float">
            <text:p>581.3140428295</text:p>
          </table:table-cell>
          <table:table-cell table:formula="of:=([.A665]+[.A666])/2" office:value-type="float" office:value="581.445569767793" calcext:value-type="float">
            <text:p>581.4455697678</text:p>
          </table:table-cell>
        </table:table-row>
        <table:table-row table:style-name="ro1">
          <table:table-cell office:value-type="float" office:value="580.785050874655" calcext:value-type="float">
            <text:p>580.7850508747</text:p>
          </table:table-cell>
          <table:table-cell table:formula="of:=([.A666]+[.A667])/2" office:value-type="float" office:value="581.049546852077" calcext:value-type="float">
            <text:p>581.0495468521</text:p>
          </table:table-cell>
        </table:table-row>
        <table:table-row table:style-name="ro1">
          <table:table-cell office:value-type="float" office:value="580.381038454912" calcext:value-type="float">
            <text:p>580.3810384549</text:p>
          </table:table-cell>
          <table:table-cell table:formula="of:=([.A667]+[.A668])/2" office:value-type="float" office:value="580.583044664784" calcext:value-type="float">
            <text:p>580.5830446648</text:p>
          </table:table-cell>
        </table:table-row>
        <table:table-row table:style-name="ro1">
          <table:table-cell office:value-type="float" office:value="580.081157630408" calcext:value-type="float">
            <text:p>580.0811576304</text:p>
          </table:table-cell>
          <table:table-cell table:formula="of:=([.A668]+[.A669])/2" office:value-type="float" office:value="580.23109804266" calcext:value-type="float">
            <text:p>580.2310980427</text:p>
          </table:table-cell>
        </table:table-row>
        <table:table-row table:style-name="ro1">
          <table:table-cell office:value-type="float" office:value="579.720473807924" calcext:value-type="float">
            <text:p>579.7204738079</text:p>
          </table:table-cell>
          <table:table-cell table:formula="of:=([.A669]+[.A670])/2" office:value-type="float" office:value="579.900815719166" calcext:value-type="float">
            <text:p>579.9008157192</text:p>
          </table:table-cell>
        </table:table-row>
        <table:table-row table:style-name="ro1">
          <table:table-cell office:value-type="float" office:value="579.407882480963" calcext:value-type="float">
            <text:p>579.407882481</text:p>
          </table:table-cell>
          <table:table-cell table:formula="of:=([.A670]+[.A671])/2" office:value-type="float" office:value="579.564178144444" calcext:value-type="float">
            <text:p>579.5641781444</text:p>
          </table:table-cell>
        </table:table-row>
        <table:table-row table:style-name="ro1">
          <table:table-cell office:value-type="float" office:value="578.985258506792" calcext:value-type="float">
            <text:p>578.9852585068</text:p>
          </table:table-cell>
          <table:table-cell table:formula="of:=([.A671]+[.A672])/2" office:value-type="float" office:value="579.196570493877" calcext:value-type="float">
            <text:p>579.1965704939</text:p>
          </table:table-cell>
        </table:table-row>
        <table:table-row table:style-name="ro1">
          <table:table-cell office:value-type="float" office:value="578.243309310099" calcext:value-type="float">
            <text:p>578.2433093101</text:p>
          </table:table-cell>
          <table:table-cell table:formula="of:=([.A672]+[.A673])/2" office:value-type="float" office:value="578.614283908446" calcext:value-type="float">
            <text:p>578.6142839084</text:p>
          </table:table-cell>
        </table:table-row>
        <table:table-row table:style-name="ro1">
          <table:table-cell office:value-type="float" office:value="577.413730528973" calcext:value-type="float">
            <text:p>577.413730529</text:p>
          </table:table-cell>
          <table:table-cell table:formula="of:=([.A673]+[.A674])/2" office:value-type="float" office:value="577.828519919536" calcext:value-type="float">
            <text:p>577.8285199195</text:p>
          </table:table-cell>
        </table:table-row>
        <table:table-row table:style-name="ro1">
          <table:table-cell office:value-type="float" office:value="576.891612010501" calcext:value-type="float">
            <text:p>576.8916120105</text:p>
          </table:table-cell>
          <table:table-cell table:formula="of:=([.A674]+[.A675])/2" office:value-type="float" office:value="577.152671269737" calcext:value-type="float">
            <text:p>577.1526712697</text:p>
          </table:table-cell>
        </table:table-row>
        <table:table-row table:style-name="ro1">
          <table:table-cell office:value-type="float" office:value="576.854939858651" calcext:value-type="float">
            <text:p>576.8549398587</text:p>
          </table:table-cell>
          <table:table-cell table:formula="of:=([.A675]+[.A676])/2" office:value-type="float" office:value="576.873275934576" calcext:value-type="float">
            <text:p>576.8732759346</text:p>
          </table:table-cell>
        </table:table-row>
        <table:table-row table:style-name="ro1">
          <table:table-cell office:value-type="float" office:value="576.806966734666" calcext:value-type="float">
            <text:p>576.8069667347</text:p>
          </table:table-cell>
          <table:table-cell table:formula="of:=([.A676]+[.A677])/2" office:value-type="float" office:value="576.830953296658" calcext:value-type="float">
            <text:p>576.8309532967</text:p>
          </table:table-cell>
        </table:table-row>
        <table:table-row table:style-name="ro1">
          <table:table-cell office:value-type="float" office:value="576.778773323566" calcext:value-type="float">
            <text:p>576.7787733236</text:p>
          </table:table-cell>
          <table:table-cell table:formula="of:=([.A677]+[.A678])/2" office:value-type="float" office:value="576.792870029116" calcext:value-type="float">
            <text:p>576.7928700291</text:p>
          </table:table-cell>
        </table:table-row>
        <table:table-row table:style-name="ro1">
          <table:table-cell office:value-type="float" office:value="576.764118567462" calcext:value-type="float">
            <text:p>576.7641185675</text:p>
          </table:table-cell>
          <table:table-cell table:formula="of:=([.A678]+[.A679])/2" office:value-type="float" office:value="576.771445945514" calcext:value-type="float">
            <text:p>576.7714459455</text:p>
          </table:table-cell>
        </table:table-row>
        <table:table-row table:style-name="ro1">
          <table:table-cell office:value-type="float" office:value="576.77522302705" calcext:value-type="float">
            <text:p>576.7752230271</text:p>
          </table:table-cell>
          <table:table-cell table:formula="of:=([.A679]+[.A680])/2" office:value-type="float" office:value="576.769670797256" calcext:value-type="float">
            <text:p>576.7696707973</text:p>
          </table:table-cell>
        </table:table-row>
        <table:table-row table:style-name="ro1">
          <table:table-cell office:value-type="float" office:value="576.817463933009" calcext:value-type="float">
            <text:p>576.817463933</text:p>
          </table:table-cell>
          <table:table-cell table:formula="of:=([.A680]+[.A681])/2" office:value-type="float" office:value="576.796343480029" calcext:value-type="float">
            <text:p>576.79634348</text:p>
          </table:table-cell>
        </table:table-row>
        <table:table-row table:style-name="ro1">
          <table:table-cell office:value-type="float" office:value="576.847154798721" calcext:value-type="float">
            <text:p>576.8471547987</text:p>
          </table:table-cell>
          <table:table-cell table:formula="of:=([.A681]+[.A682])/2" office:value-type="float" office:value="576.832309365865" calcext:value-type="float">
            <text:p>576.8323093659</text:p>
          </table:table-cell>
        </table:table-row>
        <table:table-row table:style-name="ro1">
          <table:table-cell office:value-type="float" office:value="576.839317148442" calcext:value-type="float">
            <text:p>576.8393171484</text:p>
          </table:table-cell>
          <table:table-cell table:formula="of:=([.A682]+[.A683])/2" office:value-type="float" office:value="576.843235973581" calcext:value-type="float">
            <text:p>576.8432359736</text:p>
          </table:table-cell>
        </table:table-row>
        <table:table-row table:style-name="ro1">
          <table:table-cell office:value-type="float" office:value="576.821508707603" calcext:value-type="float">
            <text:p>576.8215087076</text:p>
          </table:table-cell>
          <table:table-cell table:formula="of:=([.A683]+[.A684])/2" office:value-type="float" office:value="576.830412928022" calcext:value-type="float">
            <text:p>576.830412928</text:p>
          </table:table-cell>
        </table:table-row>
        <table:table-row table:style-name="ro1">
          <table:table-cell office:value-type="float" office:value="576.959305721423" calcext:value-type="float">
            <text:p>576.9593057214</text:p>
          </table:table-cell>
          <table:table-cell table:formula="of:=([.A684]+[.A685])/2" office:value-type="float" office:value="576.890407214513" calcext:value-type="float">
            <text:p>576.8904072145</text:p>
          </table:table-cell>
        </table:table-row>
        <table:table-row table:style-name="ro1">
          <table:table-cell office:value-type="float" office:value="577.129564172673" calcext:value-type="float">
            <text:p>577.1295641727</text:p>
          </table:table-cell>
          <table:table-cell table:formula="of:=([.A685]+[.A686])/2" office:value-type="float" office:value="577.044434947048" calcext:value-type="float">
            <text:p>577.044434947</text:p>
          </table:table-cell>
        </table:table-row>
        <table:table-row table:style-name="ro1">
          <table:table-cell office:value-type="float" office:value="577.419466811959" calcext:value-type="float">
            <text:p>577.419466812</text:p>
          </table:table-cell>
          <table:table-cell table:formula="of:=([.A686]+[.A687])/2" office:value-type="float" office:value="577.274515492316" calcext:value-type="float">
            <text:p>577.2745154923</text:p>
          </table:table-cell>
        </table:table-row>
        <table:table-row table:style-name="ro1">
          <table:table-cell office:value-type="float" office:value="577.581759937899" calcext:value-type="float">
            <text:p>577.5817599379</text:p>
          </table:table-cell>
          <table:table-cell table:formula="of:=([.A687]+[.A688])/2" office:value-type="float" office:value="577.500613374929" calcext:value-type="float">
            <text:p>577.5006133749</text:p>
          </table:table-cell>
        </table:table-row>
        <table:table-row table:style-name="ro1">
          <table:table-cell office:value-type="float" office:value="577.64107441132" calcext:value-type="float">
            <text:p>577.6410744113</text:p>
          </table:table-cell>
          <table:table-cell table:formula="of:=([.A688]+[.A689])/2" office:value-type="float" office:value="577.611417174609" calcext:value-type="float">
            <text:p>577.6114171746</text:p>
          </table:table-cell>
        </table:table-row>
        <table:table-row table:style-name="ro1">
          <table:table-cell office:value-type="float" office:value="577.935846140619" calcext:value-type="float">
            <text:p>577.9358461406</text:p>
          </table:table-cell>
          <table:table-cell table:formula="of:=([.A689]+[.A690])/2" office:value-type="float" office:value="577.78846027597" calcext:value-type="float">
            <text:p>577.788460276</text:p>
          </table:table-cell>
        </table:table-row>
        <table:table-row table:style-name="ro1">
          <table:table-cell office:value-type="float" office:value="577.781337551675" calcext:value-type="float">
            <text:p>577.7813375517</text:p>
          </table:table-cell>
          <table:table-cell table:formula="of:=([.A690]+[.A691])/2" office:value-type="float" office:value="577.858591846147" calcext:value-type="float">
            <text:p>577.8585918461</text:p>
          </table:table-cell>
        </table:table-row>
        <table:table-row table:style-name="ro1">
          <table:table-cell office:value-type="float" office:value="577.807089891163" calcext:value-type="float">
            <text:p>577.8070898912</text:p>
          </table:table-cell>
          <table:table-cell table:formula="of:=([.A691]+[.A692])/2" office:value-type="float" office:value="577.794213721419" calcext:value-type="float">
            <text:p>577.7942137214</text:p>
          </table:table-cell>
        </table:table-row>
        <table:table-row table:style-name="ro1">
          <table:table-cell office:value-type="float" office:value="578.159022936894" calcext:value-type="float">
            <text:p>578.1590229369</text:p>
          </table:table-cell>
          <table:table-cell table:formula="of:=([.A692]+[.A693])/2" office:value-type="float" office:value="577.983056414029" calcext:value-type="float">
            <text:p>577.983056414</text:p>
          </table:table-cell>
        </table:table-row>
        <table:table-row table:style-name="ro1">
          <table:table-cell office:value-type="float" office:value="578.437510824686" calcext:value-type="float">
            <text:p>578.4375108247</text:p>
          </table:table-cell>
          <table:table-cell table:formula="of:=([.A693]+[.A694])/2" office:value-type="float" office:value="578.29826688079" calcext:value-type="float">
            <text:p>578.2982668808</text:p>
          </table:table-cell>
        </table:table-row>
        <table:table-row table:style-name="ro1">
          <table:table-cell office:value-type="float" office:value="577.983976781688" calcext:value-type="float">
            <text:p>577.9839767817</text:p>
          </table:table-cell>
          <table:table-cell table:formula="of:=([.A694]+[.A695])/2" office:value-type="float" office:value="578.210743803187" calcext:value-type="float">
            <text:p>578.2107438032</text:p>
          </table:table-cell>
        </table:table-row>
        <table:table-row table:style-name="ro1">
          <table:table-cell office:value-type="float" office:value="577.324918414055" calcext:value-type="float">
            <text:p>577.3249184141</text:p>
          </table:table-cell>
          <table:table-cell table:formula="of:=([.A695]+[.A696])/2" office:value-type="float" office:value="577.654447597872" calcext:value-type="float">
            <text:p>577.6544475979</text:p>
          </table:table-cell>
        </table:table-row>
        <table:table-row table:style-name="ro1">
          <table:table-cell office:value-type="float" office:value="576.820878258288" calcext:value-type="float">
            <text:p>576.8208782583</text:p>
          </table:table-cell>
          <table:table-cell table:formula="of:=([.A696]+[.A697])/2" office:value-type="float" office:value="577.072898336172" calcext:value-type="float">
            <text:p>577.0728983362</text:p>
          </table:table-cell>
        </table:table-row>
        <table:table-row table:style-name="ro1">
          <table:table-cell office:value-type="float" office:value="576.17665490168" calcext:value-type="float">
            <text:p>576.1766549017</text:p>
          </table:table-cell>
          <table:table-cell table:formula="of:=([.A697]+[.A698])/2" office:value-type="float" office:value="576.498766579984" calcext:value-type="float">
            <text:p>576.49876658</text:p>
          </table:table-cell>
        </table:table-row>
        <table:table-row table:style-name="ro1">
          <table:table-cell office:value-type="float" office:value="575.062798493617" calcext:value-type="float">
            <text:p>575.0627984936</text:p>
          </table:table-cell>
          <table:table-cell table:formula="of:=([.A698]+[.A699])/2" office:value-type="float" office:value="575.619726697649" calcext:value-type="float">
            <text:p>575.6197266976</text:p>
          </table:table-cell>
        </table:table-row>
        <table:table-row table:style-name="ro1">
          <table:table-cell office:value-type="float" office:value="574.26046403713" calcext:value-type="float">
            <text:p>574.2604640371</text:p>
          </table:table-cell>
          <table:table-cell table:formula="of:=([.A699]+[.A700])/2" office:value-type="float" office:value="574.661631265373" calcext:value-type="float">
            <text:p>574.6616312654</text:p>
          </table:table-cell>
        </table:table-row>
        <table:table-row table:style-name="ro1">
          <table:table-cell office:value-type="float" office:value="573.937753570368" calcext:value-type="float">
            <text:p>573.9377535704</text:p>
          </table:table-cell>
          <table:table-cell table:formula="of:=([.A700]+[.A701])/2" office:value-type="float" office:value="574.099108803749" calcext:value-type="float">
            <text:p>574.0991088037</text:p>
          </table:table-cell>
        </table:table-row>
        <table:table-row table:style-name="ro1">
          <table:table-cell office:value-type="float" office:value="573.180173722297" calcext:value-type="float">
            <text:p>573.1801737223</text:p>
          </table:table-cell>
          <table:table-cell table:formula="of:=([.A701]+[.A702])/2" office:value-type="float" office:value="573.558963646333" calcext:value-type="float">
            <text:p>573.5589636463</text:p>
          </table:table-cell>
        </table:table-row>
        <table:table-row table:style-name="ro1">
          <table:table-cell office:value-type="float" office:value="572.479536384902" calcext:value-type="float">
            <text:p>572.4795363849</text:p>
          </table:table-cell>
          <table:table-cell table:formula="of:=([.A702]+[.A703])/2" office:value-type="float" office:value="572.829855053599" calcext:value-type="float">
            <text:p>572.8298550536</text:p>
          </table:table-cell>
        </table:table-row>
        <table:table-row table:style-name="ro1">
          <table:table-cell office:value-type="float" office:value="572.055660989959" calcext:value-type="float">
            <text:p>572.05566099</text:p>
          </table:table-cell>
          <table:table-cell table:formula="of:=([.A703]+[.A704])/2" office:value-type="float" office:value="572.26759868743" calcext:value-type="float">
            <text:p>572.2675986874</text:p>
          </table:table-cell>
        </table:table-row>
        <table:table-row table:style-name="ro1">
          <table:table-cell office:value-type="float" office:value="571.326437742037" calcext:value-type="float">
            <text:p>571.326437742</text:p>
          </table:table-cell>
          <table:table-cell table:formula="of:=([.A704]+[.A705])/2" office:value-type="float" office:value="571.691049365998" calcext:value-type="float">
            <text:p>571.691049366</text:p>
          </table:table-cell>
        </table:table-row>
        <table:table-row table:style-name="ro1">
          <table:table-cell office:value-type="float" office:value="570.188300369509" calcext:value-type="float">
            <text:p>570.1883003695</text:p>
          </table:table-cell>
          <table:table-cell table:formula="of:=([.A705]+[.A706])/2" office:value-type="float" office:value="570.757369055773" calcext:value-type="float">
            <text:p>570.7573690558</text:p>
          </table:table-cell>
        </table:table-row>
        <table:table-row table:style-name="ro1">
          <table:table-cell office:value-type="float" office:value="569.324992771611" calcext:value-type="float">
            <text:p>569.3249927716</text:p>
          </table:table-cell>
          <table:table-cell table:formula="of:=([.A706]+[.A707])/2" office:value-type="float" office:value="569.75664657056" calcext:value-type="float">
            <text:p>569.7566465706</text:p>
          </table:table-cell>
        </table:table-row>
        <table:table-row table:style-name="ro1">
          <table:table-cell office:value-type="float" office:value="568.342097115955" calcext:value-type="float">
            <text:p>568.342097116</text:p>
          </table:table-cell>
          <table:table-cell table:formula="of:=([.A707]+[.A708])/2" office:value-type="float" office:value="568.833544943783" calcext:value-type="float">
            <text:p>568.8335449438</text:p>
          </table:table-cell>
        </table:table-row>
        <table:table-row table:style-name="ro1">
          <table:table-cell office:value-type="float" office:value="567.524811615903" calcext:value-type="float">
            <text:p>567.5248116159</text:p>
          </table:table-cell>
          <table:table-cell table:formula="of:=([.A708]+[.A709])/2" office:value-type="float" office:value="567.933454365929" calcext:value-type="float">
            <text:p>567.9334543659</text:p>
          </table:table-cell>
        </table:table-row>
        <table:table-row table:style-name="ro1">
          <table:table-cell office:value-type="float" office:value="567.013001256206" calcext:value-type="float">
            <text:p>567.0130012562</text:p>
          </table:table-cell>
          <table:table-cell table:formula="of:=([.A709]+[.A710])/2" office:value-type="float" office:value="567.268906436055" calcext:value-type="float">
            <text:p>567.2689064361</text:p>
          </table:table-cell>
        </table:table-row>
        <table:table-row table:style-name="ro1">
          <table:table-cell office:value-type="float" office:value="566.738649785194" calcext:value-type="float">
            <text:p>566.7386497852</text:p>
          </table:table-cell>
          <table:table-cell table:formula="of:=([.A710]+[.A711])/2" office:value-type="float" office:value="566.8758255207" calcext:value-type="float">
            <text:p>566.8758255207</text:p>
          </table:table-cell>
        </table:table-row>
        <table:table-row table:style-name="ro1">
          <table:table-cell office:value-type="float" office:value="566.328841420897" calcext:value-type="float">
            <text:p>566.3288414209</text:p>
          </table:table-cell>
          <table:table-cell table:formula="of:=([.A711]+[.A712])/2" office:value-type="float" office:value="566.533745603046" calcext:value-type="float">
            <text:p>566.533745603</text:p>
          </table:table-cell>
        </table:table-row>
        <table:table-row table:style-name="ro1">
          <table:table-cell office:value-type="float" office:value="565.806559237611" calcext:value-type="float">
            <text:p>565.8065592376</text:p>
          </table:table-cell>
          <table:table-cell table:formula="of:=([.A712]+[.A713])/2" office:value-type="float" office:value="566.067700329254" calcext:value-type="float">
            <text:p>566.0677003293</text:p>
          </table:table-cell>
        </table:table-row>
        <table:table-row table:style-name="ro1">
          <table:table-cell office:value-type="float" office:value="565.302307030571" calcext:value-type="float">
            <text:p>565.3023070306</text:p>
          </table:table-cell>
          <table:table-cell table:formula="of:=([.A713]+[.A714])/2" office:value-type="float" office:value="565.554433134091" calcext:value-type="float">
            <text:p>565.5544331341</text:p>
          </table:table-cell>
        </table:table-row>
        <table:table-row table:style-name="ro1">
          <table:table-cell office:value-type="float" office:value="564.689194342818" calcext:value-type="float">
            <text:p>564.6891943428</text:p>
          </table:table-cell>
          <table:table-cell table:formula="of:=([.A714]+[.A715])/2" office:value-type="float" office:value="564.995750686694" calcext:value-type="float">
            <text:p>564.9957506867</text:p>
          </table:table-cell>
        </table:table-row>
        <table:table-row table:style-name="ro1">
          <table:table-cell office:value-type="float" office:value="564.048118125052" calcext:value-type="float">
            <text:p>564.0481181251</text:p>
          </table:table-cell>
          <table:table-cell table:formula="of:=([.A715]+[.A716])/2" office:value-type="float" office:value="564.368656233935" calcext:value-type="float">
            <text:p>564.3686562339</text:p>
          </table:table-cell>
        </table:table-row>
        <table:table-row table:style-name="ro1">
          <table:table-cell office:value-type="float" office:value="563.564492043169" calcext:value-type="float">
            <text:p>563.5644920432</text:p>
          </table:table-cell>
          <table:table-cell table:formula="of:=([.A716]+[.A717])/2" office:value-type="float" office:value="563.80630508411" calcext:value-type="float">
            <text:p>563.8063050841</text:p>
          </table:table-cell>
        </table:table-row>
        <table:table-row table:style-name="ro1">
          <table:table-cell office:value-type="float" office:value="563.229235568808" calcext:value-type="float">
            <text:p>563.2292355688</text:p>
          </table:table-cell>
          <table:table-cell table:formula="of:=([.A717]+[.A718])/2" office:value-type="float" office:value="563.396863805989" calcext:value-type="float">
            <text:p>563.396863806</text:p>
          </table:table-cell>
        </table:table-row>
        <table:table-row table:style-name="ro1">
          <table:table-cell office:value-type="float" office:value="562.89124294867" calcext:value-type="float">
            <text:p>562.8912429487</text:p>
          </table:table-cell>
          <table:table-cell table:formula="of:=([.A718]+[.A719])/2" office:value-type="float" office:value="563.060239258739" calcext:value-type="float">
            <text:p>563.0602392587</text:p>
          </table:table-cell>
        </table:table-row>
        <table:table-row table:style-name="ro1">
          <table:table-cell office:value-type="float" office:value="562.467153352219" calcext:value-type="float">
            <text:p>562.4671533522</text:p>
          </table:table-cell>
          <table:table-cell table:formula="of:=([.A719]+[.A720])/2" office:value-type="float" office:value="562.679198150444" calcext:value-type="float">
            <text:p>562.6791981504</text:p>
          </table:table-cell>
        </table:table-row>
        <table:table-row table:style-name="ro1">
          <table:table-cell office:value-type="float" office:value="562.090784712298" calcext:value-type="float">
            <text:p>562.0907847123</text:p>
          </table:table-cell>
          <table:table-cell table:formula="of:=([.A720]+[.A721])/2" office:value-type="float" office:value="562.278969032258" calcext:value-type="float">
            <text:p>562.2789690323</text:p>
          </table:table-cell>
        </table:table-row>
        <table:table-row table:style-name="ro1">
          <table:table-cell office:value-type="float" office:value="561.631372674981" calcext:value-type="float">
            <text:p>561.631372675</text:p>
          </table:table-cell>
          <table:table-cell table:formula="of:=([.A721]+[.A722])/2" office:value-type="float" office:value="561.861078693639" calcext:value-type="float">
            <text:p>561.8610786936</text:p>
          </table:table-cell>
        </table:table-row>
        <table:table-row table:style-name="ro1">
          <table:table-cell office:value-type="float" office:value="561.121617945556" calcext:value-type="float">
            <text:p>561.1216179456</text:p>
          </table:table-cell>
          <table:table-cell table:formula="of:=([.A722]+[.A723])/2" office:value-type="float" office:value="561.376495310268" calcext:value-type="float">
            <text:p>561.3764953103</text:p>
          </table:table-cell>
        </table:table-row>
        <table:table-row table:style-name="ro1">
          <table:table-cell office:value-type="float" office:value="560.677168170738" calcext:value-type="float">
            <text:p>560.6771681707</text:p>
          </table:table-cell>
          <table:table-cell table:formula="of:=([.A723]+[.A724])/2" office:value-type="float" office:value="560.899393058147" calcext:value-type="float">
            <text:p>560.8993930581</text:p>
          </table:table-cell>
        </table:table-row>
        <table:table-row table:style-name="ro1">
          <table:table-cell office:value-type="float" office:value="560.63369440298" calcext:value-type="float">
            <text:p>560.633694403</text:p>
          </table:table-cell>
          <table:table-cell table:formula="of:=([.A724]+[.A725])/2" office:value-type="float" office:value="560.655431286859" calcext:value-type="float">
            <text:p>560.6554312869</text:p>
          </table:table-cell>
        </table:table-row>
        <table:table-row table:style-name="ro1">
          <table:table-cell office:value-type="float" office:value="560.598887683987" calcext:value-type="float">
            <text:p>560.598887684</text:p>
          </table:table-cell>
          <table:table-cell table:formula="of:=([.A725]+[.A726])/2" office:value-type="float" office:value="560.616291043483" calcext:value-type="float">
            <text:p>560.6162910435</text:p>
          </table:table-cell>
        </table:table-row>
        <table:table-row table:style-name="ro1">
          <table:table-cell office:value-type="float" office:value="560.560846807672" calcext:value-type="float">
            <text:p>560.5608468077</text:p>
          </table:table-cell>
          <table:table-cell table:formula="of:=([.A726]+[.A727])/2" office:value-type="float" office:value="560.57986724583" calcext:value-type="float">
            <text:p>560.5798672458</text:p>
          </table:table-cell>
        </table:table-row>
        <table:table-row table:style-name="ro1">
          <table:table-cell office:value-type="float" office:value="560.526582547842" calcext:value-type="float">
            <text:p>560.5265825478</text:p>
          </table:table-cell>
          <table:table-cell table:formula="of:=([.A727]+[.A728])/2" office:value-type="float" office:value="560.543714677757" calcext:value-type="float">
            <text:p>560.5437146778</text:p>
          </table:table-cell>
        </table:table-row>
        <table:table-row table:style-name="ro1">
          <table:table-cell office:value-type="float" office:value="560.518131893281" calcext:value-type="float">
            <text:p>560.5181318933</text:p>
          </table:table-cell>
          <table:table-cell table:formula="of:=([.A728]+[.A729])/2" office:value-type="float" office:value="560.522357220562" calcext:value-type="float">
            <text:p>560.5223572206</text:p>
          </table:table-cell>
        </table:table-row>
        <table:table-row table:style-name="ro1">
          <table:table-cell office:value-type="float" office:value="560.469516667428" calcext:value-type="float">
            <text:p>560.4695166674</text:p>
          </table:table-cell>
          <table:table-cell table:formula="of:=([.A729]+[.A730])/2" office:value-type="float" office:value="560.493824280354" calcext:value-type="float">
            <text:p>560.4938242804</text:p>
          </table:table-cell>
        </table:table-row>
        <table:table-row table:style-name="ro1">
          <table:table-cell office:value-type="float" office:value="560.536995639759" calcext:value-type="float">
            <text:p>560.5369956398</text:p>
          </table:table-cell>
          <table:table-cell table:formula="of:=([.A730]+[.A731])/2" office:value-type="float" office:value="560.503256153593" calcext:value-type="float">
            <text:p>560.5032561536</text:p>
          </table:table-cell>
        </table:table-row>
        <table:table-row table:style-name="ro1">
          <table:table-cell office:value-type="float" office:value="560.571680767319" calcext:value-type="float">
            <text:p>560.5716807673</text:p>
          </table:table-cell>
          <table:table-cell table:formula="of:=([.A731]+[.A732])/2" office:value-type="float" office:value="560.554338203539" calcext:value-type="float">
            <text:p>560.5543382035</text:p>
          </table:table-cell>
        </table:table-row>
        <table:table-row table:style-name="ro1">
          <table:table-cell office:value-type="float" office:value="560.561949465876" calcext:value-type="float">
            <text:p>560.5619494659</text:p>
          </table:table-cell>
          <table:table-cell table:formula="of:=([.A732]+[.A733])/2" office:value-type="float" office:value="560.566815116597" calcext:value-type="float">
            <text:p>560.5668151166</text:p>
          </table:table-cell>
        </table:table-row>
        <table:table-row table:style-name="ro1">
          <table:table-cell office:value-type="float" office:value="560.506425941462" calcext:value-type="float">
            <text:p>560.5064259415</text:p>
          </table:table-cell>
          <table:table-cell table:formula="of:=([.A733]+[.A734])/2" office:value-type="float" office:value="560.534187703669" calcext:value-type="float">
            <text:p>560.5341877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Zarelli</meta:initial-creator>
    <meta:creation-date>2017-11-13T08:12:04.218345125</meta:creation-date>
    <dc:date>2017-11-13T11:32:58.636978256</dc:date>
    <dc:creator>Guilherme Zarelli</dc:creator>
    <meta:editing-duration>PT35M34S</meta:editing-duration>
    <meta:editing-cycles>1</meta:editing-cycles>
    <meta:document-statistic meta:table-count="1" meta:cell-count="1467" meta:object-count="2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257cm" svg:height="12.06cm" xlink:href=".." xlink:type="simple" chart:class="chart:area" chart:style-name="ch1">
        <chart:legend svg:x="0cm" svg:y="0cm" style:legend-expansion="custom" chartooo:width="34.257cm" chartooo:height="12.06cm" style:legend-expansion-aspect-ratio="2.84054726368159" chart:style-name="ch2"/>
        <chart:plot-area chart:style-name="ch3" table:cell-range-address="Sheet1.A1:Sheet1.A734" svg:x="0.685cm" svg:y="0.241cm" svg:width="32.887cm" svg:height="11.578cm">
          <chartooo:coordinate-region svg:x="1.492cm" svg:y="0.44cm" svg:width="32.08cm" svg:height="10.45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734" chart:class="chart:area">
            <chart:data-point chart:repeated="7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7.307551026351">
                <text:p>597.307551026351</text:p>
                <draw:g>
                  <svg:desc>Sheet1.A1:Sheet1.A7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.848494731305">
                <text:p>598.84849473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8.848494731305">
                <text:p>598.8484947313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8.908106833945">
                <text:p>598.908106833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.021086143683">
                <text:p>600.0210861436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.939713510265">
                <text:p>600.939713510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2.426319354806">
                <text:p>602.426319354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2.003757870763">
                <text:p>602.003757870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2.565919607436">
                <text:p>602.565919607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.817869035422">
                <text:p>602.817869035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.176065015456">
                <text:p>603.1760650154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3.924621485155">
                <text:p>603.924621485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4.953247365993">
                <text:p>604.953247365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5.698477383224">
                <text:p>605.698477383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6.284312178445">
                <text:p>606.284312178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7.534187725378">
                <text:p>607.5341877253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8.617962095452">
                <text:p>608.617962095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9.526901575126">
                <text:p>609.526901575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.012240913215">
                <text:p>610.012240913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0.059381290221">
                <text:p>610.059381290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10.035638387775">
                <text:p>610.035638387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9.957490586249">
                <text:p>609.957490586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.835954770804">
                <text:p>609.8359547708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9.6515313624">
                <text:p>609.6515313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9.599402701027">
                <text:p>609.599402701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9.544235530701">
                <text:p>609.5442355307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9.504936016075">
                <text:p>609.5049360160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9.470089131485">
                <text:p>609.470089131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4.227054054464">
                <text:p>604.2270540544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3.450177631966">
                <text:p>603.4501776319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2.237280024044">
                <text:p>602.237280024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.198072499762">
                <text:p>601.1980724997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3.593206268636">
                <text:p>593.5932062686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3.334191227978">
                <text:p>593.334191227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.949041622787">
                <text:p>592.9490416227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2.760618657178">
                <text:p>592.7606186571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0.157779906361">
                <text:p>590.157779906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0.607591047927">
                <text:p>590.6075910479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0.663022809818">
                <text:p>590.6630228098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0.703069402993">
                <text:p>590.7030694029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1.892065601729">
                <text:p>591.8920656017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.09826255802">
                <text:p>592.098262558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2.169819931466">
                <text:p>592.16981993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3.204253770693">
                <text:p>593.204253770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4.292278620504">
                <text:p>594.2922786205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5.749868838549">
                <text:p>595.7498688385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6.392110679839">
                <text:p>596.3921106798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.722299041994">
                <text:p>596.7222990419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.902716398959">
                <text:p>596.9027163989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6.814402486932">
                <text:p>596.814402486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6.422191362977">
                <text:p>596.422191362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5.651757747919">
                <text:p>595.651757747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.983621646705">
                <text:p>594.9836216467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.432548628992">
                <text:p>594.432548628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.31763303029">
                <text:p>594.317633030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4.542814897446">
                <text:p>594.5428148974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4.474009478597">
                <text:p>594.4740094785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.430155535804">
                <text:p>594.4301555358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4.023109367862">
                <text:p>594.023109367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3.249756648059">
                <text:p>593.2497566480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2.396262434195">
                <text:p>592.3962624341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.533796245379">
                <text:p>591.5337962453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.769717420657">
                <text:p>590.769717420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0.894994723182">
                <text:p>590.8949947231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1.13439777631">
                <text:p>591.13439777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1.302456746364">
                <text:p>591.3024567463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.156652688165">
                <text:p>591.1566526881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.118508573312">
                <text:p>591.1185085733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963528767549">
                <text:p>590.96352876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.943008133057">
                <text:p>590.9430081330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0.731673799391">
                <text:p>590.731673799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90.096692554633">
                <text:p>590.096692554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9.082838849621">
                <text:p>589.0828388496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8.312953302875">
                <text:p>588.312953302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7.989262728114">
                <text:p>587.9892627281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7.520294290318">
                <text:p>587.5202942903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7.267801927626">
                <text:p>587.2678019276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7.095262993188">
                <text:p>587.0952629931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7.367688267309">
                <text:p>587.367688267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7.7169753763">
                <text:p>587.7169753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7.747456432183">
                <text:p>587.747456432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8.496986655587">
                <text:p>588.4969866555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.61967647429">
                <text:p>588.61967647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9.180629766568">
                <text:p>589.180629766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9.099081656269">
                <text:p>589.0990816562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8.705382180669">
                <text:p>588.7053821806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8.207866767808">
                <text:p>588.2078667678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7.723852627624">
                <text:p>587.723852627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7.52821645912">
                <text:p>587.528216459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7.211337761348">
                <text:p>587.2113377613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6.868976779538">
                <text:p>586.868976779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6.515648964629">
                <text:p>586.5156489646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6.582219432699">
                <text:p>586.5822194326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7.018264311597">
                <text:p>587.0182643115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7.316646467069">
                <text:p>587.3166464670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7.634251682429">
                <text:p>587.6342516824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7.504648348083">
                <text:p>587.5046483480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6.949855324194">
                <text:p>586.9498553241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6.445937990991">
                <text:p>586.445937990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6.445937990991">
                <text:p>586.445937990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6.445937990991">
                <text:p>586.445937990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5.882527289199">
                <text:p>585.882527289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5.490605304538">
                <text:p>585.4906053045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5.081298657128">
                <text:p>585.0812986571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4.980272084375">
                <text:p>584.9802720843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5.351739853989">
                <text:p>585.3517398539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5.680399824278">
                <text:p>585.68039982427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5.962341633908">
                <text:p>585.9623416339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5.971383804126">
                <text:p>585.971383804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5.777993026324">
                <text:p>585.7779930263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5.734076117043">
                <text:p>585.7340761170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6.037135410499">
                <text:p>586.037135410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6.270534765786">
                <text:p>586.27053476578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6.21950001262">
                <text:p>586.21950001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5.841599666265">
                <text:p>585.8415996662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5.129111921585">
                <text:p>585.129111921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4.609994210329">
                <text:p>584.60999421032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4.215538614491">
                <text:p>584.2155386144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3.233679115208">
                <text:p>583.2336791152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2.322397585414">
                <text:p>582.322397585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1.186303298215">
                <text:p>581.1863032982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0.33446048419">
                <text:p>580.334460484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80.230725301862">
                <text:p>580.2307253018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9.671394587388">
                <text:p>579.671394587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7.558878504811">
                <text:p>577.5588785048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1.30479250271">
                <text:p>571.304792502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0.810107855561">
                <text:p>570.8101078555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.849715944315">
                <text:p>569.8497159443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8.611475891856">
                <text:p>568.611475891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8.543723586983">
                <text:p>568.5437235869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8.490137541073">
                <text:p>568.4901375410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8.469388743355">
                <text:p>568.4693887433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8.470677959604">
                <text:p>568.470677959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8.560081653671">
                <text:p>568.5600816536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8.913166830913">
                <text:p>568.9131668309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8.955585389797">
                <text:p>568.9555853897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8.903177478476">
                <text:p>568.903177478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8.400994993186">
                <text:p>568.4009949931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7.66859079558">
                <text:p>567.668590795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7.073941854366">
                <text:p>567.0739418543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6.314741117614">
                <text:p>566.3147411176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5.239698925045">
                <text:p>565.23969892504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4.018614225059">
                <text:p>564.0186142250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2.915886825536">
                <text:p>562.9158868255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1.808369331521">
                <text:p>561.8083693315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1.033044313339">
                <text:p>561.0330443133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60.279050706543">
                <text:p>560.2790507065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9.565415287688">
                <text:p>559.5654152876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9.067077924723">
                <text:p>559.0670779247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8.562227778254">
                <text:p>558.5622277782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7.935333821425">
                <text:p>557.9353338214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7.265999394534">
                <text:p>557.26599939453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6.137726222252">
                <text:p>556.1377262222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5.579537032132">
                <text:p>555.5795370321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5.298953572617">
                <text:p>555.2989535726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4.664987995701">
                <text:p>554.6649879957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4.232013139477">
                <text:p>554.23201313947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3.946580588491">
                <text:p>553.9465805884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3.708525140825">
                <text:p>553.708525140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3.284680319408">
                <text:p>553.2846803194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3.149120113994">
                <text:p>553.14912011399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2.914296381851">
                <text:p>552.9142963818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9.467854741516">
                <text:p>549.4678547415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8.103702229421">
                <text:p>548.1037022294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6.939311312536">
                <text:p>546.9393113125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5.848706990565">
                <text:p>545.8487069905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4.82979123538">
                <text:p>544.829791235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3.779493054129">
                <text:p>543.77949305412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3.093619591522">
                <text:p>543.0936195915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2.742810909434">
                <text:p>542.74281090943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2.797658703408">
                <text:p>542.797658703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2.790090081297">
                <text:p>542.7900900812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2.874555776718">
                <text:p>542.8745557767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2.903144533491">
                <text:p>542.9031445334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2.805498541623">
                <text:p>542.8054985416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3.014507295354">
                <text:p>543.0145072953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2.718778683211">
                <text:p>542.7187786832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2.027690017894">
                <text:p>542.027690017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1.248006516167">
                <text:p>541.2480065161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0.40891064551">
                <text:p>540.408910645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9.989587282033">
                <text:p>539.9895872820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.746199444042">
                <text:p>539.7461994440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9.160772040824">
                <text:p>539.1607720408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8.592539543825">
                <text:p>538.5925395438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8.088363427125">
                <text:p>538.0883634271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7.358200971228">
                <text:p>537.3582009712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6.482214057569">
                <text:p>536.4822140575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5.561587786015">
                <text:p>535.5615877860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4.708472671117">
                <text:p>534.7084726711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.440001989138">
                <text:p>534.44000198913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4.616846878903">
                <text:p>534.6168468789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4.899952234809">
                <text:p>534.8999522348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4.905146278291">
                <text:p>534.9051462782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4.864595523214">
                <text:p>534.864595523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5.187511270152">
                <text:p>535.1875112701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5.620770097115">
                <text:p>535.6207700971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5.976504342292">
                <text:p>535.97650434229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6.332020904133">
                <text:p>536.3320209041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6.657730265586">
                <text:p>536.6577302655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6.759683472244">
                <text:p>536.75968347224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6.605308750528">
                <text:p>536.6053087505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6.173744795778">
                <text:p>536.1737447957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5.90120887921">
                <text:p>535.901208879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5.836361803251">
                <text:p>535.83636180325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5.890864102813">
                <text:p>535.8908641028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5.911572910492">
                <text:p>535.9115729104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5.828642556324">
                <text:p>535.8286425563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5.69195970558">
                <text:p>535.691959705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5.519141880114">
                <text:p>535.5191418801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5.313321435991">
                <text:p>535.3133214359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4.985441416359">
                <text:p>534.9854414163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4.634405760569">
                <text:p>534.634405760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4.01966653381">
                <text:p>534.019666533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3.456113446141">
                <text:p>533.45611344614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3.027842461913">
                <text:p>533.0278424619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2.958941366655">
                <text:p>532.9589413666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2.873641095622">
                <text:p>532.8736410956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2.936832471892">
                <text:p>532.9368324718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2.659471379306">
                <text:p>532.659471379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2.291478863799">
                <text:p>532.29147886379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1.851855134726">
                <text:p>531.8518551347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1.495043987636">
                <text:p>531.4950439876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0.911818150062">
                <text:p>530.911818150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0.945497481843">
                <text:p>530.94549748184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0.46553425447">
                <text:p>530.4655342544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9.992850129046">
                <text:p>529.9928501290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9.977096090287">
                <text:p>529.9770960902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29.894315552745">
                <text:p>529.89431555274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0.152589437347">
                <text:p>530.15258943734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0.671226571174">
                <text:p>530.6712265711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1.342960593786">
                <text:p>531.34296059378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1.99150126466">
                <text:p>531.991501264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.604448462831">
                <text:p>532.6044484628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.046449340415">
                <text:p>533.0464493404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3.932037792241">
                <text:p>533.932037792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4.83421253022">
                <text:p>534.834212530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5.622762143902">
                <text:p>535.6227621439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6.217540539984">
                <text:p>536.21754053998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6.87379428393">
                <text:p>536.873794283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7.786701398239">
                <text:p>537.78670139823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8.956795468971">
                <text:p>538.95679546897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0.148449619477">
                <text:p>540.1484496194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1.000668560642">
                <text:p>541.0006685606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1.273356209814">
                <text:p>541.2733562098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0.97220465727">
                <text:p>540.97220465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40.352643265553">
                <text:p>540.3526432655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9.56205006057">
                <text:p>539.562050060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8.386853358117">
                <text:p>538.38685335811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6.905147431414">
                <text:p>536.9051474314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5.456968522272">
                <text:p>535.45696852227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3.980022990574">
                <text:p>533.9800229905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3.474249129249">
                <text:p>533.4742491292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3.38143934609">
                <text:p>533.38143934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3.196640614819">
                <text:p>533.1966406148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2.864227133838">
                <text:p>532.8642271338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2.427953276581">
                <text:p>532.4279532765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2.237851142105">
                <text:p>532.2378511421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2.214090457515">
                <text:p>532.2140904575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1.95006661593">
                <text:p>531.950066615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1.945885901136">
                <text:p>531.9458859011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2.012892084122">
                <text:p>532.01289208412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2.404121505314">
                <text:p>532.4041215053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2.701495521239">
                <text:p>532.7014955212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3.1798989475">
                <text:p>533.179898947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3.219319625222">
                <text:p>533.21931962522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3.167282392206">
                <text:p>533.16728239220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.209471291081">
                <text:p>533.2094712910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3.29770615361">
                <text:p>533.2977061536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3.396275314612">
                <text:p>533.39627531461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3.754812079521">
                <text:p>533.75481207952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3.817418654192">
                <text:p>533.8174186541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4.333154831703">
                <text:p>534.3331548317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34.233848054547">
                <text:p>534.2338480545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3.94214950785">
                <text:p>533.942149507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33.416899502332">
                <text:p>533.4168995023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2.638615177088">
                <text:p>532.6386151770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2.15028076602">
                <text:p>532.150280766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32.113641461943">
                <text:p>532.1136414619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2.757153219119">
                <text:p>532.75715321911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3.731355787352">
                <text:p>533.73135578735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4.623998214156">
                <text:p>534.62399821415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5.525873518119">
                <text:p>535.5258735181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6.500921912366">
                <text:p>536.5009219123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7.568401281618">
                <text:p>537.5684012816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7.997741990317">
                <text:p>537.9977419903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8.460288415958">
                <text:p>538.4602884159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8.422760967796">
                <text:p>538.4227609677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7.906460196585">
                <text:p>537.9064601965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7.655863847884">
                <text:p>537.65586384788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7.803786758351">
                <text:p>537.8037867583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7.989862293826">
                <text:p>537.9898622938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8.24718227841">
                <text:p>538.247182278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8.870290182452">
                <text:p>538.8702901824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39.654210065154">
                <text:p>539.65421006515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0.374587761062">
                <text:p>540.3745877610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0.830914659667">
                <text:p>540.830914659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1.225028477443">
                <text:p>541.2250284774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1.476479165424">
                <text:p>541.4764791654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1.764286862902">
                <text:p>541.7642868629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1.919497128142">
                <text:p>541.91949712814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2.383943719072">
                <text:p>542.3839437190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3.375825019872">
                <text:p>543.37582501987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4.236912785986">
                <text:p>544.2369127859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5.591459296217">
                <text:p>545.59145929621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6.934596308566">
                <text:p>546.9345963085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7.507828818537">
                <text:p>547.5078288185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8.235113928664">
                <text:p>548.23511392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8.786144403371">
                <text:p>548.7861444033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9.629072669961">
                <text:p>549.62907266996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9.589155956138">
                <text:p>549.5891559561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0.330414609832">
                <text:p>550.33041460983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0.894782134844">
                <text:p>550.894782134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1.696026657774">
                <text:p>551.69602665777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2.867510234011">
                <text:p>552.86751023401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4.207723467871">
                <text:p>554.2077234678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5.576542432947">
                <text:p>555.5765424329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6.862886015678">
                <text:p>556.8628860156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8.279395918234">
                <text:p>558.2793959182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59.552210047908">
                <text:p>559.55221004790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0.497163625867">
                <text:p>560.4971636258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61.261098120969">
                <text:p>561.26109812096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1.928808095753">
                <text:p>561.92880809575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62.793444384729">
                <text:p>562.7934443847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3.837082257594">
                <text:p>563.8370822575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4.396579173309">
                <text:p>564.39657917330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4.539486401598">
                <text:p>564.539486401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4.498820353288">
                <text:p>564.4988203532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4.445874377784">
                <text:p>564.4458743777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4.517234977034">
                <text:p>564.51723497703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4.822984749782">
                <text:p>564.822984749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65.232712184695">
                <text:p>565.2327121846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65.661088672979">
                <text:p>565.66108867297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6.185206386369">
                <text:p>566.18520638636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6.264942642292">
                <text:p>566.2649426422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6.822489851113">
                <text:p>566.8224898511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7.427886542481">
                <text:p>567.4278865424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8.233590650656">
                <text:p>568.233590650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8.622542042061">
                <text:p>568.6225420420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.272651609786">
                <text:p>569.2726516097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0.666528712987">
                <text:p>570.6665287129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2.27837540385">
                <text:p>572.2783754038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3.539896629396">
                <text:p>573.539896629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4.600610467906">
                <text:p>574.60061046790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5.348911417786">
                <text:p>575.34891141778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5.882618404842">
                <text:p>575.88261840484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6.434337233989">
                <text:p>576.4343372339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6.88488721925">
                <text:p>576.884887219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7.424537729024">
                <text:p>577.4245377290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7.898479355001">
                <text:p>577.8984793550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8.517178291111">
                <text:p>578.5171782911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9.119991883891">
                <text:p>579.11999188389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79.881170141572">
                <text:p>579.88117014157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0.62071476833">
                <text:p>580.620714768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1.25636134744">
                <text:p>581.256361347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1.95180326848">
                <text:p>581.951803268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2.640859857019">
                <text:p>582.64085985701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3.356786176873">
                <text:p>583.3567861768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4.061655785625">
                <text:p>584.0616557856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4.85202212853">
                <text:p>584.852022128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5.562729990033">
                <text:p>585.5627299900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6.317290071961">
                <text:p>586.31729007196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87.083376704121">
                <text:p>587.0833767041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7.977112420008">
                <text:p>587.9771124200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8.867488486904">
                <text:p>588.8674884869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89.635463385135">
                <text:p>589.6354633851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0.421679287745">
                <text:p>590.4216792877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1.164651153042">
                <text:p>591.16465115304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91.967738975907">
                <text:p>591.9677389759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2.729846519575">
                <text:p>592.7298465195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3.392397516556">
                <text:p>593.3923975165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4.160235803943">
                <text:p>594.1602358039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4.981265939406">
                <text:p>594.9812659394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6.031147383993">
                <text:p>596.0311473839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7.037798606839">
                <text:p>597.0377986068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8.271328544423">
                <text:p>598.27132854442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99.820837914131">
                <text:p>599.82083791413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1.454660223497">
                <text:p>601.4546602234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3.034966141457">
                <text:p>603.0349661414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4.476677479683">
                <text:p>604.4766774796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5.836096279792">
                <text:p>605.83609627979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7.040107778976">
                <text:p>607.0401077789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08.093105121596">
                <text:p>608.0931051215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08.824215559509">
                <text:p>608.8242155595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09.582563652601">
                <text:p>609.5825636526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0.274794965916">
                <text:p>610.2747949659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1.055671204968">
                <text:p>611.0556712049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1.628296117638">
                <text:p>611.62829611763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2.128005177658">
                <text:p>612.12800517765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2.630426995932">
                <text:p>612.6304269959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2.809196159407">
                <text:p>612.8091961594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3.104897004298">
                <text:p>613.10489700429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2.850712853243">
                <text:p>612.8507128532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2.707246242381">
                <text:p>612.7072462423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2.644718320517">
                <text:p>612.6447183205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2.75302203876">
                <text:p>612.7530220387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2.67122526764">
                <text:p>612.6712252676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2.856229134322">
                <text:p>612.8562291343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3.551315486225">
                <text:p>613.551315486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4.646778491324">
                <text:p>614.6467784913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5.243924467841">
                <text:p>615.2439244678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5.449859749678">
                <text:p>615.4498597496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5.718797839586">
                <text:p>615.71879783958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5.740856096033">
                <text:p>615.74085609603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5.432006390005">
                <text:p>615.43200639000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5.322491103866">
                <text:p>615.3224911038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4.737836202218">
                <text:p>614.7378362022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4.301602727404">
                <text:p>614.3016027274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3.972411457751">
                <text:p>613.97241145775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3.072227398162">
                <text:p>613.07222739816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2.321804603145">
                <text:p>612.32180460314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1.484385674336">
                <text:p>611.4843856743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0.877767541047">
                <text:p>610.87776754104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10.309161483268">
                <text:p>610.3091614832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9.291162907505">
                <text:p>609.29116290750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8.017221105462">
                <text:p>608.01722110546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7.169025146091">
                <text:p>607.16902514609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6.60642639313">
                <text:p>606.606426393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5.953882390031">
                <text:p>605.95388239003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5.638584219389">
                <text:p>605.63858421938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5.079229440715">
                <text:p>605.07922944071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4.856401044636">
                <text:p>604.8564010446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4.561476439881">
                <text:p>604.56147643988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4.702615556464">
                <text:p>604.7026155564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4.746919615476">
                <text:p>604.74691961547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4.768756112078">
                <text:p>604.768756112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4.816724339547">
                <text:p>604.8167243395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4.666282699902">
                <text:p>604.666282699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4.643402268789">
                <text:p>604.6434022687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4.26567424262">
                <text:p>604.265674242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3.860590628419">
                <text:p>603.86059062841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3.676066771479">
                <text:p>603.6760667714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3.35790767794">
                <text:p>603.357907677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2.90767803732">
                <text:p>602.907678037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2.49126352972">
                <text:p>602.4912635297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2.07195788362">
                <text:p>602.071957883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1.674827116794">
                <text:p>601.6748271167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1.082884430771">
                <text:p>601.082884430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0.466117794804">
                <text:p>600.466117794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99.632941948511">
                <text:p>599.63294194851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8.679078177473">
                <text:p>598.67907817747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7.798270832115">
                <text:p>597.79827083211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6.973177237274">
                <text:p>596.9731772372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6.272725672955">
                <text:p>596.2727256729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5.55967019571">
                <text:p>595.5596701957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4.973328124765">
                <text:p>594.97332812476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4.311780254221">
                <text:p>594.3117802542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3.599656640143">
                <text:p>593.5996566401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2.911751454916">
                <text:p>592.91175145491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2.421401687523">
                <text:p>592.4214016875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1.88763089929">
                <text:p>591.8876308992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1.513391088289">
                <text:p>591.5133910882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1.052175677849">
                <text:p>591.05217567784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0.47916868666">
                <text:p>590.479168686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9.670771133116">
                <text:p>589.67077113311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8.523015394087">
                <text:p>588.52301539408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7.233302858821">
                <text:p>587.2333028588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5.95397454097">
                <text:p>585.9539745409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4.605853100155">
                <text:p>584.60585310015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3.426646737891">
                <text:p>583.42664673789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2.641328956282">
                <text:p>582.6413289562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2.174082148836">
                <text:p>582.17408214883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1.985488584911">
                <text:p>581.9854885849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1.982244718031">
                <text:p>581.9822447180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2.249357705677">
                <text:p>582.2493577056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2.554503124248">
                <text:p>582.5545031242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2.50859928431">
                <text:p>582.508599284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2.507989591799">
                <text:p>582.50798959179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3.061810749837">
                <text:p>583.06181074983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4.350183388091">
                <text:p>584.35018338809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5.450097743338">
                <text:p>585.4500977433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6.885875063763">
                <text:p>586.8858750637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8.171955088183">
                <text:p>588.17195508818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9.290881977381">
                <text:p>589.2908819773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0.215307684099">
                <text:p>590.21530768409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0.543204686195">
                <text:p>590.5432046861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0.739020319401">
                <text:p>590.7390203194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1.036301287695">
                <text:p>591.0363012876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1.632008373993">
                <text:p>591.63200837399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1.997659421091">
                <text:p>591.99765942109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2.565111734234">
                <text:p>592.5651117342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3.18459698125">
                <text:p>593.18459698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93.95405766289">
                <text:p>593.954057662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4.4720908111">
                <text:p>594.47209081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4.7271956216">
                <text:p>594.72719562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4.856273549345">
                <text:p>594.8562735493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4.877371935733">
                <text:p>594.8773719357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4.9486896346">
                <text:p>594.948689634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94.940312143232">
                <text:p>594.9403121432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95.045513047564">
                <text:p>595.04551304756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5.429821850151">
                <text:p>595.42982185015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96.050789555178">
                <text:p>596.0507895551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96.693439819085">
                <text:p>596.69343981908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7.271514832833">
                <text:p>597.2715148328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7.766421547564">
                <text:p>597.7664215475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8.317848330871">
                <text:p>598.31784833087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8.869360142362">
                <text:p>598.869360142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9.3810523061">
                <text:p>599.381052306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99.895524366865">
                <text:p>599.8955243668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0.217653819351">
                <text:p>600.21765381935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9.949929342303">
                <text:p>599.9499293423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9.738682912179">
                <text:p>599.7386829121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9.715144784236">
                <text:p>599.71514478423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9.454389348786">
                <text:p>599.45438934878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.604939647372">
                <text:p>599.60493964737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99.920256523992">
                <text:p>599.92025652399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.3389431353">
                <text:p>600.338943135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0.740593469258">
                <text:p>600.7405934692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1.229364464328">
                <text:p>601.2293644643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1.835370753869">
                <text:p>601.83537075386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2.318330439693">
                <text:p>602.31833043969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2.798339734543">
                <text:p>602.7983397345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3.032903970849">
                <text:p>603.03290397084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3.056237198964">
                <text:p>603.0562371989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2.956151704926">
                <text:p>602.95615170492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3.103005010676">
                <text:p>603.10300501067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3.446332641111">
                <text:p>603.44633264111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3.742904185773">
                <text:p>603.74290418577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4.162907013471">
                <text:p>604.16290701347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4.837169465351">
                <text:p>604.8371694653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4.968948145121">
                <text:p>604.9689481451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4.613395257535">
                <text:p>604.61339525753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4.490307672665">
                <text:p>604.4903076726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4.353731107456">
                <text:p>604.3537311074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3.873381421644">
                <text:p>603.8733814216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3.331054601571">
                <text:p>603.3310546015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3.165822217367">
                <text:p>603.1658222173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3.351209709974">
                <text:p>603.35120970997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3.516626148794">
                <text:p>603.51662614879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3.850694223573">
                <text:p>603.85069422357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4.35352159491">
                <text:p>604.3535215949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5.087630928521">
                <text:p>605.0876309285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5.822336567236">
                <text:p>605.8223365672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6.705191754299">
                <text:p>606.7051917542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7.331371668842">
                <text:p>607.33137166884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7.953698132294">
                <text:p>607.9536981322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8.576514905884">
                <text:p>608.5765149058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9.030782779679">
                <text:p>609.03078277967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9.261490085378">
                <text:p>609.2614900853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9.066703802831">
                <text:p>609.06670380283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8.276138873013">
                <text:p>608.2761388730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7.156078110347">
                <text:p>607.1560781103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6.832051316825">
                <text:p>606.8320513168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6.458729214145">
                <text:p>606.458729214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5.916473671436">
                <text:p>605.91647367143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5.548830998593">
                <text:p>605.54883099859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5.360757514466">
                <text:p>605.36075751446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5.103663840562">
                <text:p>605.10366384056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4.473941265125">
                <text:p>604.473941265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3.751935046639">
                <text:p>603.7519350466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3.271639695473">
                <text:p>603.27163969547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2.444840861058">
                <text:p>602.4448408610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1.866216999111">
                <text:p>601.8662169991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1.375766905145">
                <text:p>601.3757669051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1.686982727872">
                <text:p>601.68698272787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1.642564546972">
                <text:p>601.64256454697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1.659592892758">
                <text:p>601.65959289275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1.926738944416">
                <text:p>601.9267389444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2.152930117299">
                <text:p>602.15293011729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2.176402623019">
                <text:p>602.17640262301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2.42319102031">
                <text:p>602.4231910203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2.470342283481">
                <text:p>602.47034228348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2.503418392474">
                <text:p>602.5034183924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2.517345849187">
                <text:p>602.51734584918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2.51554619849">
                <text:p>602.5155461984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.513862405198">
                <text:p>602.5138624051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2.513784736206">
                <text:p>602.51378473620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2.863641002108">
                <text:p>602.86364100210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2.779256814406">
                <text:p>602.77925681440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2.597618395696">
                <text:p>602.59761839569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1.853591606862">
                <text:p>601.8535916068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1.829794124615">
                <text:p>601.82979412461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1.8615789768">
                <text:p>601.86157897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2.185383890637">
                <text:p>602.18538389063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2.607504032854">
                <text:p>602.6075040328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2.799527105387">
                <text:p>602.79952710538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3.079097695854">
                <text:p>603.0790976958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3.418493339308">
                <text:p>603.4184933393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3.897984671449">
                <text:p>603.89798467144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4.078016454274">
                <text:p>604.07801645427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4.547074743714">
                <text:p>604.54707474371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4.611301326708">
                <text:p>604.6113013267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4.982353922689">
                <text:p>604.9823539226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5.363804237589">
                <text:p>605.36380423758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5.384172196755">
                <text:p>605.3841721967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5.363590493557">
                <text:p>605.3635904935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5.211645789132">
                <text:p>605.21164578913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4.316399528198">
                <text:p>604.31639952819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2.830230461606">
                <text:p>602.83023046160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1.256101795804">
                <text:p>601.25610179580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9.626160171061">
                <text:p>599.6261601710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8.388951625731">
                <text:p>598.3889516257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7.390572922287">
                <text:p>597.39057292228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6.485567011465">
                <text:p>596.4855670114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.677981875499">
                <text:p>595.6779818754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.817511874641">
                <text:p>594.8175118746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3.662331861642">
                <text:p>593.6623318616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2.326423155689">
                <text:p>592.32642315568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1.208413534455">
                <text:p>591.20841353445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0.377838420035">
                <text:p>590.3778384200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0.046053252603">
                <text:p>590.0460532526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9.778663292922">
                <text:p>589.77866329292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89.469446807113">
                <text:p>589.46944680711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89.409116338134">
                <text:p>589.4091163381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89.000155508322">
                <text:p>589.00015550832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8.073502076367">
                <text:p>588.0735020763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7.233008778274">
                <text:p>587.23300877827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86.934370309592">
                <text:p>586.93437030959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7.0726002515">
                <text:p>587.07260025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87.132726152275">
                <text:p>587.1327261522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87.654768976215">
                <text:p>587.6547689762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88.283957491987">
                <text:p>588.2839574919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8.040654405963">
                <text:p>588.04065440596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7.831833760777">
                <text:p>587.8318337607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8.243907443119">
                <text:p>588.24390744311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88.516911776539">
                <text:p>588.5169117765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8.620335201252">
                <text:p>588.6203352012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88.131642151705">
                <text:p>588.13164215170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7.66508571387">
                <text:p>587.6650857138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7.192659891715">
                <text:p>587.19265989171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6.565538248569">
                <text:p>586.56553824856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5.976696884616">
                <text:p>585.97669688461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5.505154987785">
                <text:p>585.50515498778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5.467020329837">
                <text:p>585.4670203298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4.698881239843">
                <text:p>584.6988812398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4.067761339572">
                <text:p>584.0677613395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2.112101412393">
                <text:p>582.11210141239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1.273953111866">
                <text:p>581.2739531118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0.611053543395">
                <text:p>580.6110535433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0.365888436007">
                <text:p>580.36588843600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0.355151017649">
                <text:p>580.3551510176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0.298849153393">
                <text:p>580.2988491533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0.358355964378">
                <text:p>580.3583559643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0.677875788636">
                <text:p>580.67787578863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1.075162585979">
                <text:p>581.0751625859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1.423748219366">
                <text:p>581.4237482193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1.619892798712">
                <text:p>581.61989279871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1.849502545213">
                <text:p>581.84950254521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1.942351339957">
                <text:p>581.94235133995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81.998874285856">
                <text:p>581.99887428585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2.256023985646">
                <text:p>582.2560239856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82.266811340118">
                <text:p>582.2668113401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81.933964019122">
                <text:p>581.93396401912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81.686562191781">
                <text:p>581.68656219178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1.967044614423">
                <text:p>581.96704461442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81.620772450905">
                <text:p>581.6207724509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1.17646635762">
                <text:p>581.176466357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80.938125267149">
                <text:p>580.93812526714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0.958242683434">
                <text:p>580.9582426834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81.203732506394">
                <text:p>581.2037325063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81.266470235412">
                <text:p>581.2664702354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81.445620621148">
                <text:p>581.44562062114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81.649569137971">
                <text:p>581.649569137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81.839247421671">
                <text:p>581.8392474216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82.151662816067">
                <text:p>582.1516628160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82.885338895561">
                <text:p>582.88533889556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83.093268133233">
                <text:p>583.0932681332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2.786275391332">
                <text:p>582.78627539133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82.424969373196">
                <text:p>582.42496937319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2.358555860772">
                <text:p>582.35855586077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82.294755416543">
                <text:p>582.29475541654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81.773745157699">
                <text:p>581.77374515769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1.742505575615">
                <text:p>581.7425055756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1.714177534492">
                <text:p>581.7141775344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81.697126793916">
                <text:p>581.6971267939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81.577096706086">
                <text:p>581.57709670608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81.314042829499">
                <text:p>581.31404282949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80.785050874655">
                <text:p>580.7850508746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80.381038454912">
                <text:p>580.38103845491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80.081157630408">
                <text:p>580.08115763040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79.720473807924">
                <text:p>579.72047380792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79.407882480963">
                <text:p>579.4078824809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78.985258506792">
                <text:p>578.9852585067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8.243309310099">
                <text:p>578.2433093100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7.413730528973">
                <text:p>577.41373052897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6.891612010501">
                <text:p>576.89161201050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6.854939858651">
                <text:p>576.85493985865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6.806966734666">
                <text:p>576.806966734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.778773323566">
                <text:p>576.7787733235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6.764118567462">
                <text:p>576.7641185674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6.77522302705">
                <text:p>576.775223027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6.817463933009">
                <text:p>576.81746393300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6.847154798721">
                <text:p>576.84715479872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6.839317148442">
                <text:p>576.8393171484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6.821508707603">
                <text:p>576.8215087076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6.959305721423">
                <text:p>576.95930572142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77.129564172673">
                <text:p>577.12956417267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77.419466811959">
                <text:p>577.41946681195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77.581759937899">
                <text:p>577.58175993789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77.64107441132">
                <text:p>577.641074411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77.935846140619">
                <text:p>577.9358461406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77.781337551675">
                <text:p>577.7813375516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77.807089891163">
                <text:p>577.8070898911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78.159022936894">
                <text:p>578.15902293689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78.437510824686">
                <text:p>578.43751082468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77.983976781688">
                <text:p>577.98397678168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77.324918414055">
                <text:p>577.324918414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6.820878258288">
                <text:p>576.8208782582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6.17665490168">
                <text:p>576.176654901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75.062798493617">
                <text:p>575.0627984936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4.26046403713">
                <text:p>574.2604640371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73.937753570368">
                <text:p>573.93775357036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3.180173722297">
                <text:p>573.1801737222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72.479536384902">
                <text:p>572.47953638490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72.055660989959">
                <text:p>572.0556609899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71.326437742037">
                <text:p>571.32643774203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70.188300369509">
                <text:p>570.1883003695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69.324992771611">
                <text:p>569.3249927716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8.342097115955">
                <text:p>568.3420971159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7.524811615903">
                <text:p>567.52481161590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67.013001256206">
                <text:p>567.01300125620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66.738649785194">
                <text:p>566.7386497851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66.328841420897">
                <text:p>566.32884142089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65.806559237611">
                <text:p>565.80655923761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5.302307030571">
                <text:p>565.30230703057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64.689194342818">
                <text:p>564.6891943428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4.048118125052">
                <text:p>564.04811812505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63.564492043169">
                <text:p>563.56449204316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63.229235568808">
                <text:p>563.22923556880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62.89124294867">
                <text:p>562.891242948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62.467153352219">
                <text:p>562.46715335221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62.090784712298">
                <text:p>562.09078471229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61.631372674981">
                <text:p>561.63137267498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61.121617945556">
                <text:p>561.12161794555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60.677168170738">
                <text:p>560.6771681707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60.63369440298">
                <text:p>560.6336944029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60.598887683987">
                <text:p>560.59888768398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60.560846807672">
                <text:p>560.56084680767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60.526582547842">
                <text:p>560.5265825478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0.518131893281">
                <text:p>560.51813189328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0.469516667428">
                <text:p>560.4695166674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60.536995639759">
                <text:p>560.53699563975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0.571680767319">
                <text:p>560.57168076731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60.561949465876">
                <text:p>560.561949465876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60.506425941462">
                <text:p>560.5064259414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972cm" svg:height="9.588cm" xlink:href=".." xlink:type="simple" chart:class="chart:area" chart:style-name="ch1">
        <chart:legend svg:x="-0.002cm" svg:y="0cm" style:legend-expansion="custom" chartooo:width="33.972cm" chartooo:height="9.588cm" style:legend-expansion-aspect-ratio="3.54317897371715" chart:style-name="ch2"/>
        <chart:plot-area chart:style-name="ch3" table:cell-range-address="Sheet1.B2:Sheet1.B734" svg:x="0.679cm" svg:y="0.191cm" svg:width="32.614cm" svg:height="9.206cm">
          <chartooo:coordinate-region svg:x="1.486cm" svg:y="0.39cm" svg:width="31.796cm" svg:height="8.0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34" chart:class="chart:area">
            <chart:data-point chart:repeated="7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8.078022878828">
                <text:p>598.078022878828</text:p>
                <draw:g>
                  <svg:desc>Sheet1.B2:Sheet1.B7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8.848494731305">
                <text:p>598.84849473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8.878300782625">
                <text:p>598.878300782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.464596488814">
                <text:p>599.464596488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.480399826974">
                <text:p>600.4803998269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1.683016432536">
                <text:p>601.683016432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2.215038612785">
                <text:p>602.215038612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2.284838739099">
                <text:p>602.284838739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2.691894321429">
                <text:p>602.69189432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2.996967025439">
                <text:p>602.9969670254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.550343250306">
                <text:p>603.5503432503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4.438934425574">
                <text:p>604.4389344255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5.325862374609">
                <text:p>605.325862374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5.991394780835">
                <text:p>605.9913947808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6.909249951911">
                <text:p>606.909249951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8.076074910414">
                <text:p>608.0760749104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9.072431835289">
                <text:p>609.072431835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9.76957124417">
                <text:p>609.76957124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0.035811101718">
                <text:p>610.0358111017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0.047509838998">
                <text:p>610.047509838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.996564487012">
                <text:p>609.9965644870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9.896722678527">
                <text:p>609.8967226785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9.743743066602">
                <text:p>609.743743066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9.625467031714">
                <text:p>609.625467031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9.571819115864">
                <text:p>609.571819115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9.524585773388">
                <text:p>609.5245857733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9.48751257378">
                <text:p>609.487512573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6.848571592975">
                <text:p>606.848571592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3.838615843215">
                <text:p>603.8386158432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2.843728828005">
                <text:p>602.8437288280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1.717676261903">
                <text:p>601.717676261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97.395639384199">
                <text:p>597.3956393841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3.463698748307">
                <text:p>593.4636987483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93.141616425382">
                <text:p>593.1416164253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2.854830139983">
                <text:p>592.8548301399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91.45919928177">
                <text:p>591.459199281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0.382685477144">
                <text:p>590.382685477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90.635306928873">
                <text:p>590.6353069288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90.683046106406">
                <text:p>590.6830461064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1.297567502361">
                <text:p>591.2975675023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1.995164079874">
                <text:p>591.9951640798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2.134041244743">
                <text:p>592.1340412447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92.68703685108">
                <text:p>592.687036851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3.748266195599">
                <text:p>593.7482661955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5.021073729527">
                <text:p>595.0210737295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6.070989759194">
                <text:p>596.070989759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6.557204860916">
                <text:p>596.557204860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6.812507720476">
                <text:p>596.8125077204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96.858559442946">
                <text:p>596.8585594429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6.618296924955">
                <text:p>596.6182969249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6.036974555448">
                <text:p>596.0369745554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5.317689697312">
                <text:p>595.3176896973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4.708085137848">
                <text:p>594.7080851378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4.375090829641">
                <text:p>594.375090829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94.430223963868">
                <text:p>594.4302239638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4.508412188021">
                <text:p>594.5084121880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94.452082507201">
                <text:p>594.4520825072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4.226632451833">
                <text:p>594.226632451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3.63643300796">
                <text:p>593.636433007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2.823009541127">
                <text:p>592.8230095411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1.965029339787">
                <text:p>591.9650293397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91.151756833018">
                <text:p>591.151756833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0.832356071919">
                <text:p>590.832356071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91.014696249746">
                <text:p>591.01469624974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1.218427261337">
                <text:p>591.2184272613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91.229554717265">
                <text:p>591.2295547172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91.137580630739">
                <text:p>591.137580630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1.041018670431">
                <text:p>591.041018670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90.953268450303">
                <text:p>590.9532684503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90.837340966224">
                <text:p>590.8373409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0.414183177012">
                <text:p>590.4141831770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9.589765702127">
                <text:p>589.5897657021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88.697896076248">
                <text:p>588.6978960762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8.151108015494">
                <text:p>588.151108015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7.754778509216">
                <text:p>587.7547785092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7.394048108972">
                <text:p>587.3940481089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87.181532460407">
                <text:p>587.181532460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7.231475630248">
                <text:p>587.2314756302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7.542331821804">
                <text:p>587.5423318218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7.732215904241">
                <text:p>587.7322159042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8.122221543885">
                <text:p>588.122221543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8.558331564939">
                <text:p>588.5583315649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8.900153120429">
                <text:p>588.9001531204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9.139855711418">
                <text:p>589.139855711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8.902231918469">
                <text:p>588.9022319184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88.456624474239">
                <text:p>588.45662447423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87.965859697716">
                <text:p>587.9658596977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87.626034543372">
                <text:p>587.626034543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7.369777110234">
                <text:p>587.369777110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7.040157270443">
                <text:p>587.0401572704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6.692312872084">
                <text:p>586.6923128720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6.548934198664">
                <text:p>586.5489341986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86.800241872148">
                <text:p>586.8002418721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87.167455389333">
                <text:p>587.167455389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87.475449074749">
                <text:p>587.4754490747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87.569450015256">
                <text:p>587.569450015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7.227251836138">
                <text:p>587.227251836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6.697896657592">
                <text:p>586.6978966575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86.445937990991">
                <text:p>586.4459379909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86.445937990991">
                <text:p>586.4459379909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86.164232640095">
                <text:p>586.1642326400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85.686566296868">
                <text:p>585.6865662968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85.285951980833">
                <text:p>585.2859519808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5.030785370751">
                <text:p>585.03078537075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5.166005969182">
                <text:p>585.1660059691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85.516069839134">
                <text:p>585.5160698391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85.821370729093">
                <text:p>585.8213707290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5.966862719017">
                <text:p>585.966862719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5.874688415225">
                <text:p>585.874688415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85.756034571684">
                <text:p>585.756034571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5.885605763771">
                <text:p>585.8856057637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86.153835088142">
                <text:p>586.1538350881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6.245017389203">
                <text:p>586.2450173892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6.030549839442">
                <text:p>586.0305498394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85.485355793925">
                <text:p>585.4853557939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4.869553065957">
                <text:p>584.8695530659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4.41276641241">
                <text:p>584.412766412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3.72460886485">
                <text:p>583.724608864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2.778038350311">
                <text:p>582.77803835031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81.754350441814">
                <text:p>581.7543504418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80.760381891203">
                <text:p>580.7603818912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0.282592893026">
                <text:p>580.2825928930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79.951059944625">
                <text:p>579.951059944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78.615136546099">
                <text:p>578.6151365460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74.43183550376">
                <text:p>574.431835503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71.057450179136">
                <text:p>571.05745017913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70.329911899938">
                <text:p>570.329911899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69.230595918086">
                <text:p>569.2305959180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68.577599739419">
                <text:p>568.577599739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68.516930564028">
                <text:p>568.5169305640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68.479763142214">
                <text:p>568.4797631422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8.470033351479">
                <text:p>568.470033351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8.515379806637">
                <text:p>568.5153798066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8.736624242292">
                <text:p>568.7366242422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68.934376110355">
                <text:p>568.9343761103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68.929381434136">
                <text:p>568.929381434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68.652086235831">
                <text:p>568.6520862358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8.034792894383">
                <text:p>568.0347928943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67.371266324973">
                <text:p>567.3712663249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66.69434148599">
                <text:p>566.694341485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65.77722002133">
                <text:p>565.777220021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4.629156575052">
                <text:p>564.6291565750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63.467250525297">
                <text:p>563.467250525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2.362128078528">
                <text:p>562.3621280785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1.42070682243">
                <text:p>561.42070682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0.656047509941">
                <text:p>560.65604750994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59.922232997115">
                <text:p>559.9222329971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59.316246606205">
                <text:p>559.31624660620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58.814652851488">
                <text:p>558.8146528514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58.24878079984">
                <text:p>558.248780799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7.60066660798">
                <text:p>557.6006666079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6.701862808393">
                <text:p>556.7018628083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5.858631627192">
                <text:p>555.85863162719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5.439245302375">
                <text:p>555.4392453023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4.981970784159">
                <text:p>554.981970784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4.448500567589">
                <text:p>554.4485005675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4.089296863984">
                <text:p>554.0892968639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3.827552864658">
                <text:p>553.8275528646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3.496602730116">
                <text:p>553.4966027301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3.216900216701">
                <text:p>553.2169002167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53.031708247922">
                <text:p>553.03170824792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1.191075561683">
                <text:p>551.1910755616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48.785778485468">
                <text:p>548.78577848546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7.521506770979">
                <text:p>547.5215067709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46.394009151551">
                <text:p>546.39400915155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45.339249112973">
                <text:p>545.33924911297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44.304642144755">
                <text:p>544.3046421447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43.436556322826">
                <text:p>543.4365563228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42.918215250478">
                <text:p>542.9182152504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42.770234806421">
                <text:p>542.7702348064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42.793874392353">
                <text:p>542.7938743923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42.832322929008">
                <text:p>542.8323229290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42.888850155105">
                <text:p>542.8888501551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42.854321537557">
                <text:p>542.85432153755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42.910002918488">
                <text:p>542.9100029184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42.866642989282">
                <text:p>542.8666429892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42.373234350552">
                <text:p>542.3732343505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41.637848267031">
                <text:p>541.6378482670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40.828458580839">
                <text:p>540.8284585808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0.199248963772">
                <text:p>540.1992489637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9.867893363038">
                <text:p>539.8678933630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39.453485742433">
                <text:p>539.4534857424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8.876655792324">
                <text:p>538.8766557923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8.340451485475">
                <text:p>538.3404514854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37.723282199177">
                <text:p>537.7232821991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36.920207514399">
                <text:p>536.9202075143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36.021900921792">
                <text:p>536.0219009217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35.135030228566">
                <text:p>535.135030228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34.574237330128">
                <text:p>534.5742373301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34.528424434021">
                <text:p>534.528424434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34.758399556856">
                <text:p>534.758399556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34.90254925655">
                <text:p>534.902549256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34.884870900752">
                <text:p>534.88487090075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35.026053396683">
                <text:p>535.0260533966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35.404140683633">
                <text:p>535.4041406836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35.798637219704">
                <text:p>535.798637219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36.154262623213">
                <text:p>536.154262623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36.49487558486">
                <text:p>536.494875584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36.708706868915">
                <text:p>536.7087068689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6.682496111386">
                <text:p>536.6824961113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36.389526773153">
                <text:p>536.3895267731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36.037476837495">
                <text:p>536.03747683749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35.868785341231">
                <text:p>535.8687853412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35.863612953032">
                <text:p>535.8636129530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35.901218506653">
                <text:p>535.9012185066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5.870107733408">
                <text:p>535.8701077334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5.760301130952">
                <text:p>535.7603011309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5.605550792847">
                <text:p>535.6055507928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5.416231658053">
                <text:p>535.416231658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5.149381426175">
                <text:p>535.1493814261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34.809923588464">
                <text:p>534.8099235884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4.327036147189">
                <text:p>534.3270361471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33.737889989975">
                <text:p>533.7378899899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33.241977954027">
                <text:p>533.2419779540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2.993391914284">
                <text:p>532.993391914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2.916291231138">
                <text:p>532.9162912311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32.905236783757">
                <text:p>532.90523678375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32.798151925599">
                <text:p>532.7981519255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2.475475121553">
                <text:p>532.4754751215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32.071666999263">
                <text:p>532.0716669992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31.673449561181">
                <text:p>531.6734495611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31.203431068849">
                <text:p>531.2034310688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30.928657815953">
                <text:p>530.92865781595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30.705515868156">
                <text:p>530.7055158681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30.229192191758">
                <text:p>530.2291921917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29.984973109666">
                <text:p>529.9849731096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29.935705821516">
                <text:p>529.9357058215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30.023452495046">
                <text:p>530.0234524950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30.41190800426">
                <text:p>530.411908004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31.00709358248">
                <text:p>531.007093582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31.667230929223">
                <text:p>531.667230929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2.297974863745">
                <text:p>532.2979748637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32.825448901623">
                <text:p>532.82544890162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33.489243566328">
                <text:p>533.4892435663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4.383125161231">
                <text:p>534.3831251612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35.228487337061">
                <text:p>535.2284873370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35.920151341943">
                <text:p>535.920151341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36.545667411957">
                <text:p>536.54566741195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7.330247841084">
                <text:p>537.3302478410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38.371748433605">
                <text:p>538.3717484336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39.552622544224">
                <text:p>539.5526225442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40.57455909006">
                <text:p>540.574559090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41.137012385228">
                <text:p>541.1370123852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41.122780433542">
                <text:p>541.1227804335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40.662423961412">
                <text:p>540.6624239614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39.957346663062">
                <text:p>539.95734666306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38.974451709343">
                <text:p>538.97445170934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37.646000394765">
                <text:p>537.646000394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6.181057976843">
                <text:p>536.18105797684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34.718495756423">
                <text:p>534.7184957564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33.727136059912">
                <text:p>533.7271360599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33.42784423767">
                <text:p>533.427844237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3.289039980455">
                <text:p>533.2890399804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33.030433874329">
                <text:p>533.0304338743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2.646090205209">
                <text:p>532.64609020520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32.332902209343">
                <text:p>532.3329022093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32.22597079981">
                <text:p>532.22597079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32.082078536723">
                <text:p>532.0820785367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1.947976258533">
                <text:p>531.9479762585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31.979388992629">
                <text:p>531.97938899262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32.208506794718">
                <text:p>532.2085067947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32.552808513277">
                <text:p>532.5528085132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32.94069723437">
                <text:p>532.940697234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33.199609286361">
                <text:p>533.1996092863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3.193301008714">
                <text:p>533.1933010087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3.188376841643">
                <text:p>533.1883768416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.253588722345">
                <text:p>533.25358872234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3.346990734111">
                <text:p>533.346990734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3.575543697067">
                <text:p>533.5755436970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3.786115366856">
                <text:p>533.7861153668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34.075286742947">
                <text:p>534.0752867429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34.283501443125">
                <text:p>534.283501443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34.087998781198">
                <text:p>534.0879987811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33.679524505091">
                <text:p>533.6795245050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33.02775733971">
                <text:p>533.0277573397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32.394447971554">
                <text:p>532.3944479715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32.131961113982">
                <text:p>532.1319611139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32.435397340531">
                <text:p>532.43539734053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3.244254503235">
                <text:p>533.24425450323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34.177677000754">
                <text:p>534.1776770007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35.074935866138">
                <text:p>535.07493586613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36.013397715243">
                <text:p>536.0133977152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37.034661596992">
                <text:p>537.0346615969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37.783071635967">
                <text:p>537.7830716359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8.229015203137">
                <text:p>538.2290152031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38.441524691877">
                <text:p>538.4415246918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38.164610582191">
                <text:p>538.1646105821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37.781162022235">
                <text:p>537.7811620222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37.729825303118">
                <text:p>537.7298253031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7.896824526089">
                <text:p>537.8968245260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38.118522286118">
                <text:p>538.1185222861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38.558736230431">
                <text:p>538.5587362304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39.262250123803">
                <text:p>539.2622501238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40.014398913108">
                <text:p>540.0143989131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40.602751210365">
                <text:p>540.6027512103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41.027971568555">
                <text:p>541.02797156855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41.350753821434">
                <text:p>541.35075382143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1.620383014163">
                <text:p>541.62038301416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1.841891995522">
                <text:p>541.8418919955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2.151720423607">
                <text:p>542.1517204236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2.879884369472">
                <text:p>542.87988436947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3.806368902929">
                <text:p>543.80636890292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44.914186041101">
                <text:p>544.9141860411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46.263027802392">
                <text:p>546.2630278023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47.221212563552">
                <text:p>547.22121256355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47.8714713736">
                <text:p>547.871471373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48.510629166017">
                <text:p>548.51062916601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49.207608536666">
                <text:p>549.2076085366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49.60911431305">
                <text:p>549.6091143130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49.959785282985">
                <text:p>549.95978528298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50.612598372338">
                <text:p>550.61259837233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51.295404396309">
                <text:p>551.29540439630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52.281768445893">
                <text:p>552.2817684458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53.537616850941">
                <text:p>553.5376168509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54.892132950409">
                <text:p>554.8921329504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56.219714224312">
                <text:p>556.2197142243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57.571140966956">
                <text:p>557.5711409669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58.915802983071">
                <text:p>558.9158029830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0.024686836888">
                <text:p>560.0246868368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0.879130873418">
                <text:p>560.8791308734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61.594953108361">
                <text:p>561.59495310836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2.361126240241">
                <text:p>562.3611262402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63.315263321161">
                <text:p>563.31526332116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64.116830715451">
                <text:p>564.1168307154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64.468032787453">
                <text:p>564.4680327874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64.519153377443">
                <text:p>564.5191533774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4.472347365536">
                <text:p>564.4723473655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64.481554677409">
                <text:p>564.48155467740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64.670109863408">
                <text:p>564.6701098634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65.027848467238">
                <text:p>565.0278484672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65.446900428837">
                <text:p>565.4469004288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65.923147529674">
                <text:p>565.9231475296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66.22507451433">
                <text:p>566.225074514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66.543716246702">
                <text:p>566.5437162467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67.125188196797">
                <text:p>567.1251881967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67.830738596568">
                <text:p>567.83073859656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8.428066346358">
                <text:p>568.4280663463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8.947596825923">
                <text:p>568.9475968259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9.969590161387">
                <text:p>569.96959016138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1.472452058418">
                <text:p>571.4724520584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2.909136016623">
                <text:p>572.9091360166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4.070253548651">
                <text:p>574.0702535486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4.974760942846">
                <text:p>574.97476094284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5.615764911314">
                <text:p>575.6157649113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6.158477819416">
                <text:p>576.1584778194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6.659612226619">
                <text:p>576.65961222661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7.154712474137">
                <text:p>577.1547124741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7.661508542012">
                <text:p>577.6615085420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8.207828823056">
                <text:p>578.20782882305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8.818585087501">
                <text:p>578.81858508750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9.500581012731">
                <text:p>579.50058101273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0.250942454951">
                <text:p>580.2509424549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0.938538057885">
                <text:p>580.93853805788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1.60408230796">
                <text:p>581.6040823079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2.29633156275">
                <text:p>582.296331562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2.998823016946">
                <text:p>582.9988230169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3.709220981249">
                <text:p>583.7092209812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4.456838957078">
                <text:p>584.45683895707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85.207376059282">
                <text:p>585.20737605928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85.940010030997">
                <text:p>585.9400100309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86.700333388041">
                <text:p>586.7003333880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87.530244562065">
                <text:p>587.5302445620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88.422300453456">
                <text:p>588.4223004534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89.251475936019">
                <text:p>589.2514759360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0.02857133644">
                <text:p>590.0285713364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0.793165220393">
                <text:p>590.79316522039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1.566195064474">
                <text:p>591.5661950644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92.348792747741">
                <text:p>592.3487927477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93.061122018066">
                <text:p>593.0611220180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93.77631666025">
                <text:p>593.7763166602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4.570750871675">
                <text:p>594.5707508716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95.5062066617">
                <text:p>595.50620666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96.534472995416">
                <text:p>596.5344729954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97.654563575631">
                <text:p>597.65456357563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99.046083229277">
                <text:p>599.04608322927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00.637749068814">
                <text:p>600.6377490688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2.244813182477">
                <text:p>602.24481318247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03.75582181057">
                <text:p>603.755821810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5.156386879738">
                <text:p>605.15638687973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06.438102029385">
                <text:p>606.4381020293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7.566606450286">
                <text:p>607.5666064502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08.458660340552">
                <text:p>608.458660340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09.203389606055">
                <text:p>609.2033896060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09.928679309258">
                <text:p>609.92867930925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10.665233085442">
                <text:p>610.66523308544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11.341983661303">
                <text:p>611.341983661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1.878150647648">
                <text:p>611.8781506476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12.379216086795">
                <text:p>612.3792160867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12.71981157767">
                <text:p>612.719811577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12.957046581853">
                <text:p>612.9570465818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12.97780492877">
                <text:p>612.9778049287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12.778979547812">
                <text:p>612.7789795478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12.675982281449">
                <text:p>612.6759822814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12.698870179639">
                <text:p>612.6988701796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2.7121236532">
                <text:p>612.71212365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12.763727200981">
                <text:p>612.76372720098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13.203772310274">
                <text:p>613.20377231027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14.099046988775">
                <text:p>614.0990469887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14.945351479583">
                <text:p>614.9453514795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15.34689210876">
                <text:p>615.346892108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15.584328794632">
                <text:p>615.58432879463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15.729826967809">
                <text:p>615.72982696780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15.586431243019">
                <text:p>615.5864312430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15.377248746935">
                <text:p>615.37724874693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15.030163653042">
                <text:p>615.0301636530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14.519719464811">
                <text:p>614.51971946481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14.137007092578">
                <text:p>614.1370070925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13.522319427957">
                <text:p>613.52231942795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12.697016000654">
                <text:p>612.69701600065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11.903095138741">
                <text:p>611.9030951387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11.181076607692">
                <text:p>611.1810766076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10.593464512157">
                <text:p>610.59346451215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9.800162195386">
                <text:p>609.8001621953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08.654192006483">
                <text:p>608.6541920064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7.593123125777">
                <text:p>607.5931231257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06.887725769611">
                <text:p>606.8877257696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6.28015439158">
                <text:p>606.2801543915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05.79623330471">
                <text:p>605.796233304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5.358906830052">
                <text:p>605.3589068300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04.967815242675">
                <text:p>604.9678152426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4.708938742258">
                <text:p>604.7089387422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04.632045998172">
                <text:p>604.6320459981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4.72476758597">
                <text:p>604.724767585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04.757837863777">
                <text:p>604.75783786377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4.792740225813">
                <text:p>604.7927402258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04.741503519725">
                <text:p>604.7415035197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4.654842484345">
                <text:p>604.6548424843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04.454538255704">
                <text:p>604.4545382557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4.063132435519">
                <text:p>604.0631324355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03.768328699949">
                <text:p>603.7683286999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3.516987224709">
                <text:p>603.5169872247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03.13279285763">
                <text:p>603.132792857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2.69947078352">
                <text:p>602.699470783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02.28161070667">
                <text:p>602.28161070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1.873392500207">
                <text:p>601.87339250020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01.378855773782">
                <text:p>601.37885577378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0.774501112788">
                <text:p>600.7745011127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00.049529871658">
                <text:p>600.0495298716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99.156010062992">
                <text:p>599.1560100629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98.238674504794">
                <text:p>598.2386745047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97.385724034695">
                <text:p>597.3857240346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96.622951455114">
                <text:p>596.6229514551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95.916197934332">
                <text:p>595.91619793433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95.266499160237">
                <text:p>595.2664991602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94.642554189493">
                <text:p>594.6425541894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93.955718447182">
                <text:p>593.9557184471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93.25570404753">
                <text:p>593.255704047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92.66657657122">
                <text:p>592.666576571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92.154516293406">
                <text:p>592.1545162934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91.700510993789">
                <text:p>591.7005109937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91.282783383069">
                <text:p>591.2827833830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90.765672182254">
                <text:p>590.76567218225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90.074969909888">
                <text:p>590.0749699098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9.096893263602">
                <text:p>589.09689326360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87.878159126454">
                <text:p>587.8781591264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86.593638699895">
                <text:p>586.5936386998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85.279913820563">
                <text:p>585.27991382056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4.016249919023">
                <text:p>584.01624991902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83.033987847086">
                <text:p>583.0339878470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2.407705552559">
                <text:p>582.4077055525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2.079785366873">
                <text:p>582.07978536687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1.983866651471">
                <text:p>581.983866651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82.115801211854">
                <text:p>582.11580121185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2.401930414962">
                <text:p>582.4019304149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2.531551204279">
                <text:p>582.53155120427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82.508294438054">
                <text:p>582.5082944380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82.784900170818">
                <text:p>582.7849001708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83.705997068964">
                <text:p>583.70599706896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84.900140565715">
                <text:p>584.90014056571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86.167986403551">
                <text:p>586.1679864035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87.528915075973">
                <text:p>587.52891507597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88.731418532782">
                <text:p>588.7314185327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89.75309483074">
                <text:p>589.7530948307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90.379256185147">
                <text:p>590.3792561851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90.641112502798">
                <text:p>590.6411125027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90.887660803548">
                <text:p>590.8876608035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91.334154830844">
                <text:p>591.3341548308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91.814833897542">
                <text:p>591.81483389754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92.281385577662">
                <text:p>592.281385577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92.874854357742">
                <text:p>592.8748543577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93.56932732207">
                <text:p>593.569327322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94.213074236995">
                <text:p>594.2130742369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94.59964321635">
                <text:p>594.5996432163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94.791734585472">
                <text:p>594.7917345854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94.866822742539">
                <text:p>594.8668227425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94.913030785166">
                <text:p>594.9130307851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94.944500888916">
                <text:p>594.9445008889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94.992912595398">
                <text:p>594.99291259539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95.237667448857">
                <text:p>595.2376674488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95.740305702665">
                <text:p>595.74030570266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96.372114687132">
                <text:p>596.37211468713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96.982477325959">
                <text:p>596.98247732595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97.518968190198">
                <text:p>597.5189681901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98.042134939218">
                <text:p>598.0421349392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98.593604236617">
                <text:p>598.59360423661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9.125206224231">
                <text:p>599.12520622423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99.638288336482">
                <text:p>599.63828833648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00.056589093108">
                <text:p>600.0565890931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0.083791580827">
                <text:p>600.08379158082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99.844306127241">
                <text:p>599.8443061272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99.726913848207">
                <text:p>599.7269138482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99.584767066511">
                <text:p>599.58476706651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99.529664498079">
                <text:p>599.52966449807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99.762598085682">
                <text:p>599.76259808568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0.129599829646">
                <text:p>600.12959982964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00.539768302279">
                <text:p>600.53976830227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0.984978966793">
                <text:p>600.98497896679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01.532367609099">
                <text:p>601.53236760909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2.076850596781">
                <text:p>602.07685059678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02.558335087118">
                <text:p>602.5583350871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2.915621852696">
                <text:p>602.91562185269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03.044570584907">
                <text:p>603.04457058490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3.006194451945">
                <text:p>603.00619445194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03.029578357801">
                <text:p>603.02957835780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3.274668825894">
                <text:p>603.2746688258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03.594618413442">
                <text:p>603.59461841344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3.952905599622">
                <text:p>603.9529055996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04.500038239411">
                <text:p>604.5000382394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4.903058805236">
                <text:p>604.9030588052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04.791171701328">
                <text:p>604.7911717013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4.5518514651">
                <text:p>604.551851465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04.422019390061">
                <text:p>604.4220193900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4.11355626455">
                <text:p>604.1135562645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03.602218011607">
                <text:p>603.60221801160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3.248438409469">
                <text:p>603.2484384094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03.258515963671">
                <text:p>603.2585159636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3.433917929384">
                <text:p>603.4339179293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03.683660186183">
                <text:p>603.6836601861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4.102107909242">
                <text:p>604.10210790924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04.720576261716">
                <text:p>604.7205762617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5.454983747878">
                <text:p>605.4549837478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06.263764160767">
                <text:p>606.2637641607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7.018281711571">
                <text:p>607.01828171157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07.642534900568">
                <text:p>607.64253490056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8.265106519089">
                <text:p>608.26510651908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08.803648842781">
                <text:p>608.80364884278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9.146136432529">
                <text:p>609.1461364325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09.164096944105">
                <text:p>609.16409694410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8.671421337922">
                <text:p>608.6714213379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07.71610849168">
                <text:p>607.7161084916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6.994064713586">
                <text:p>606.9940647135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06.645390265485">
                <text:p>606.64539026548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6.187601442791">
                <text:p>606.18760144279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05.732652335015">
                <text:p>605.73265233501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5.45479425653">
                <text:p>605.4547942565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05.232210677514">
                <text:p>605.2322106775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4.788802552843">
                <text:p>604.7888025528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04.112938155882">
                <text:p>604.11293815588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3.511787371056">
                <text:p>603.51178737105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2.858240278266">
                <text:p>602.8582402782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2.155528930085">
                <text:p>602.1555289300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01.620991952128">
                <text:p>601.62099195212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1.531374816509">
                <text:p>601.53137481650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01.664773637422">
                <text:p>601.6647736374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1.651078719865">
                <text:p>601.65107871986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01.793165918587">
                <text:p>601.79316591858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2.039834530857">
                <text:p>602.03983453085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02.164666370159">
                <text:p>602.1646663701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2.299796821665">
                <text:p>602.29979682166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02.446766651896">
                <text:p>602.44676665189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2.486880337978">
                <text:p>602.48688033797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02.510382120831">
                <text:p>602.51038212083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2.516446023838">
                <text:p>602.5164460238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02.514704301844">
                <text:p>602.5147043018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2.513823570702">
                <text:p>602.51382357070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02.688712869157">
                <text:p>602.68871286915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2.821448908257">
                <text:p>602.8214489082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02.688437605051">
                <text:p>602.68843760505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2.225605001279">
                <text:p>602.22560500127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01.841692865738">
                <text:p>601.84169286573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1.845686550707">
                <text:p>601.84568655070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02.023481433718">
                <text:p>602.0234814337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2.396443961746">
                <text:p>602.39644396174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02.703515569121">
                <text:p>602.70351556912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2.93931240062">
                <text:p>602.9393124006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3.248795517581">
                <text:p>603.24879551758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3.658239005378">
                <text:p>603.6582390053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3.988000562862">
                <text:p>603.9880005628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4.312545598994">
                <text:p>604.31254559899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4.579188035211">
                <text:p>604.5791880352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4.796827624698">
                <text:p>604.79682762469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5.173079080139">
                <text:p>605.1730790801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5.373988217172">
                <text:p>605.37398821717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5.373881345156">
                <text:p>605.37388134515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5.287618141344">
                <text:p>605.28761814134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04.764022658665">
                <text:p>604.76402265866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3.573314994902">
                <text:p>603.5733149949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02.043166128705">
                <text:p>602.04316612870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0.441130983432">
                <text:p>600.4411309834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9.007555898396">
                <text:p>599.00755589839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7.889762274009">
                <text:p>597.88976227400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6.938069966876">
                <text:p>596.9380699668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6.081774443482">
                <text:p>596.0817744434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5.24774687507">
                <text:p>595.2477468750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.239921868142">
                <text:p>594.2399218681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2.994377508665">
                <text:p>592.99437750866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1.767418345072">
                <text:p>591.7674183450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0.793125977245">
                <text:p>590.79312597724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0.211945836319">
                <text:p>590.21194583631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89.912358272763">
                <text:p>589.91235827276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89.624055050018">
                <text:p>589.6240550500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89.439281572624">
                <text:p>589.43928157262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89.204635923228">
                <text:p>589.20463592322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88.536828792345">
                <text:p>588.53682879234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87.653255427321">
                <text:p>587.65325542732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87.083689543933">
                <text:p>587.0836895439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87.003485280546">
                <text:p>587.00348528054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87.102663201887">
                <text:p>587.1026632018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87.393747564245">
                <text:p>587.39374756424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87.969363234101">
                <text:p>587.96936323410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88.162305948975">
                <text:p>588.16230594897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87.93624408337">
                <text:p>587.936244083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88.037870601948">
                <text:p>588.0378706019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8.380409609829">
                <text:p>588.3804096098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88.568623488895">
                <text:p>588.5686234888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8.375988676478">
                <text:p>588.37598867647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87.898363932787">
                <text:p>587.8983639327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7.428872802792">
                <text:p>587.42887280279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6.879099070142">
                <text:p>586.87909907014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6.271117566592">
                <text:p>586.27111756659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5.7409259362">
                <text:p>585.740925936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5.486087658811">
                <text:p>585.4860876588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5.08295078484">
                <text:p>585.0829507848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4.383321289708">
                <text:p>584.3833212897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83.089931375983">
                <text:p>583.0899313759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81.69302726213">
                <text:p>581.6930272621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80.94250332763">
                <text:p>580.942503327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80.488470989701">
                <text:p>580.48847098970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80.360519726828">
                <text:p>580.3605197268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80.327000085521">
                <text:p>580.32700008552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0.328602558886">
                <text:p>580.32860255888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80.518115876507">
                <text:p>580.51811587650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80.876519187307">
                <text:p>580.8765191873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81.249455402672">
                <text:p>581.24945540267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81.521820509039">
                <text:p>581.52182050903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81.734697671963">
                <text:p>581.73469767196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1.895926942585">
                <text:p>581.89592694258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81.970612812907">
                <text:p>581.97061281290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82.127449135751">
                <text:p>582.1274491357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82.261417662882">
                <text:p>582.26141766288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82.10038767962">
                <text:p>582.1003876796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81.810263105451">
                <text:p>581.8102631054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81.826803403102">
                <text:p>581.82680340310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81.793908532664">
                <text:p>581.79390853266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81.398619404263">
                <text:p>581.39861940426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1.057295812385">
                <text:p>581.0572958123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80.948183975291">
                <text:p>580.9481839752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1.080987594914">
                <text:p>581.08098759491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81.235101370903">
                <text:p>581.2351013709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81.35604542828">
                <text:p>581.3560454282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81.547594879559">
                <text:p>581.5475948795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81.744408279821">
                <text:p>581.7444082798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81.995455118869">
                <text:p>581.9954551188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82.518500855814">
                <text:p>582.51850085581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82.989303514397">
                <text:p>582.9893035143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82.939771762283">
                <text:p>582.93977176228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82.605622382264">
                <text:p>582.60562238226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82.391762616984">
                <text:p>582.39176261698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82.326655638657">
                <text:p>582.32665563865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82.034250287121">
                <text:p>582.0342502871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81.758125366657">
                <text:p>581.7581253666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81.728341555053">
                <text:p>581.72834155505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81.705652164204">
                <text:p>581.7056521642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81.637111750001">
                <text:p>581.6371117500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81.445569767793">
                <text:p>581.4455697677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81.049546852077">
                <text:p>581.04954685207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80.583044664784">
                <text:p>580.58304466478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80.23109804266">
                <text:p>580.231098042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79.900815719166">
                <text:p>579.9008157191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79.564178144444">
                <text:p>579.56417814444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79.196570493877">
                <text:p>579.1965704938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78.614283908446">
                <text:p>578.61428390844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7.828519919536">
                <text:p>577.82851991953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7.152671269737">
                <text:p>577.15267126973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6.873275934576">
                <text:p>576.8732759345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6.830953296658">
                <text:p>576.8309532966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6.792870029116">
                <text:p>576.7928700291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6.771445945514">
                <text:p>576.77144594551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6.769670797256">
                <text:p>576.7696707972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6.796343480029">
                <text:p>576.7963434800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6.832309365865">
                <text:p>576.83230936586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6.843235973581">
                <text:p>576.843235973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6.830412928022">
                <text:p>576.83041292802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76.890407214513">
                <text:p>576.89040721451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77.044434947048">
                <text:p>577.04443494704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77.274515492316">
                <text:p>577.27451549231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77.500613374929">
                <text:p>577.5006133749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77.611417174609">
                <text:p>577.61141717460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77.78846027597">
                <text:p>577.788460275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77.858591846147">
                <text:p>577.85859184614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77.794213721419">
                <text:p>577.79421372141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77.983056414029">
                <text:p>577.9830564140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78.29826688079">
                <text:p>578.2982668807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78.210743803187">
                <text:p>578.21074380318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77.654447597872">
                <text:p>577.6544475978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77.072898336172">
                <text:p>577.07289833617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6.498766579984">
                <text:p>576.4987665799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75.619726697649">
                <text:p>575.61972669764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74.661631265373">
                <text:p>574.66163126537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74.099108803749">
                <text:p>574.09910880374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73.558963646333">
                <text:p>573.55896364633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72.829855053599">
                <text:p>572.82985505359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72.26759868743">
                <text:p>572.2675986874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71.691049365998">
                <text:p>571.69104936599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70.757369055773">
                <text:p>570.75736905577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69.75664657056">
                <text:p>569.7566465705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68.833544943783">
                <text:p>568.83354494378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67.933454365929">
                <text:p>567.93345436592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67.268906436055">
                <text:p>567.2689064360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66.8758255207">
                <text:p>566.875825520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66.533745603046">
                <text:p>566.53374560304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66.067700329254">
                <text:p>566.06770032925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65.554433134091">
                <text:p>565.55443313409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4.995750686694">
                <text:p>564.99575068669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64.368656233935">
                <text:p>564.36865623393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63.80630508411">
                <text:p>563.806305084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63.396863805989">
                <text:p>563.39686380598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63.060239258739">
                <text:p>563.06023925873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62.679198150444">
                <text:p>562.67919815044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62.278969032258">
                <text:p>562.2789690322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61.861078693639">
                <text:p>561.86107869363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61.376495310268">
                <text:p>561.37649531026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60.899393058147">
                <text:p>560.89939305814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60.655431286859">
                <text:p>560.65543128685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60.616291043483">
                <text:p>560.6162910434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60.57986724583">
                <text:p>560.5798672458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60.543714677757">
                <text:p>560.54371467775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60.522357220562">
                <text:p>560.52235722056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60.493824280354">
                <text:p>560.49382428035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60.503256153593">
                <text:p>560.5032561535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60.554338203539">
                <text:p>560.5543382035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0.566815116597">
                <text:p>560.56681511659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60.534187703669">
                <text:p>560.534187703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